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 svg:font-family="'Trebuchet MS', Verdana, sans-serif"/>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0pt" fo:font-weight="bold" style:font-size-asian="10pt" style:font-size-complex="10pt"/>
    </style:style>
    <style:style style:name="P2" style:family="paragraph" style:parent-style-name="Text_20_body">
      <style:paragraph-properties fo:margin-top="0in" fo:margin-bottom="0.1043in" fo:orphans="2" fo:widows="2"/>
    </style:style>
    <style:style style:name="P3" style:family="paragraph" style:parent-style-name="Text_20_body">
      <style:paragraph-properties fo:margin-top="0in" fo:margin-bottom="0.1043in" fo:orphans="2" fo:widows="2"/>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Text_20_body">
      <style:paragraph-properties fo:margin-top="0in" fo:margin-bottom="0.1043in" fo:orphans="2" fo:widows="2"/>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P5" style:family="paragraph" style:parent-style-name="Text_20_body">
      <style:paragraph-properties fo:margin-top="0in" fo:margin-bottom="0.1043in" fo:orphans="2" fo:widows="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6" style:family="paragraph" style:parent-style-name="Text_20_body">
      <style:paragraph-properties fo:margin-top="0in" fo:margin-bottom="0.1043in" fo:orphans="2" fo:widows="2"/>
      <style:text-properties fo:font-variant="normal" fo:text-transform="none" fo:color="#000000" style:font-name="Trebuchet MS" fo:font-size="10.5pt" fo:letter-spacing="normal" fo:font-style="normal" fo:font-weight="normal" style:font-size-asian="10pt" style:font-size-complex="10pt"/>
    </style:style>
    <style:style style:name="P7" style:family="paragraph" style:parent-style-name="Text_20_body">
      <style:paragraph-properties fo:margin-top="0in" fo:margin-bottom="0.1043in" fo:orphans="2" fo:widows="2"/>
      <style:text-properties fo:color="#000000" fo:font-size="12pt" fo:font-weight="bold" style:font-size-asian="12pt" style:font-weight-asian="bold" style:font-size-complex="12pt" style:font-weight-complex="bold"/>
    </style:style>
    <style:style style:name="P8" style:family="paragraph" style:parent-style-name="Text_20_body">
      <style:paragraph-properties fo:margin-top="0in" fo:margin-bottom="0.1043in" fo:orphans="2" fo:widows="2" fo:break-before="page"/>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Text_20_body">
      <style:paragraph-properties fo:margin-top="0in" fo:margin-bottom="0.1043in" fo:orphans="2" fo:widows="2" fo:break-before="pag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0" style:family="paragraph" style:parent-style-name="Text_20_body">
      <style:paragraph-properties fo:margin-left="0in" fo:margin-right="0in" fo:margin-top="0in" fo:margin-bottom="0.1043in" fo:orphans="2" fo:widows="2" fo:text-indent="0in" style:auto-text-indent="false" fo:padding-left="0in" fo:padding-right="0in" fo:padding-top="0.0193in" fo:padding-bottom="0.0193in" fo:border-left="none" fo:border-right="none" fo:border-top="0.0008in solid #000000" fo:border-bottom="0.0008in solid #000000"/>
      <style:text-properties fo:font-variant="normal" fo:text-transform="none" fo:color="#333333" style:font-name="Varela" fo:font-size="9pt" fo:letter-spacing="normal" fo:font-style="normal" fo:font-weight="normal" style:font-size-asian="10pt" style:font-weight-asian="bold" style:font-size-complex="10pt" style:font-weight-complex="bold"/>
    </style:style>
    <style:style style:name="P11" style:family="paragraph" style:parent-style-name="Text_20_body">
      <style:paragraph-properties fo:margin-left="0in" fo:margin-right="0in" fo:margin-top="0in" fo:margin-bottom="0.1043in" fo:orphans="2" fo:widows="2" fo:text-indent="0in" style:auto-text-indent="false" fo:padding-left="0in" fo:padding-right="0in" fo:padding-top="0.0193in" fo:padding-bottom="0.0193in" fo:border-left="none" fo:border-right="none" fo:border-top="0.0008in solid #000000" fo:border-bottom="0.0008in solid #000000"/>
      <style:text-properties fo:font-variant="normal" fo:text-transform="none" fo:color="#333333" style:font-name="Times New Roman" fo:font-size="10pt" fo:letter-spacing="normal" fo:font-style="normal" fo:font-weight="normal" style:font-size-asian="10pt" style:font-size-complex="10pt"/>
    </style:style>
    <style:style style:name="P12" style:family="paragraph" style:parent-style-name="Text_20_body">
      <style:paragraph-properties fo:margin-left="0in" fo:margin-right="0in" fo:margin-top="0in" fo:margin-bottom="0.1043in" fo:orphans="2" fo:widows="2" fo:text-indent="0in" style:auto-text-indent="false" fo:padding-left="0in" fo:padding-right="0in" fo:padding-top="0.0193in" fo:padding-bottom="0.0193in" fo:border-left="none" fo:border-right="none" fo:border-top="0.0008in solid #000000" fo:border-bottom="0.0008in solid #000000"/>
      <style:text-properties fo:font-variant="normal" fo:text-transform="none" fo:color="#333333" style:font-name="Times New Roman" fo:font-size="10pt" fo:letter-spacing="normal" fo:font-style="normal" fo:font-weight="normal" style:font-size-asian="10pt" style:font-weight-asian="bold" style:font-size-complex="10pt" style:font-weight-complex="bold"/>
    </style:style>
    <style:style style:name="P13" style:family="paragraph" style:parent-style-name="Text_20_body">
      <style:paragraph-properties fo:margin-left="0in" fo:margin-right="0in" fo:margin-top="0in" fo:margin-bottom="0.1043in" fo:orphans="2" fo:widows="2" fo:text-indent="0in" style:auto-text-indent="false" fo:padding-left="0in" fo:padding-right="0in" fo:padding-top="0.0193in" fo:padding-bottom="0.0193in" fo:border-left="none" fo:border-right="none" fo:border-top="0.0008in solid #000000" fo:border-bottom="0.0008in solid #000000"/>
      <style:text-properties fo:font-variant="normal" fo:text-transform="none" fo:color="#000000" style:font-name="Times New Roman" fo:font-size="10pt" fo:letter-spacing="normal" fo:font-style="normal" fo:font-weight="normal" style:font-size-asian="10pt" style:font-size-complex="10pt"/>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5" style:family="paragraph" style:parent-style-name="Standard">
      <style:text-properties fo:font-size="15pt" fo:font-weight="bold" style:font-size-asian="15pt" style:font-weight-asian="bold" style:font-size-complex="15pt" style:font-weight-complex="bold"/>
    </style:style>
    <style:style style:name="P16" style:family="paragraph" style:parent-style-name="Standard">
      <style:text-properties fo:color="#000000" fo:font-size="12pt" fo:font-weight="bold" style:font-size-asian="12pt" style:font-weight-asian="bold" style:font-size-complex="12pt" style:font-weight-complex="bold"/>
    </style:style>
    <style:style style:name="P17" style:family="paragraph" style:parent-style-name="Standard">
      <style:text-properties fo:color="#000000" fo:font-size="12pt" fo:font-weight="normal" style:font-size-asian="12pt" style:font-weight-asian="normal" style:font-size-complex="12pt" style:font-weight-complex="normal"/>
    </style:style>
    <style:style style:name="P18"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19" style:family="paragraph" style:parent-style-name="Text_20_body" style:list-style-name="L1">
      <style:paragraph-properties fo:margin-top="0in" fo:margin-bottom="0.1043in" fo:orphans="2" fo:widows="2"/>
    </style:style>
    <style:style style:name="P20" style:family="paragraph" style:parent-style-name="Text_20_body" style:list-style-name="L2">
      <style:paragraph-properties fo:margin-top="0in" fo:margin-bottom="0.1043in" fo:orphans="2" fo:widows="2"/>
    </style:style>
    <style:style style:name="P21" style:family="paragraph" style:parent-style-name="Text_20_body" style:list-style-name="L3">
      <style:paragraph-properties fo:margin-top="0in" fo:margin-bottom="0.1043in" fo:orphans="2" fo:widows="2"/>
    </style:style>
    <style:style style:name="P22" style:family="paragraph" style:parent-style-name="Text_20_body" style:list-style-name="L4">
      <style:paragraph-properties fo:margin-top="0in" fo:margin-bottom="0.1043in" fo:orphans="2" fo:widows="2"/>
    </style:style>
    <style:style style:name="P23" style:family="paragraph" style:parent-style-name="Text_20_body" style:list-style-name="L6">
      <style:paragraph-properties fo:margin-top="0in" fo:margin-bottom="0.1043in" fo:orphans="2" fo:widows="2"/>
    </style:style>
    <style:style style:name="P24" style:family="paragraph" style:parent-style-name="Text_20_body" style:list-style-name="L7">
      <style:paragraph-properties fo:margin-top="0in" fo:margin-bottom="0.1043in" fo:orphans="2" fo:widows="2"/>
    </style:style>
    <style:style style:name="P25" style:family="paragraph" style:parent-style-name="Text_20_body" style:list-style-name="L8">
      <style:paragraph-properties fo:margin-top="0in" fo:margin-bottom="0.1043in" fo:orphans="2" fo:widows="2"/>
    </style:style>
    <style:style style:name="P26" style:family="paragraph" style:parent-style-name="Text_20_body" style:list-style-name="L9">
      <style:paragraph-properties fo:margin-top="0in" fo:margin-bottom="0.1043in" fo:orphans="2" fo:widows="2"/>
    </style:style>
    <style:style style:name="P27" style:family="paragraph" style:parent-style-name="Text_20_body" style:list-style-name="L10">
      <style:paragraph-properties fo:margin-top="0in" fo:margin-bottom="0.1043in" fo:orphans="2" fo:widows="2"/>
    </style:style>
    <style:style style:name="P28" style:family="paragraph" style:parent-style-name="Text_20_body" style:list-style-name="L11">
      <style:paragraph-properties fo:margin-top="0in" fo:margin-bottom="0.1043in" fo:orphans="2" fo:widows="2"/>
    </style:style>
    <style:style style:name="P29" style:family="paragraph" style:parent-style-name="Text_20_body" style:list-style-name="L12">
      <style:paragraph-properties fo:margin-top="0in" fo:margin-bottom="0.1043in" fo:orphans="2" fo:widows="2"/>
    </style:style>
    <style:style style:name="P30" style:family="paragraph" style:parent-style-name="Text_20_body" style:list-style-name="L13">
      <style:paragraph-properties fo:margin-top="0in" fo:margin-bottom="0.1043in" fo:orphans="2" fo:widows="2"/>
    </style:style>
    <style:style style:name="P31" style:family="paragraph" style:parent-style-name="Text_20_body" style:list-style-name="L14">
      <style:paragraph-properties fo:margin-top="0in" fo:margin-bottom="0.1043in" fo:orphans="2" fo:widows="2"/>
    </style:style>
    <style:style style:name="P32" style:family="paragraph" style:parent-style-name="Text_20_body" style:list-style-name="L15">
      <style:paragraph-properties fo:margin-top="0in" fo:margin-bottom="0.1043in" fo:orphans="2" fo:widows="2"/>
    </style:style>
    <style:style style:name="P33" style:family="paragraph" style:parent-style-name="Text_20_body" style:list-style-name="L17">
      <style:paragraph-properties fo:margin-top="0in" fo:margin-bottom="0.1043in" fo:orphans="2" fo:widows="2"/>
    </style:style>
    <style:style style:name="P34" style:family="paragraph" style:parent-style-name="Text_20_body" style:list-style-name="L18">
      <style:paragraph-properties fo:margin-top="0in" fo:margin-bottom="0.1043in" fo:orphans="2" fo:widows="2"/>
    </style:style>
    <style:style style:name="P35" style:family="paragraph" style:parent-style-name="Text_20_body" style:list-style-name="L19">
      <style:paragraph-properties fo:margin-top="0in" fo:margin-bottom="0.1043in" fo:orphans="2" fo:widows="2"/>
    </style:style>
    <style:style style:name="P36" style:family="paragraph" style:parent-style-name="Text_20_body" style:list-style-name="L20">
      <style:paragraph-properties fo:margin-top="0in" fo:margin-bottom="0.1043in" fo:orphans="2" fo:widows="2"/>
    </style:style>
    <style:style style:name="P37" style:family="paragraph" style:parent-style-name="Text_20_body" style:list-style-name="L21">
      <style:paragraph-properties fo:margin-top="0in" fo:margin-bottom="0.1043in" fo:orphans="2" fo:widows="2"/>
    </style:style>
    <style:style style:name="P38" style:family="paragraph" style:parent-style-name="Text_20_body" style:list-style-name="L22">
      <style:paragraph-properties fo:margin-top="0in" fo:margin-bottom="0.1043in" fo:orphans="2" fo:widows="2"/>
    </style:style>
    <style:style style:name="P39" style:family="paragraph" style:parent-style-name="Text_20_body" style:list-style-name="L1">
      <style:paragraph-properties fo:margin-top="0in" fo:margin-bottom="0.1043in" fo:orphans="2" fo:widows="2"/>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P40" style:family="paragraph" style:parent-style-name="Text_20_body" style:list-style-name="L2">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1" style:family="paragraph" style:parent-style-name="Text_20_body" style:list-style-name="L5">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2" style:family="paragraph" style:parent-style-name="Text_20_body" style:list-style-name="L8">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3" style:family="paragraph" style:parent-style-name="Text_20_body" style:list-style-name="L10">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4" style:family="paragraph" style:parent-style-name="Text_20_body" style:list-style-name="L11">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5" style:family="paragraph" style:parent-style-name="Text_20_body" style:list-style-name="L13">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6" style:family="paragraph" style:parent-style-name="Text_20_body" style:list-style-name="L14">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7" style:family="paragraph" style:parent-style-name="Text_20_body" style:list-style-name="L15">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8" style:family="paragraph" style:parent-style-name="Text_20_body" style:list-style-name="L16">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49" style:family="paragraph" style:parent-style-name="Text_20_body" style:list-style-name="L18">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50" style:family="paragraph" style:parent-style-name="Text_20_body" style:list-style-name="L19">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51" style:family="paragraph" style:parent-style-name="Text_20_body" style:list-style-name="L21">
      <style:paragraph-properties fo:margin-top="0in" fo:margin-bottom="0.1043in" fo:orphans="2" fo:widows="2"/>
      <style:text-properties fo:font-variant="normal" fo:text-transform="none" fo:color="#333333" style:font-name="Times New Roman" fo:font-size="10pt" fo:letter-spacing="normal" fo:font-style="normal" fo:font-weight="normal" style:font-size-asian="10pt" style:font-size-complex="10pt"/>
    </style:style>
    <style:style style:name="P52" style:family="paragraph" style:parent-style-name="Text_20_body" style:list-style-name="L19">
      <style:paragraph-properties fo:margin-top="0in" fo:margin-bottom="0.1043in" fo:orphans="2" fo:widows="2"/>
      <style:text-properties fo:font-variant="normal" fo:text-transform="none" fo:color="#333333" style:font-name="Times New Roman" fo:font-size="10pt" fo:letter-spacing="normal" fo:font-style="normal" fo:font-weight="bold" style:font-size-asian="10pt" style:font-weight-asian="bold" style:font-size-complex="10pt" style:font-weight-complex="bold"/>
    </style:style>
    <style:style style:name="P53" style:family="paragraph" style:parent-style-name="Text_20_body" style:list-style-name="L22">
      <style:paragraph-properties fo:margin-top="0in" fo:margin-bottom="0.1043in" fo:orphans="2" fo:widows="2"/>
      <style:text-properties fo:font-variant="normal" fo:text-transform="none" fo:color="#333333" style:font-name="Times New Roman" fo:font-size="10pt" fo:letter-spacing="normal" fo:font-style="normal" fo:font-weight="bold" style:font-size-asian="10pt" style:font-weight-asian="bold" style:font-size-complex="10pt" style:font-weight-complex="bold"/>
    </style:style>
    <style:style style:name="P54" style:family="paragraph" style:parent-style-name="Text_20_body" style:list-style-name="L22">
      <style:paragraph-properties fo:margin-top="0in" fo:margin-bottom="0.1043in" fo:orphans="2" fo:widows="2"/>
      <style:text-properties fo:font-variant="normal" fo:text-transform="none" fo:color="#333333" style:font-name="Times New Roman" fo:font-size="10pt" fo:letter-spacing="normal" fo:font-style="normal" fo:font-weight="bold" style:font-size-asian="10pt" style:font-size-complex="10pt"/>
    </style:style>
    <style:style style:name="P55" style:family="paragraph" style:parent-style-name="Text_20_body" style:list-style-name="L20">
      <style:paragraph-properties fo:margin-top="0in" fo:margin-bottom="0.1043in" fo:orphans="2" fo:widows="2"/>
      <style:text-properties fo:font-weight="bold" style:font-weight-asian="bold" style:font-weight-complex="bold"/>
    </style:style>
    <style:style style:name="P56" style:family="paragraph" style:parent-style-name="Text_20_body" style:list-style-name="L22">
      <style:paragraph-properties fo:margin-top="0in" fo:margin-bottom="0.1043in" fo:orphans="2" fo:widows="2"/>
      <style:text-properties fo:font-weight="bold" style:font-weight-asian="bold" style:font-weight-complex="bold"/>
    </style:style>
    <style:style style:name="P57" style:family="paragraph" style:parent-style-name="Text_20_body" style:list-style-name="L7">
      <style:paragraph-properties fo:margin-left="0in" fo:margin-right="0in" fo:margin-top="0in" fo:margin-bottom="0.1043in" fo:orphans="2" fo:widows="2" fo:text-indent="0in" style:auto-text-indent="false" fo:padding-left="0in" fo:padding-right="0in" fo:padding-top="0.0193in" fo:padding-bottom="0.0193in" fo:border-left="none" fo:border-right="none" fo:border-top="0.0008in solid #000000" fo:border-bottom="0.0008in solid #000000"/>
      <style:text-properties fo:font-variant="normal" fo:text-transform="none" fo:color="#333333" style:font-name="Varela" fo:font-size="9pt" fo:letter-spacing="normal" fo:font-style="normal" fo:font-weight="normal" style:font-size-asian="10pt" style:font-weight-asian="bold" style:font-size-complex="10pt" style:font-weight-complex="bold"/>
    </style:style>
    <style:style style:name="P58" style:family="paragraph" style:parent-style-name="Text_20_body" style:list-style-name="L8">
      <style:paragraph-properties fo:margin-left="0in" fo:margin-right="0in" fo:margin-top="0in" fo:margin-bottom="0.1043in" fo:orphans="2" fo:widows="2" fo:text-indent="0in" style:auto-text-indent="false" fo:padding-left="0in" fo:padding-right="0in" fo:padding-top="0.0193in" fo:padding-bottom="0.0193in" fo:border-left="none" fo:border-right="none" fo:border-top="0.0008in solid #000000" fo:border-bottom="0.0008in solid #000000"/>
      <style:text-properties fo:font-variant="normal" fo:text-transform="none" fo:color="#333333" style:font-name="Varela" fo:font-size="9pt" fo:letter-spacing="normal" fo:font-style="normal" fo:font-weight="normal" style:font-size-asian="10pt" style:font-weight-asian="bold" style:font-size-complex="10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fo:color="#333333" style:font-name="Times New Roman" fo:font-size="10pt" fo:letter-spacing="normal" fo:font-style="normal" fo:font-weight="bold" style:font-size-asian="10pt" style:font-size-complex="10pt"/>
    </style:style>
    <style:style style:name="T7" style:family="text">
      <style:text-properties fo:font-variant="normal" fo:text-transform="none" fo:color="#333333" style:font-name="Times New Roman"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fo:color="#333333" style:font-name="Times New Roman" fo:font-size="10pt" fo:letter-spacing="normal" fo:font-style="normal" fo:font-weight="normal" style:font-size-asian="10pt" style:font-size-complex="10pt"/>
    </style:style>
    <style:style style:name="T9" style:family="text">
      <style:text-properties fo:font-variant="normal" fo:text-transform="none" fo:color="#333333" style:font-name="Times New Roman" fo:font-size="10pt" fo:letter-spacing="normal" fo:font-style="normal" fo:font-weight="normal" style:font-size-asian="10pt" style:font-weight-asian="normal" style:font-size-complex="10pt" style:font-weight-complex="normal"/>
    </style:style>
    <style:style style:name="T10" style:family="text">
      <style:text-properties fo:font-variant="normal" fo:text-transform="none" fo:color="#333333" style:font-name="Times New Roman" fo:font-size="10pt" fo:letter-spacing="normal" fo:font-style="normal" style:font-size-asian="10pt" style:font-size-complex="10pt"/>
    </style:style>
    <style:style style:name="T11" style:family="text">
      <style:text-properties fo:font-variant="normal" fo:text-transform="none" fo:color="#003965"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2" style:family="text">
      <style:text-properties fo:font-variant="normal" fo:text-transform="none" fo:color="#003965" style:font-name="Times New Roman" fo:font-size="10pt" fo:letter-spacing="normal" fo:font-style="italic" style:text-underline-style="solid" style:text-underline-width="auto" style:text-underline-color="font-color" fo:font-weight="normal" fo:background-color="transparent" style:font-size-asian="10pt" style:font-size-complex="10pt"/>
    </style:style>
    <style:style style:name="T13" style:family="text">
      <style:text-properties fo:font-variant="normal" fo:text-transform="none" style:font-name="Times New Roman" fo:font-size="10pt" fo:letter-spacing="normal" fo:font-style="normal" fo:font-weight="normal" fo:background-color="transparent" style:font-size-asian="10pt" style:font-size-complex="10pt"/>
    </style:style>
    <style:style style:name="T14" style:family="text">
      <style:text-properties fo:font-variant="normal" fo:text-transform="none" fo:color="#000000" style:font-name="Times New Roman" fo:font-size="10pt" fo:letter-spacing="normal" fo:font-style="normal" fo:font-weight="bold" style:font-size-asian="10pt" style:font-size-complex="10pt"/>
    </style:style>
    <style:style style:name="T15"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16" style:family="text">
      <style:text-properties fo:font-variant="normal" fo:text-transform="none" fo:color="#000000" style:font-name="Times New Roman" fo:font-size="10pt" fo:letter-spacing="normal" fo:font-style="normal" fo:font-weight="normal" style:font-size-asian="10pt" style:font-size-complex="10pt"/>
    </style:style>
    <style:style style:name="T17"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8" style:family="text">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T19" style:family="text">
      <style:text-properties fo:font-variant="normal" fo:text-transform="none" fo:color="#000000" style:font-name="Times New Roman" fo:font-size="10pt" fo:letter-spacing="normal" fo:font-style="normal" style:text-underline-style="none" fo:font-weight="normal" fo:background-color="transparent" style:font-size-asian="10pt" style:font-size-complex="10pt"/>
    </style:style>
    <style:style style:name="T20" style:family="text">
      <style:text-properties fo:font-variant="normal" fo:text-transform="none" fo:color="#000000" style:font-name="Times New Roman" fo:font-size="10pt" fo:letter-spacing="normal" fo:font-style="normal" style:text-underline-style="none" fo:font-weight="bold" style:font-size-asian="10pt" style:font-size-complex="10pt"/>
    </style:style>
    <style:style style:name="T21" style:family="text">
      <style:text-properties fo:font-variant="normal" fo:text-transform="none" fo:color="#000000" style:font-name="Times New Roman" fo:font-size="10pt" fo:letter-spacing="normal" fo:font-style="normal" style:text-underline-style="none" fo:font-weight="bold" fo:background-color="transparent" style:font-size-asian="10pt" style:font-size-complex="10pt"/>
    </style:style>
    <style:style style:name="T22"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transparent" style:font-size-asian="10pt" style:font-size-complex="10pt"/>
    </style:style>
    <style:style style:name="T23" style:family="text">
      <style:text-properties fo:font-variant="normal" fo:text-transform="none" fo:color="#000000" style:font-name="Times New Roman" fo:letter-spacing="normal" fo:font-style="normal" style:font-weight-asian="bold" style:font-weight-complex="bold"/>
    </style:style>
    <style:style style:name="T24" style:family="text">
      <style:text-properties fo:font-variant="normal" fo:text-transform="none" fo:color="#000000" style:font-name="Times New Roman" fo:letter-spacing="normal" fo:font-style="normal" fo:font-weight="normal" style:font-weight-asian="bold" style:font-weight-complex="bold"/>
    </style:style>
    <style:style style:name="T25" style:family="text">
      <style:text-properties fo:font-variant="normal" fo:text-transform="none" fo:color="#000000" style:font-name="Times New Roman" fo:letter-spacing="normal" fo:font-style="normal" style:text-underline-style="solid" style:text-underline-width="auto" style:text-underline-color="font-color" fo:font-weight="normal" fo:background-color="transparent" style:font-weight-asian="bold" style:font-weight-complex="bold"/>
    </style:style>
    <style:style style:name="T26" style:family="text">
      <style:text-properties fo:font-variant="normal" fo:text-transform="none" style:font-name="Trebuchet MS" fo:font-size="10.5pt" fo:letter-spacing="normal" fo:font-style="normal" fo:font-weight="normal"/>
    </style:style>
    <style:style style:name="T27" style:family="text">
      <style:text-properties fo:font-style="italic"/>
    </style:style>
    <style:style style:name="T28" style:family="text">
      <style:text-properties style:font-weight-asian="bold" style:font-weight-complex="bold"/>
    </style:style>
    <style:style style:name="T29" style:family="text">
      <style:text-properties fo:color="#003965" style:text-underline-style="solid" style:text-underline-width="auto" style:text-underline-color="font-color" fo:font-weight="normal" fo:background-color="transparent" style:font-weight-asian="bold" style:font-weight-complex="bold"/>
    </style:style>
    <style:style style:name="T30" style:family="text">
      <style:text-properties fo:color="#003965" style:text-underline-style="solid" style:text-underline-width="auto" style:text-underline-color="font-color"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aces: (note, lots of work left here)</text:p>
      <text:p text:style-name="Standard"/>
      <text:p text:style-name="Standard">Characters start with a pool of 20 Character Points, which may be spent on any racial traits or regional traits your character is eligible for. <text:s/>How you spend this pool represents both who your character was born as, and how society shaped them until this point. <text:line-break/></text:p>
      <text:p text:style-name="Standard">Traits cost 3 Character points unless otherwise noted on the trait. <text:s text:c="2"/>While there are very few written restrictions in traits, they should be selected to represent a character and anything contradictory can be denied per GM discretion. <text:s/><text:line-break/></text:p>
      <text:p text:style-name="Standard"><text:span text:style-name="T2">Ability Score Modifiers</text:span>. <text:s/>Each race has the option to select alternate ability score modifiers. However, doing so indicates you are just a little bit less like your ancestors than your contemporaries. <text:s/>For this reason, choosing to select your own ability score modifiers has a 4 character point cost. <text:s/></text:p>
      <text:p text:style-name="Standard">When you select this option, you may select any ability score modifiers, positive or negative, and replace the abilities they apply to. <text:s/>The bonuses must still apply to a unique ability. </text:p>
      <text:p text:style-name="Standard"/>
      <text:p text:style-name="Standard"/>
      <text:p text:style-name="P16">Dwarf: </text:p>
      <text:p text:style-name="P10">FREE CHARACTER TRAITS</text:p>
      <text:p text:style-name="P1"><text:span text:style-name="T23">Default Ability Score Modifiers</text:span><text:span text:style-name="T24">: Dwarves are both tough and wise, but also a bit gruff. They gain +2 </text:span><text:a xlink:type="simple" xlink:href="https://www.d20pfsrd.com/basics-ability-scores/ability-scores#TOC-Constitution-Con-" text:style-name="Internet_20_link" text:visited-style-name="Visited_20_Internet_20_Link"><text:span text:style-name="T25">Constitution</text:span></text:a><text:span text:style-name="T24">, +2 </text:span><text:a xlink:type="simple" xlink:href="https://www.d20pfsrd.com/basics-ability-scores/ability-scores#TOC-Wisdom-Wis-" text:style-name="Internet_20_link" text:visited-style-name="Visited_20_Internet_20_Link"><text:span text:style-name="T25">Wisdom</text:span></text:a><text:span text:style-name="T24">, and –2 </text:span><text:a xlink:type="simple" xlink:href="https://www.d20pfsrd.com/basics-ability-scores/ability-scores#TOC-Charisma-Cha-" text:style-name="Internet_20_link" text:visited-style-name="Visited_20_Internet_20_Link"><text:span text:style-name="T25">Charisma</text:span></text:a></text:p>
      <text:p text:style-name="P2"><text:span text:style-name="T14">Type</text:span><text:span text:style-name="T16">: Dwarves are </text:span><text:a xlink:type="simple" xlink:href="https://www.d20pfsrd.com/bestiary/rules-for-monsters/creature-types#TOC-Humanoid" text:style-name="Internet_20_link" text:visited-style-name="Visited_20_Internet_20_Link"><text:span text:style-name="T17">humanoids</text:span></text:a><text:span text:style-name="T16"> with the </text:span><text:a xlink:type="simple" xlink:href="https://www.d20pfsrd.com/bestiary/rules-for-monsters/creature-types#TOC-Dwarf" text:style-name="Internet_20_link" text:visited-style-name="Visited_20_Internet_20_Link"><text:span text:style-name="T17">dwarf</text:span></text:a><text:span text:style-name="T16"> subtype.</text:span></text:p>
      <text:p text:style-name="P3"><text:span text:style-name="T1">Base Speed</text:span>: (<text:span text:style-name="T27">Slow and Steady</text:span>) Dwarves have a base speed of 20 feet, but their speed is never modified by armor or encumbrance.</text:p>
      <text:p text:style-name="P2"><text:span text:style-name="T14">Languages</text:span><text:span text:style-name="T16">: Dwarves begin play speaking Common and Dwarven. Dwarves with high </text:span><text:a xlink:type="simple" xlink:href="https://www.d20pfsrd.com/basics-ability-scores/ability-scores#TOC-Intelligence-Int-" text:style-name="Internet_20_link" text:visited-style-name="Visited_20_Internet_20_Link"><text:span text:style-name="T17">Intelligence</text:span></text:a><text:span text:style-name="T16"> scores can choose from the following: Giant, Gnome, Goblin, Orc, Terran, and Undercommon. See the </text:span><text:a xlink:type="simple" xlink:href="https://www.d20pfsrd.com/skills/linguistics" text:style-name="Internet_20_link" text:visited-style-name="Visited_20_Internet_20_Link"><text:span text:style-name="T17">Linguistics skill page</text:span></text:a><text:span text:style-name="T16"> for more information about these languages.</text:span></text:p>
      <text:p text:style-name="P11">OPTIONAL CHARACTER TRAITS</text:p>
      <text:list xml:id="list3202311694426205729" text:style-name="L1">
        <text:list-item>
          <text:p text:style-name="P19"><text:span text:style-name="T14">Defensive Training</text:span><text:span text:style-name="T16">: Dwarves gain a +4 </text:span><text:a xlink:type="simple" xlink:href="https://www.d20pfsrd.com/basics-ability-scores/glossary#TOC-Dodge-Bonus" text:style-name="Internet_20_link" text:visited-style-name="Visited_20_Internet_20_Link"><text:span text:style-name="T17">dodge bonus</text:span></text:a><text:span text:style-name="T16"> to AC against monsters of the </text:span><text:a xlink:type="simple" xlink:href="https://www.d20pfsrd.com/bestiary/rules-for-monsters/creature-types#TOC-Giant" text:style-name="Internet_20_link" text:visited-style-name="Visited_20_Internet_20_Link"><text:span text:style-name="T17">giant</text:span></text:a><text:span text:style-name="T16"> subtype.</text:span></text:p>
        </text:list-item>
        <text:list-item>
          <text:p text:style-name="P19"><text:span text:style-name="T14">Hardy</text:span><text:span text:style-name="T16">: Dwarves gain a +2 </text:span><text:a xlink:type="simple" xlink:href="https://www.d20pfsrd.com/basics-ability-scores/glossary#TOC-Racial-Bonus" text:style-name="Internet_20_link" text:visited-style-name="Visited_20_Internet_20_Link"><text:span text:style-name="T17">racial bonus</text:span></text:a><text:span text:style-name="T16"> on saving throws against </text:span><text:a xlink:type="simple" xlink:href="https://www.d20pfsrd.com/gamemastering/afflictions/poison" text:style-name="Internet_20_link" text:visited-style-name="Visited_20_Internet_20_Link"><text:span text:style-name="T17">poison</text:span></text:a><text:span text:style-name="T16">, spells, and </text:span><text:a xlink:type="simple" xlink:href="https://www.d20pfsrd.com/magic#TOC-Spell-Like-Abilities-Sp-" text:style-name="Internet_20_link" text:visited-style-name="Visited_20_Internet_20_Link"><text:span text:style-name="T17">spell-like abilities</text:span></text:a><text:span text:style-name="T16">.</text:span></text:p>
        </text:list-item>
        <text:list-item>
          <text:p text:style-name="P19"><text:span text:style-name="T14">Stability</text:span><text:span text:style-name="T16">: Dwarves gain a +4 </text:span><text:a xlink:type="simple" xlink:href="https://www.d20pfsrd.com/basics-ability-scores/glossary#TOC-Racial-Bonus" text:style-name="Internet_20_link" text:visited-style-name="Visited_20_Internet_20_Link"><text:span text:style-name="T17">racial bonus</text:span></text:a><text:span text:style-name="T16"> to their </text:span><text:a xlink:type="simple" xlink:href="https://www.d20pfsrd.com/gamemastering/combat#TOC-Combat-Maneuver-Defense" text:style-name="Internet_20_link" text:visited-style-name="Visited_20_Internet_20_Link"><text:span text:style-name="T17">Combat Maneuver Defense</text:span></text:a><text:span text:style-name="T16"> when resisting a </text:span><text:a xlink:type="simple" xlink:href="https://www.d20pfsrd.com/gamemastering/combat#TOC-Bull-Rush" text:style-name="Internet_20_link" text:visited-style-name="Visited_20_Internet_20_Link"><text:span text:style-name="T17">bull rush</text:span></text:a><text:span text:style-name="T16"> or </text:span><text:a xlink:type="simple" xlink:href="https://www.d20pfsrd.com/gamemastering/combat#TOC-Trip" text:style-name="Internet_20_link" text:visited-style-name="Visited_20_Internet_20_Link"><text:span text:style-name="T17">trip</text:span></text:a><text:span text:style-name="T16"> attempt while standing on the ground.</text:span></text:p>
        </text:list-item>
        <text:list-item>
          <text:p text:style-name="P19"><text:span text:style-name="T14">Greed</text:span><text:span text:style-name="T16">: Dwarves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appraise" text:style-name="Internet_20_link" text:visited-style-name="Visited_20_Internet_20_Link"><text:span text:style-name="T17">Appraise</text:span></text:a><text:span text:style-name="T16"> checks made to determine the price of non-magical goods that contain precious metals or gemstones.</text:span></text:p>
        </text:list-item>
        <text:list-item>
          <text:p text:style-name="P19"><text:span text:style-name="T14">Stonecunning</text:span><text:span text:style-name="T16">: Dwarves gain a +2 bonus on </text:span><text:a xlink:type="simple" xlink:href="https://www.d20pfsrd.com/skills/perception" text:style-name="Internet_20_link" text:visited-style-name="Visited_20_Internet_20_Link"><text:span text:style-name="T17">Perception</text:span></text:a><text:span text:style-name="T16"> checks to notice unusual stonework, such as traps and hidden doors located in stone walls or floors. They receive a check to notice such features whenever they pass within 10 feet of them, whether or not they are actively looking.</text:span></text:p>
        </text:list-item>
        <text:list-item>
          <text:p text:style-name="P19"><text:span text:style-name="T14">Weapon Familiarity</text:span><text:span text:style-name="T16">: Dwarves are proficient with battleaxes, heavy picks, and warhammers, and treat any weapon with the word “dwarven” in its name as a martial weapon.</text:span></text:p>
        </text:list-item>
        <text:list-item>
          <text:p text:style-name="P19"><text:span text:style-name="T14">Barrow Scholar</text:span><text:span text:style-name="T16">: Dwarves with this racial trait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knowledge" text:style-name="Internet_20_link" text:visited-style-name="Visited_20_Internet_20_Link"><text:span text:style-name="T17">Knowledge</text:span></text:a><text:span text:style-name="T16"> (religion) checks to identify </text:span><text:a xlink:type="simple" xlink:href="https://www.d20pfsrd.com/bestiary/rules-for-monsters/creature-types#TOC-Undead" text:style-name="Internet_20_link" text:visited-style-name="Visited_20_Internet_20_Link"><text:span text:style-name="T17">undead</text:span></text:a><text:span text:style-name="T16"> and can attempt them untrained.</text:span></text:p>
        </text:list-item>
        <text:list-item>
          <text:p text:style-name="P19"><text:span text:style-name="T14">Barrow Warden(4 CP)</text:span><text:span text:style-name="T16">: Dwarves with this racial trait gain a +1 bonus on </text:span><text:a xlink:type="simple" xlink:href="https://www.d20pfsrd.com/gamemastering/combat#TOC-Attack-Roll" text:style-name="Internet_20_link" text:visited-style-name="Visited_20_Internet_20_Link"><text:span text:style-name="T17">attack rolls</text:span></text:a><text:span text:style-name="T16"> and a +1 </text:span><text:a xlink:type="simple" xlink:href="https://www.d20pfsrd.com/basics-ability-scores/glossary#TOC-Dodge-Bonus" text:style-name="Internet_20_link" text:visited-style-name="Visited_20_Internet_20_Link"><text:span text:style-name="T17">dodge bonus</text:span></text:a><text:span text:style-name="T16"> to their AC against </text:span><text:a xlink:type="simple" xlink:href="https://www.d20pfsrd.com/bestiary/rules-for-monsters/creature-types#TOC-Undead" text:style-name="Internet_20_link" text:visited-style-name="Visited_20_Internet_20_Link"><text:span text:style-name="T17">undead</text:span></text:a><text:span text:style-name="T16">. </text:span></text:p>
        </text:list-item>
        <text:list-item>
          <text:p text:style-name="P19"><text:soft-page-break/><text:span text:style-name="T14">Craftsman</text:span><text:span text:style-name="T16">: Dwarves are known for their superior craftsmanship when it comes to metallurgy and stonework. Dwarves with this racial trait receive a +2 </text:span><text:a xlink:type="simple" xlink:href="https://www.d20pfsrd.com/basics-ability-scores/glossary#TOC-Racial-Bonus" text:style-name="Internet_20_link" text:visited-style-name="Visited_20_Internet_20_Link"><text:span text:style-name="T17">racial bonus</text:span></text:a><text:span text:style-name="T16"> on all </text:span><text:a xlink:type="simple" xlink:href="https://www.d20pfsrd.com/skills/craft" text:style-name="Internet_20_link" text:visited-style-name="Visited_20_Internet_20_Link"><text:span text:style-name="T17">Craft</text:span></text:a><text:span text:style-name="T16"> or </text:span><text:a xlink:type="simple" xlink:href="https://www.d20pfsrd.com/skills/profession" text:style-name="Internet_20_link" text:visited-style-name="Visited_20_Internet_20_Link"><text:span text:style-name="T17">Profession</text:span></text:a><text:span text:style-name="T16"> checks related to metal or stone. </text:span></text:p>
        </text:list-item>
        <text:list-item>
          <text:p text:style-name="P19"><text:span text:style-name="T14">Death’s End</text:span><text:span text:style-name="T16">: Dwarves with this racial trait gain a +2 bonus to AC against </text:span><text:a xlink:type="simple" xlink:href="https://www.d20pfsrd.com/bestiary/rules-for-monsters/creature-types#TOC-Undead" text:style-name="Internet_20_link" text:visited-style-name="Visited_20_Internet_20_Link"><text:span text:style-name="T17">undead</text:span></text:a><text:span text:style-name="T16"> and a +2 bonus on saving throws against spells and </text:span><text:a xlink:type="simple" xlink:href="https://www.d20pfsrd.com/magic#TOC-Spell-Like-Abilities-Sp-" text:style-name="Internet_20_link" text:visited-style-name="Visited_20_Internet_20_Link"><text:span text:style-name="T17">spell-like abilities</text:span></text:a><text:span text:style-name="T16"> cast by </text:span><text:a xlink:type="simple" xlink:href="https://www.d20pfsrd.com/bestiary/rules-for-monsters/creature-types#TOC-Undead" text:style-name="Internet_20_link" text:visited-style-name="Visited_20_Internet_20_Link"><text:span text:style-name="T17">undead</text:span></text:a><text:span text:style-name="T16">.</text:span></text:p>
        </text:list-item>
        <text:list-item>
          <text:p text:style-name="P19"><text:span text:style-name="T14">Deep Tradition</text:span><text:span text:style-name="T16">: A dwarf with this racial trait gains a +1 bonus on melee </text:span><text:a xlink:type="simple" xlink:href="https://www.d20pfsrd.com/gamemastering/combat#TOC-Attack-Roll" text:style-name="Internet_20_link" text:visited-style-name="Visited_20_Internet_20_Link"><text:span text:style-name="T17">attack rolls</text:span></text:a><text:span text:style-name="T16"> and a +1 bonus to AC against </text:span><text:a xlink:type="simple" xlink:href="https://www.d20pfsrd.com/gamemastering/combat#TOC-Attacks-of-Opportunity" text:style-name="Internet_20_link" text:visited-style-name="Visited_20_Internet_20_Link"><text:span text:style-name="T17">attacks of opportunity</text:span></text:a><text:span text:style-name="T16"> made by </text:span><text:a xlink:type="simple" xlink:href="https://www.d20pfsrd.com/races/other-races/featured-races/arg-drow" text:style-name="Internet_20_link" text:visited-style-name="Visited_20_Internet_20_Link"><text:span text:style-name="T17">drow</text:span></text:a><text:span text:style-name="T16">, </text:span><text:a xlink:type="simple" xlink:href="https://www.d20pfsrd.com/races/other-races/uncommon-races/arg-duergar" text:style-name="Internet_20_link" text:visited-style-name="Visited_20_Internet_20_Link"><text:span text:style-name="T17">duergar</text:span></text:a><text:span text:style-name="T16">, creatures of the </text:span><text:a xlink:type="simple" xlink:href="https://www.d20pfsrd.com/bestiary/rules-for-monsters/creature-types#TOC-Aberration" text:style-name="Internet_20_link" text:visited-style-name="Visited_20_Internet_20_Link"><text:span text:style-name="T17">aberration</text:span></text:a><text:span text:style-name="T16"> type, or creatures of the </text:span><text:a xlink:type="simple" xlink:href="https://www.d20pfsrd.com/bestiary/rules-for-monsters/creature-types#TOC-Giant" text:style-name="Internet_20_link" text:visited-style-name="Visited_20_Internet_20_Link"><text:span text:style-name="T17">giant</text:span></text:a><text:span text:style-name="T16"> or </text:span><text:a xlink:type="simple" xlink:href="https://www.d20pfsrd.com/bestiary/rules-for-monsters/creature-types#TOC-Orc" text:style-name="Internet_20_link" text:visited-style-name="Visited_20_Internet_20_Link"><text:span text:style-name="T17">orc</text:span></text:a><text:span text:style-name="T16"> subtype. </text:span></text:p>
        </text:list-item>
        <text:list-item>
          <text:p text:style-name="P19"><text:span text:style-name="T14">Deep Warrior</text:span><text:span text:style-name="T16">: Dwarves with this racial trait grew up facing the abominations that live deep beneath the surface. They receive a +2 </text:span><text:a xlink:type="simple" xlink:href="https://www.d20pfsrd.com/basics-ability-scores/glossary#TOC-Dodge-Bonus" text:style-name="Internet_20_link" text:visited-style-name="Visited_20_Internet_20_Link"><text:span text:style-name="T17">dodge bonus</text:span></text:a><text:span text:style-name="T16"> to AC against monsters of the </text:span><text:a xlink:type="simple" xlink:href="https://www.d20pfsrd.com/bestiary/rules-for-monsters/creature-types#TOC-Aberration" text:style-name="Internet_20_link" text:visited-style-name="Visited_20_Internet_20_Link"><text:span text:style-name="T17">aberration</text:span></text:a><text:span text:style-name="T16"> type and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Combat-Maneuvers" text:style-name="Internet_20_link" text:visited-style-name="Visited_20_Internet_20_Link"><text:span text:style-name="T17">combat maneuver</text:span></text:a><text:span text:style-name="T16"> checks made to </text:span><text:a xlink:type="simple" xlink:href="https://www.d20pfsrd.com/gamemastering/combat#TOC-Grapple" text:style-name="Internet_20_link" text:visited-style-name="Visited_20_Internet_20_Link"><text:span text:style-name="T17">grapple</text:span></text:a><text:span text:style-name="T16"> such creatures (or to continue a </text:span><text:a xlink:type="simple" xlink:href="https://www.d20pfsrd.com/gamemastering/combat#TOC-Grapple" text:style-name="Internet_20_link" text:visited-style-name="Visited_20_Internet_20_Link"><text:span text:style-name="T17">grapple</text:span></text:a><text:span text:style-name="T16">).</text:span></text:p>
        </text:list-item>
        <text:list-item>
          <text:p text:style-name="P19"><text:span text:style-name="T21">Dimdweller (4 CP)</text:span><text:span text:style-name="T19">: Whenever characters with this trait benefit from </text:span><text:a xlink:type="simple" xlink:href="https://www.d20pfsrd.com/gamemastering/combat#TOC-Concealment" text:style-name="Internet_20_link" text:visited-style-name="Visited_20_Internet_20_Link">concealment</text:a><text:span text:style-name="T19"> or full </text:span><text:a xlink:type="simple" xlink:href="https://www.d20pfsrd.com/gamemastering/combat#TOC-Concealment" text:style-name="Internet_20_link" text:visited-style-name="Visited_20_Internet_20_Link">concealment</text:a><text:span text:style-name="T19"> due to darkness or dim light, they gain a +2 </text:span><text:a xlink:type="simple" xlink:href="https://www.d20pfsrd.com/basics-ability-scores/glossary#TOC-Racial-Bonus" text:style-name="Internet_20_link" text:visited-style-name="Visited_20_Internet_20_Link">racial bonus</text:a><text:span text:style-name="T19"> on </text:span><text:a xlink:type="simple" xlink:href="https://www.d20pfsrd.com/skills/intimidate" text:style-name="Internet_20_link" text:visited-style-name="Visited_20_Internet_20_Link">Intimidate</text:a><text:span text:style-name="T19">, </text:span><text:a xlink:type="simple" xlink:href="https://www.d20pfsrd.com/skills/perception" text:style-name="Internet_20_link" text:visited-style-name="Visited_20_Internet_20_Link">Perception</text:a><text:span text:style-name="T19">, and </text:span><text:a xlink:type="simple" xlink:href="https://www.d20pfsrd.com/skills/stealth" text:style-name="Internet_20_link" text:visited-style-name="Visited_20_Internet_20_Link">Stealth</text:a><text:span text:style-name="T19"> checks. </text:span></text:p>
        </text:list-item>
        <text:list-item>
          <text:p text:style-name="P19"><text:span text:style-name="T20">Dusksight (4 CP)</text:span><text:span text:style-name="T18">: When making ranged attacks, characters with this trait can reroll the miss chance granted by </text:span><text:a xlink:type="simple" xlink:href="https://www.d20pfsrd.com/gamemastering/combat#TOC-Cover" text:style-name="Internet_20_link" text:visited-style-name="Visited_20_Internet_20_Link"><text:span text:style-name="T19">cover</text:span></text:a><text:span text:style-name="T18"> to any target in dim light, and take the better of the two rolls. The miss chance for total </text:span><text:a xlink:type="simple" xlink:href="https://www.d20pfsrd.com/gamemastering/combat#TOC-Concealment" text:style-name="Internet_20_link" text:visited-style-name="Visited_20_Internet_20_Link"><text:span text:style-name="T19">concealment</text:span></text:a><text:span text:style-name="T18"> applies normally. <text:s/>May not be selected with Darkvision.</text:span></text:p>
        </text:list-item>
        <text:list-item>
          <text:p text:style-name="P39"><text:span text:style-name="T3">Darkvision</text:span><text:span text:style-name="T13">: Dwarves can see perfectly in the dark up to 60 feet.</text:span></text:p>
        </text:list-item>
        <text:list-item>
          <text:p text:style-name="P19"><text:span text:style-name="T14">Giant Hunter</text:span><text:span text:style-name="T16">: Dwarves with this racial trait gain a +1 bonus on </text:span><text:a xlink:type="simple" xlink:href="https://www.d20pfsrd.com/gamemastering/combat#TOC-Attack-Roll" text:style-name="Internet_20_link" text:visited-style-name="Visited_20_Internet_20_Link"><text:span text:style-name="T17">attack rolls</text:span></text:a><text:span text:style-name="T16"> against </text:span><text:a xlink:type="simple" xlink:href="https://www.d20pfsrd.com/bestiary/rules-for-monsters/creature-types#TOC-Humanoid" text:style-name="Internet_20_link" text:visited-style-name="Visited_20_Internet_20_Link"><text:span text:style-name="T17">humanoids</text:span></text:a><text:span text:style-name="T16"> with the </text:span><text:a xlink:type="simple" xlink:href="https://www.d20pfsrd.com/bestiary/rules-for-monsters/creature-types#TOC-Giant" text:style-name="Internet_20_link" text:visited-style-name="Visited_20_Internet_20_Link"><text:span text:style-name="T17">giant</text:span></text:a><text:span text:style-name="T16"> subtype. Furthermore, they gain a +2 bonus on </text:span><text:a xlink:type="simple" xlink:href="https://www.d20pfsrd.com/skills/survival" text:style-name="Internet_20_link" text:visited-style-name="Visited_20_Internet_20_Link"><text:span text:style-name="T17">Survival</text:span></text:a><text:span text:style-name="T16"> checks to find and follow tracks made by </text:span><text:a xlink:type="simple" xlink:href="https://www.d20pfsrd.com/bestiary/rules-for-monsters/creature-types#TOC-Humanoid" text:style-name="Internet_20_link" text:visited-style-name="Visited_20_Internet_20_Link"><text:span text:style-name="T17">humanoids</text:span></text:a><text:span text:style-name="T16"> with the </text:span><text:a xlink:type="simple" xlink:href="https://www.d20pfsrd.com/bestiary/rules-for-monsters/creature-types#TOC-Giant" text:style-name="Internet_20_link" text:visited-style-name="Visited_20_Internet_20_Link"><text:span text:style-name="T17">giant</text:span></text:a><text:span text:style-name="T16"> subtype.</text:span></text:p>
        </text:list-item>
        <text:list-item>
          <text:p text:style-name="P19"><text:span text:style-name="T14">Healthy</text:span><text:span text:style-name="T16">: Dwarves with this racial trait gain a +2 </text:span><text:a xlink:type="simple" xlink:href="https://www.d20pfsrd.com/basics-ability-scores/glossary#TOC-Racial-Bonus" text:style-name="Internet_20_link" text:visited-style-name="Visited_20_Internet_20_Link"><text:span text:style-name="T17">racial bonus</text:span></text:a><text:span text:style-name="T16"> on saves against </text:span><text:a xlink:type="simple" xlink:href="https://www.d20pfsrd.com/gamemastering/afflictions/diseases" text:style-name="Internet_20_link" text:visited-style-name="Visited_20_Internet_20_Link"><text:span text:style-name="T17">disease</text:span></text:a><text:span text:style-name="T16"> and </text:span><text:a xlink:type="simple" xlink:href="https://www.d20pfsrd.com/gamemastering/afflictions/poison" text:style-name="Internet_20_link" text:visited-style-name="Visited_20_Internet_20_Link"><text:span text:style-name="T17">poison</text:span></text:a><text:span text:style-name="T16">, and they need one fewer consecutive successful save (minimum 1) to be cured of diseases and poisons. </text:span></text:p>
        </text:list-item>
        <text:list-item>
          <text:p text:style-name="P19"><text:span text:style-name="T14">Industrious Urbanite</text:span><text:span text:style-name="T16">: Dwarves who have adapted to the expectations of their host cities make double the normal progress on </text:span><text:a xlink:type="simple" xlink:href="https://www.d20pfsrd.com/skills/craft" text:style-name="Internet_20_link" text:visited-style-name="Visited_20_Internet_20_Link"><text:span text:style-name="T17">Craft</text:span></text:a><text:span text:style-name="T16"> checks to create non-magical items and gain a +4 bonus on </text:span><text:a xlink:type="simple" xlink:href="https://www.d20pfsrd.com/skills/profession" text:style-name="Internet_20_link" text:visited-style-name="Visited_20_Internet_20_Link"><text:span text:style-name="T17">Profession</text:span></text:a><text:span text:style-name="T16"> checks to earn money. </text:span></text:p>
        </text:list-item>
        <text:list-item>
          <text:p text:style-name="P19"><text:span text:style-name="T14">Lasting Grudge</text:span><text:span text:style-name="T16">: Dwarves are notorious for their long-lasting grudges. Those who live up to this racial reputation gain a +1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Attack-Roll" text:style-name="Internet_20_link" text:visited-style-name="Visited_20_Internet_20_Link"><text:span text:style-name="T17">attack rolls</text:span></text:a><text:span text:style-name="T16"> against any individual creature that has attacked them 1 day ago or longer.</text:span></text:p>
        </text:list-item>
        <text:list-item>
          <text:p text:style-name="P19"><text:span text:style-name="T15">Low Light Vision(2 CP)</text:span><text:span text:style-name="T16">: <text:s/>You have low light vision.</text:span></text:p>
        </text:list-item>
        <text:list-item>
          <text:p text:style-name="P19"><text:span text:style-name="T14">Lorekeeper</text:span><text:span text:style-name="T16">: Dwarves keep extensive records about their history and the world around them. Dwarves with this racial trait receive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knowledge" text:style-name="Internet_20_link" text:visited-style-name="Visited_20_Internet_20_Link"><text:span text:style-name="T17">Knowledge</text:span></text:a><text:span text:style-name="T16"> (history) checks that pertain to dwarves or their enemies. They can make such skill checks untrained.</text:span></text:p>
        </text:list-item>
        <text:list-item>
          <text:p text:style-name="P19"><text:span text:style-name="T14">Magic Resistant(4 CP)</text:span><text:span text:style-name="T16">: Some of the older dwarven clans are particularly resistant to magic. Dwarves with this racial trait gain </text:span><text:a xlink:type="simple" xlink:href="https://www.d20pfsrd.com/gamemastering/special-abilities#TOC-Spell-Resistance" text:style-name="Internet_20_link" text:visited-style-name="Visited_20_Internet_20_Link"><text:span text:style-name="T17">spell resistance</text:span></text:a><text:span text:style-name="T16"> equal to 5 + their character level. This </text:span><text:a xlink:type="simple" xlink:href="https://www.d20pfsrd.com/gamemastering/special-abilities#TOC-Energy-Resistance" text:style-name="Internet_20_link" text:visited-style-name="Visited_20_Internet_20_Link"><text:span text:style-name="T17">resistance</text:span></text:a><text:span text:style-name="T16"> can be lowered for 1 round as a </text:span><text:a xlink:type="simple" xlink:href="https://www.d20pfsrd.com/gamemastering/combat#TOC-Standard-Actions" text:style-name="Internet_20_link" text:visited-style-name="Visited_20_Internet_20_Link"><text:span text:style-name="T17">standard action</text:span></text:a><text:span text:style-name="T16">. Dwarves with this racial trait take a –2 penalty on all </text:span><text:a xlink:type="simple" xlink:href="https://www.d20pfsrd.com/magic#TOC-Concentration" text:style-name="Internet_20_link" text:visited-style-name="Visited_20_Internet_20_Link"><text:span text:style-name="T17">concentration</text:span></text:a><text:span text:style-name="T16"> checks made in relation to arcane spells.</text:span></text:p>
        </text:list-item>
        <text:list-item>
          <text:p text:style-name="P19"><text:span text:style-name="T14">Mountaineer</text:span><text:span text:style-name="T16">: Mountain dwarves are skilled at climbing and navigating narrow ledges. Dwarves with this racial trait are immune to altitude sickness and do not lose their </text:span><text:a xlink:type="simple" xlink:href="https://www.d20pfsrd.com/basics-ability-scores/ability-scores#TOC-Dexterity-Dex-" text:style-name="Internet_20_link" text:visited-style-name="Visited_20_Internet_20_Link"><text:span text:style-name="T17">Dexterity</text:span></text:a><text:span text:style-name="T16"> bonus to AC when making </text:span><text:a xlink:type="simple" xlink:href="https://www.d20pfsrd.com/skills/climb" text:style-name="Internet_20_link" text:visited-style-name="Visited_20_Internet_20_Link"><text:span text:style-name="T17">Climb</text:span></text:a><text:span text:style-name="T16"> or </text:span><text:a xlink:type="simple" xlink:href="https://www.d20pfsrd.com/skills/acrobatics" text:style-name="Internet_20_link" text:visited-style-name="Visited_20_Internet_20_Link"><text:span text:style-name="T17">Acrobatics</text:span></text:a><text:span text:style-name="T16"> checks to cross narrow or slippery surfaces. </text:span></text:p>
        </text:list-item>
        <text:list-item>
          <text:p text:style-name="P19"><text:span text:style-name="T14">Relentless</text:span><text:span text:style-name="T16">: Dwarves are skilled at pushing their way through a battlefield, tossing aside lesser foes with ease. Dwarves with this racial trait receive a +2 bonus on </text:span><text:a xlink:type="simple" xlink:href="https://www.d20pfsrd.com/gamemastering/combat#TOC-Combat-Maneuvers" text:style-name="Internet_20_link" text:visited-style-name="Visited_20_Internet_20_Link"><text:span text:style-name="T17">combat maneuver</text:span></text:a><text:span text:style-name="T16"> checks made to </text:span><text:a xlink:type="simple" xlink:href="https://www.d20pfsrd.com/gamemastering/combat#TOC-Bull-Rush" text:style-name="Internet_20_link" text:visited-style-name="Visited_20_Internet_20_Link"><text:span text:style-name="T17">bull rush</text:span></text:a><text:span text:style-name="T16"> or </text:span><text:a xlink:type="simple" xlink:href="https://www.d20pfsrd.com/gamemastering/combat#TOC-Overrun" text:style-name="Internet_20_link" text:visited-style-name="Visited_20_Internet_20_Link"><text:span text:style-name="T17">overrun</text:span></text:a><text:span text:style-name="T16"> an opponent. This bonus only applies while both the dwarf and his opponent are standing on the ground.</text:span></text:p>
        </text:list-item>
        <text:list-item>
          <text:p text:style-name="P19"><text:span text:style-name="T14">Rock Stepper</text:span><text:span text:style-name="T16">: Dwarves with this racial trait can skillfully negotiate rocky terrain. They can ignore difficult terrain created by rubble, broken ground, or steep stairs when they take a 5-foot step.</text:span></text:p>
        </text:list-item>
        <text:list-item>
          <text:p text:style-name="P19"><text:soft-page-break/><text:span text:style-name="T14">Shadowhunter (5 CP)</text:span><text:span text:style-name="T16">: Characters with this trait deal 50% weapon damage to </text:span><text:a xlink:type="simple" xlink:href="https://www.d20pfsrd.com/bestiary/rules-for-monsters/creature-types#TOC-Incorporeal" text:style-name="Internet_20_link" text:visited-style-name="Visited_20_Internet_20_Link"><text:span text:style-name="T17">incorporeal</text:span></text:a><text:span text:style-name="T16"> creatures when using non-magical weapons (including natural and unarmed attacks), as if using magic weapons. They also gain a +2 bonus on saving throws to remove </text:span><text:a xlink:type="simple" xlink:href="https://www.d20pfsrd.com/gamemastering/special-abilities#TOC-Energy-Drain-and-Negative-Levels" text:style-name="Internet_20_link" text:visited-style-name="Visited_20_Internet_20_Link"><text:span text:style-name="T17">negative levels</text:span></text:a><text:span text:style-name="T16">, and recover physical </text:span><text:a xlink:type="simple" xlink:href="https://www.d20pfsrd.com/basics-ability-scores/ability-scores#TOC-Ability-Score-Damage" text:style-name="Internet_20_link" text:visited-style-name="Visited_20_Internet_20_Link"><text:span text:style-name="T17">ability damage</text:span></text:a><text:span text:style-name="T16"> from attacks by </text:span><text:a xlink:type="simple" xlink:href="https://www.d20pfsrd.com/bestiary/rules-for-monsters/creature-types#TOC-Undead" text:style-name="Internet_20_link" text:visited-style-name="Visited_20_Internet_20_Link"><text:span text:style-name="T17">undead</text:span></text:a><text:span text:style-name="T16"> creatures at a rate of 2 points per ability score per day (rather than the normal 1 point per ability score per day).</text:span></text:p>
        </text:list-item>
        <text:list-item>
          <text:p text:style-name="P19"><text:span text:style-name="T14">Shadowplay (5 CP)</text:span><text:span text:style-name="T16">: Characters with this trait cast spells with the darkness, light, or </text:span><text:a xlink:type="simple" xlink:href="https://www.d20pfsrd.com/magic#TOC-Magic-Descriptor-Shadow" text:style-name="Internet_20_link" text:visited-style-name="Visited_20_Internet_20_Link"><text:span text:style-name="T17">shadow descriptor</text:span></text:a><text:span text:style-name="T16"> at +1 </text:span><text:a xlink:type="simple" xlink:href="https://www.d20pfsrd.com/magic#TOC-Caster-Level" text:style-name="Internet_20_link" text:visited-style-name="Visited_20_Internet_20_Link"><text:span text:style-name="T17">caster level</text:span></text:a><text:span text:style-name="T16">. </text:span></text:p>
        </text:list-item>
        <text:list-item>
          <text:p text:style-name="P19"><text:span text:style-name="T14">Siege Survivor(5 CP)</text:span><text:span text:style-name="T16">: Dwarves who make their homes in the great mountain citadels are trained to outlast sieges and serve as vigilant guards. They gain </text:span><text:a xlink:type="simple" xlink:href="https://www.d20pfsrd.com/feats/general-feats/endurance" text:style-name="Internet_20_link" text:visited-style-name="Visited_20_Internet_20_Link"><text:span text:style-name="T17">Endurance</text:span></text:a><text:span text:style-name="T16"> as a bonus feat. In addition, during rounds in which they have not moved, they gain a +1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Attack-Roll" text:style-name="Internet_20_link" text:visited-style-name="Visited_20_Internet_20_Link"><text:span text:style-name="T17">attack rolls</text:span></text:a><text:span text:style-name="T16"> against foes who also did not move since their last turn. </text:span></text:p>
        </text:list-item>
        <text:list-item>
          <text:p text:style-name="P19"><text:span text:style-name="T14">Sky Sentinel(4 CP)</text:span><text:span text:style-name="T16">: As creatures with a deep affinity for the ground, dwarves are wary of attacks from above. Enemies on higher ground gain no </text:span><text:a xlink:type="simple" xlink:href="https://www.d20pfsrd.com/gamemastering/combat#TOC-Attack-Roll" text:style-name="Internet_20_link" text:visited-style-name="Visited_20_Internet_20_Link"><text:span text:style-name="T17">attack roll</text:span></text:a><text:span text:style-name="T16"> bonus against dwarves with this racial trait, and they gain a +1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Attack-Roll" text:style-name="Internet_20_link" text:visited-style-name="Visited_20_Internet_20_Link"><text:span text:style-name="T17">attack rolls</text:span></text:a><text:span text:style-name="T16">, a +2 </text:span><text:a xlink:type="simple" xlink:href="https://www.d20pfsrd.com/basics-ability-scores/glossary#TOC-Dodge-Bonus" text:style-name="Internet_20_link" text:visited-style-name="Visited_20_Internet_20_Link"><text:span text:style-name="T17">dodge bonus</text:span></text:a><text:span text:style-name="T16"> to AC, and a +2 bonus on </text:span><text:a xlink:type="simple" xlink:href="https://www.d20pfsrd.com/skills/perception" text:style-name="Internet_20_link" text:visited-style-name="Visited_20_Internet_20_Link"><text:span text:style-name="T17">Perception</text:span></text:a><text:span text:style-name="T16"> checks against flying creatures.</text:span></text:p>
        </text:list-item>
        <text:list-item>
          <text:p text:style-name="P19"><text:span text:style-name="T14">Stonesinger(4 CP)</text:span><text:span text:style-name="T16">: Some </text:span><text:a xlink:type="simple" xlink:href="https://www.d20pfsrd.com/races/core-races/dwarf/" text:style-name="Internet_20_link" text:visited-style-name="Visited_20_Internet_20_Link"><text:span text:style-name="T17">dwarves’</text:span></text:a><text:span text:style-name="T16"> affinity for the earth grants them greater powers. Dwarves with this racial trait are treated as one level higher when casting spells with the earth descriptor or using granted powers of the </text:span><text:a xlink:type="simple" xlink:href="https://www.d20pfsrd.com/magic/spell-lists-and-domains/domains#TOC-Earth-Domain" text:style-name="Internet_20_link" text:visited-style-name="Visited_20_Internet_20_Link"><text:span text:style-name="T17">Earth domain</text:span></text:a><text:span text:style-name="T16">, the bloodline powers of the </text:span><text:a xlink:type="simple" xlink:href="https://www.d20pfsrd.com/classes/core-classes/sorcerer/bloodlines/bloodlines-from-paizo/deep-earth-bloodline" text:style-name="Internet_20_link" text:visited-style-name="Visited_20_Internet_20_Link"><text:span text:style-name="T17">deep earth bloodline</text:span></text:a><text:span text:style-name="T16"> or earth </text:span><text:a xlink:type="simple" xlink:href="https://www.d20pfsrd.com/classes/core-classes/sorcerer/bloodlines/bloodlines-from-paizo/elemental-bloodline" text:style-name="Internet_20_link" text:visited-style-name="Visited_20_Internet_20_Link"><text:span text:style-name="T17">elemental bloodline</text:span></text:a><text:span text:style-name="T16">, and revelations of the </text:span><text:a xlink:type="simple" xlink:href="https://www.d20pfsrd.com/classes/base-classes/oracle" text:style-name="Internet_20_link" text:visited-style-name="Visited_20_Internet_20_Link"><text:span text:style-name="T17">oracle’s</text:span></text:a><text:span text:style-name="T16"> stone mystery. This ability does not give them early access to level-based powers; it only affects the powers they could use without this ability. </text:span></text:p>
        </text:list-item>
        <text:list-item>
          <text:p text:style-name="P19"><text:span text:style-name="T14">Stubborn</text:span><text:span text:style-name="T16">: Dwarves are renowned for their stubbornness. Dwarves with this racial trait receive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Will" text:style-name="Internet_20_link" text:visited-style-name="Visited_20_Internet_20_Link"><text:span text:style-name="T17">Will</text:span></text:a><text:span text:style-name="T16"> saves to resist spells and </text:span><text:a xlink:type="simple" xlink:href="https://www.d20pfsrd.com/magic#TOC-Spell-Like-Abilities-Sp-" text:style-name="Internet_20_link" text:visited-style-name="Visited_20_Internet_20_Link"><text:span text:style-name="T17">spell-like abilities</text:span></text:a><text:span text:style-name="T16"> of the </text:span><text:a xlink:type="simple" xlink:href="https://www.d20pfsrd.com/magic#TOC-Enchantment" text:style-name="Internet_20_link" text:visited-style-name="Visited_20_Internet_20_Link"><text:span text:style-name="T17">enchantment</text:span></text:a><text:span text:style-name="T16"> (</text:span><text:a xlink:type="simple" xlink:href="https://www.d20pfsrd.com/magic#TOC-Enchantment-Charm" text:style-name="Internet_20_link" text:visited-style-name="Visited_20_Internet_20_Link"><text:span text:style-name="T17">charm</text:span></text:a><text:span text:style-name="T16">) and </text:span><text:a xlink:type="simple" xlink:href="https://www.d20pfsrd.com/magic#TOC-Enchantment" text:style-name="Internet_20_link" text:visited-style-name="Visited_20_Internet_20_Link"><text:span text:style-name="T17">enchantment</text:span></text:a><text:span text:style-name="T16"> (</text:span><text:a xlink:type="simple" xlink:href="https://www.d20pfsrd.com/magic#TOC-Enchantment-Compulsion" text:style-name="Internet_20_link" text:visited-style-name="Visited_20_Internet_20_Link"><text:span text:style-name="T17">compulsion</text:span></text:a><text:span text:style-name="T16">) </text:span><text:span text:style-name="T16">schools. In addition, if they fail such a save, they receive another save 1 round later to prematurely end the effect (assuming it has a duration greater than 1 round). This second save is made at the same DC as the first. If the dwarf has a similar ability from another source (such as a </text:span><text:a xlink:type="simple" xlink:href="https://www.d20pfsrd.com/classes/core-classes/rogue" text:style-name="Internet_20_link" text:visited-style-name="Visited_20_Internet_20_Link"><text:span text:style-name="T17">rogue’s</text:span></text:a><text:span text:style-name="T16"> </text:span><text:a xlink:type="simple" xlink:href="https://www.d20pfsrd.com/classes/core-classes/rogue/rogue-talents/paizo-rogue-advanced-talents/slippery-mind-ex" text:style-name="Internet_20_link" text:visited-style-name="Visited_20_Internet_20_Link"><text:span text:style-name="T17">slippery mind</text:span></text:a><text:span text:style-name="T16">), he can only use one of these abilities per round, but he can try the other on the second round if the first reroll ability fails.</text:span></text:p>
        </text:list-item>
        <text:list-item>
          <text:p text:style-name="P19"><text:span text:style-name="T14">Surface Survivalist</text:span><text:span text:style-name="T16">: Some dwarves have dwelt so long above ground they have lost their ability to see at night. However, their adaptation to extreme environments allows them to treat wind conditions (when determining whether or not they are checked or blown away) and either hot or cold climates (choose one) as one step less severe. This can not be taken with </text:span><text:a xlink:type="simple" xlink:href="https://www.d20pfsrd.com/gamemastering/special-abilities#TOC-Darkvision" text:style-name="Internet_20_link" text:visited-style-name="Visited_20_Internet_20_Link"><text:span text:style-name="T17">darkvision</text:span></text:a><text:span text:style-name="T16">.</text:span></text:p>
        </text:list-item>
        <text:list-item>
          <text:p text:style-name="P19"><text:span text:style-name="T14">Tightfisted(3 CP)</text:span><text:span text:style-name="T16">: Dwarves with this racial trait gain a +4 </text:span><text:a xlink:type="simple" xlink:href="https://www.d20pfsrd.com/basics-ability-scores/glossary#TOC-Racial-Bonus" text:style-name="Internet_20_link" text:visited-style-name="Visited_20_Internet_20_Link"><text:span text:style-name="T17">racial bonus</text:span></text:a><text:span text:style-name="T16"> to their </text:span><text:a xlink:type="simple" xlink:href="https://www.d20pfsrd.com/gamemastering/combat#TOC-Combat-Maneuver-Defense" text:style-name="Internet_20_link" text:visited-style-name="Visited_20_Internet_20_Link"><text:span text:style-name="T17">CMD</text:span></text:a><text:span text:style-name="T16"> against </text:span><text:a xlink:type="simple" xlink:href="https://www.d20pfsrd.com/gamemastering/combat#TOC-Disarm" text:style-name="Internet_20_link" text:visited-style-name="Visited_20_Internet_20_Link"><text:span text:style-name="T17">disarm</text:span></text:a><text:span text:style-name="T16"> and </text:span><text:a xlink:type="simple" xlink:href="https://www.d20pfsrd.com/gamemastering/combat#TOC-Steal" text:style-name="Internet_20_link" text:visited-style-name="Visited_20_Internet_20_Link"><text:span text:style-name="T17">steal</text:span></text:a><text:span text:style-name="T16"> </text:span><text:a xlink:type="simple" xlink:href="https://www.d20pfsrd.com/gamemastering/combat#TOC-Combat-Maneuvers" text:style-name="Internet_20_link" text:visited-style-name="Visited_20_Internet_20_Link"><text:span text:style-name="T17">combat maneuvers</text:span></text:a><text:span text:style-name="T16"> and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perception" text:style-name="Internet_20_link" text:visited-style-name="Visited_20_Internet_20_Link"><text:span text:style-name="T17">Perception</text:span></text:a><text:span text:style-name="T16"> checks to notice </text:span><text:a xlink:type="simple" xlink:href="https://www.d20pfsrd.com/skills/sleight-of-hand" text:style-name="Internet_20_link" text:visited-style-name="Visited_20_Internet_20_Link"><text:span text:style-name="T17">Sleight of Hand</text:span></text:a><text:span text:style-name="T16"> attempts. If a dwarf with this trait notices a </text:span><text:a xlink:type="simple" xlink:href="https://www.d20pfsrd.com/skills/sleight-of-hand" text:style-name="Internet_20_link" text:visited-style-name="Visited_20_Internet_20_Link"><text:span text:style-name="T17">Sleight of Hand</text:span></text:a><text:span text:style-name="T16"> attempt to steal from him and the dwarf is not </text:span><text:a xlink:type="simple" xlink:href="https://www.d20pfsrd.com/gamemastering/conditions#TOC-Flat-Footed" text:style-name="Internet_20_link" text:visited-style-name="Visited_20_Internet_20_Link"><text:span text:style-name="T17">flat-footed</text:span></text:a><text:span text:style-name="T16"> or has </text:span><text:a xlink:type="simple" xlink:href="https://www.d20pfsrd.com/feats/combat-feats/combat-reflexes-combat" text:style-name="Internet_20_link" text:visited-style-name="Visited_20_Internet_20_Link"><text:span text:style-name="T17">Combat Reflexes</text:span></text:a><text:span text:style-name="T16">, the attempt triggers an </text:span><text:a xlink:type="simple" xlink:href="https://www.d20pfsrd.com/gamemastering/combat#TOC-Attacks-of-Opportunity" text:style-name="Internet_20_link" text:visited-style-name="Visited_20_Internet_20_Link"><text:span text:style-name="T17">attack of opportunity</text:span></text:a><text:span text:style-name="T16"> from that dwarf.</text:span></text:p>
        </text:list-item>
        <text:list-item>
          <text:p text:style-name="P19"><text:span text:style-name="T14">Treasure Sense (4 CP)</text:span><text:span text:style-name="T16">: Some dwarves have learned to sense the presence of material wealth with dragonlike precision. This ability functions as </text:span><text:a xlink:type="simple" xlink:href="https://www.d20pfsrd.com/gamemastering/special-abilities#TOC-Scent" text:style-name="Internet_20_link" text:visited-style-name="Visited_20_Internet_20_Link"><text:span text:style-name="T17">scent</text:span></text:a><text:span text:style-name="T16">, except it can detect only precious metals (copper, silver, and gold) and creatures primarily made of such materials.</text:span></text:p>
        </text:list-item>
        <text:list-item>
          <text:p text:style-name="P19"><text:span text:style-name="T14">Xenophobic</text:span><text:span text:style-name="T16">: Isolationist dwarves despise non-dwarven </text:span><text:a xlink:type="simple" xlink:href="https://www.d20pfsrd.com/bestiary/rules-for-monsters/creature-types#TOC-Humanoid" text:style-name="Internet_20_link" text:visited-style-name="Visited_20_Internet_20_Link"><text:span text:style-name="T17">humanoids</text:span></text:a><text:span text:style-name="T16">. They speak only Dwarven and do not gain any bonus languages from possessing a high </text:span><text:a xlink:type="simple" xlink:href="https://www.d20pfsrd.com/basics-ability-scores/ability-scores#TOC-Intelligence-Int-" text:style-name="Internet_20_link" text:visited-style-name="Visited_20_Internet_20_Link"><text:span text:style-name="T17">Intelligence</text:span></text:a><text:span text:style-name="T16"> score. In addition, they learn only one language per 2 ranks of </text:span><text:a xlink:type="simple" xlink:href="https://www.d20pfsrd.com/skills/linguistics" text:style-name="Internet_20_link" text:visited-style-name="Visited_20_Internet_20_Link"><text:span text:style-name="T17">Linguistics</text:span></text:a><text:span text:style-name="T16"> they possess. However, their untrusting nature gives them a +1 bonus against mind-affecting effects, except for </text:span><text:a xlink:type="simple" xlink:href="https://www.d20pfsrd.com/magic/all-spells/f/fear" text:style-name="Internet_20_link" text:visited-style-name="Visited_20_Internet_20_Link"><text:span text:style-name="T22">fear</text:span></text:a><text:span text:style-name="T16"> affects. </text:span></text:p>
        </text:list-item>
        <text:list-item>
          <text:p text:style-name="P19"><text:span text:style-name="T14">Wanderer(5 CP)</text:span><text:span text:style-name="T16"> You gain </text:span><text:a xlink:type="simple" xlink:href="https://www.d20pfsrd.com/feats/general-feats/endurance" text:style-name="Internet_20_link" text:visited-style-name="Visited_20_Internet_20_Link"><text:span text:style-name="T17">Endurance</text:span></text:a><text:span text:style-name="T16"> as a bonus feat, and </text:span><text:a xlink:type="simple" xlink:href="https://www.d20pfsrd.com/skills/climb" text:style-name="Internet_20_link" text:visited-style-name="Visited_20_Internet_20_Link"><text:span text:style-name="T17">Climb</text:span></text:a><text:span text:style-name="T16"> and </text:span><text:a xlink:type="simple" xlink:href="https://www.d20pfsrd.com/skills/swim" text:style-name="Internet_20_link" text:visited-style-name="Visited_20_Internet_20_Link"><text:span text:style-name="T17">Swim</text:span></text:a><text:span text:style-name="T16"> are class skills for them.</text:span></text:p>
        </text:list-item>
      </text:list>
      <text:p text:style-name="P3"/>
      <text:p text:style-name="P8"/>
      <text:p text:style-name="P5">Elf </text:p>
      <text:p text:style-name="P6">Elves average 5 feet tall and typically weigh just over 100 pounds. They live on fruits and grains, though they occasionally hunt for fresh meat. Elves prefer colorful clothes, usually with a green-and-gray cloak that blends well with the colors of the forest.</text:p>
      <text:p text:style-name="P6">While Elves can be found in most cities across the continent, the vast majority prefer to live in their cities in the forests. Outsiders are very often welcome in these cities, but few are found there. Most who return say the dramatic difference in lifestyles was simply too much.</text:p>
      <text:p text:style-name="P14"/>
      <text:p text:style-name="P13">FREE CHARACTER TRAITS</text:p>
      <text:list xml:id="list1853346925541621630" text:style-name="L2">
        <text:list-item>
          <text:p text:style-name="P20"><text:span text:style-name="T6">Ability Score Modifiers</text:span><text:span text:style-name="T8">: Elves are nimble, both in body and mind, but their form is frail. They gain +2 </text:span><text:a xlink:type="simple" xlink:href="https://www.d20pfsrd.com/basics-ability-scores/ability-scores#TOC-Dexterity-Dex-" text:style-name="Internet_20_link" text:visited-style-name="Visited_20_Internet_20_Link"><text:span text:style-name="T11">Dexterity</text:span></text:a><text:span text:style-name="T8">, +2 </text:span><text:a xlink:type="simple" xlink:href="https://www.d20pfsrd.com/basics-ability-scores/ability-scores#TOC-Intelligence-Int-" text:style-name="Internet_20_link" text:visited-style-name="Visited_20_Internet_20_Link"><text:span text:style-name="T11">Intelligence</text:span></text:a><text:span text:style-name="T8">, and –2 </text:span><text:a xlink:type="simple" xlink:href="https://www.d20pfsrd.com/basics-ability-scores/ability-scores#TOC-Constitution-Con-" text:style-name="Internet_20_link" text:visited-style-name="Visited_20_Internet_20_Link"><text:span text:style-name="T11">Constitution</text:span></text:a><text:span text:style-name="T8">.</text:span></text:p>
        </text:list-item>
        <text:list-item>
          <text:p text:style-name="P40"><text:span text:style-name="T1">Size</text:span>: Elves are Medium creatures and thus receive no bonuses or penalties due to their size.</text:p>
        </text:list-item>
        <text:list-item>
          <text:p text:style-name="P40"><text:span text:style-name="T1">Type</text:span>: Elves are Humanoids with the elf subtype.</text:p>
        </text:list-item>
        <text:list-item>
          <text:p text:style-name="P40"><text:span text:style-name="T1">Base Speed</text:span>: Elves have a base speed of 30 feet.</text:p>
        </text:list-item>
        <text:list-item>
          <text:p text:style-name="P20"><text:span text:style-name="T6">Languages</text:span><text:span text:style-name="T8">: Elves begin play speaking Common and Elven. Elves with high </text:span><text:a xlink:type="simple" xlink:href="https://www.d20pfsrd.com/basics-ability-scores/ability-scores#TOC-Intelligence-Int-" text:style-name="Internet_20_link" text:visited-style-name="Visited_20_Internet_20_Link"><text:span text:style-name="T11">Intelligence</text:span></text:a><text:span text:style-name="T8"> scores can choose from the following: Celestial, Draconic, Gnoll, Gnome, Goblin, Orc, and Sylvan.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list-item>
      </text:list>
      <text:p text:style-name="P11">OPTIONAL CHARACTER TRAITS</text:p>
      <text:list xml:id="list7098073436257773766" text:style-name="L3">
        <text:list-item>
          <text:p text:style-name="P21"><text:span text:style-name="T6">Elven Immunities</text:span><text:span text:style-name="T8">: Elves are immune to magic </text:span><text:a xlink:type="simple" xlink:href="https://www.d20pfsrd.com/magic/all-spells/s/sleep" text:style-name="Internet_20_link" text:visited-style-name="Visited_20_Internet_20_Link"><text:span text:style-name="T12">sleep</text:span></text:a><text:span text:style-name="T8"> effects and gain a +2 racial saving throw bonus against </text:span><text:a xlink:type="simple" xlink:href="https://www.d20pfsrd.com/magic#TOC-Enchantment" text:style-name="Internet_20_link" text:visited-style-name="Visited_20_Internet_20_Link"><text:span text:style-name="T11">enchantment</text:span></text:a><text:span text:style-name="T8"> spells and effects.</text:span></text:p>
        </text:list-item>
      </text:list>
      <text:list xml:id="list3816961794761945890" text:style-name="L4">
        <text:list-item>
          <text:p text:style-name="P22"><text:span text:style-name="T6">Elven Magic</text:span><text:span text:style-name="T8">: Elves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magic#TOC-Caster-Level" text:style-name="Internet_20_link" text:visited-style-name="Visited_20_Internet_20_Link"><text:span text:style-name="T11">caster level</text:span></text:a><text:span text:style-name="T8"> checks made to overcome </text:span><text:a xlink:type="simple" xlink:href="https://www.d20pfsrd.com/gamemastering/special-abilities#TOC-Spell-Resistance" text:style-name="Internet_20_link" text:visited-style-name="Visited_20_Internet_20_Link"><text:span text:style-name="T11">spell resistance</text:span></text:a><text:span text:style-name="T8">. In addition, elves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pellcraft" text:style-name="Internet_20_link" text:visited-style-name="Visited_20_Internet_20_Link"><text:span text:style-name="T11">Spellcraft</text:span></text:a><text:span text:style-name="T8"> skill checks made to identify the properties of magic items.</text:span></text:p>
        </text:list-item>
      </text:list>
      <text:list xml:id="list655386373760023447" text:style-name="L5">
        <text:list-item>
          <text:p text:style-name="P41"><text:span text:style-name="T1">Weapon Familiarity</text:span>: Elves are proficient with longbows (including composite longbows), longswords, rapiers, and shortbows (including composite shortbows), and treat any weapon with the word “elven” in its name as a martial weapon.</text:p>
        </text:list-item>
      </text:list>
      <text:list xml:id="list1131514685524916796" text:style-name="L6">
        <text:list-item>
          <text:p text:style-name="P23"><text:span text:style-name="T6">Low-Light Vision(2 CP)</text:span><text:span text:style-name="T8">: Elves can see twice as far as </text:span><text:a xlink:type="simple" xlink:href="https://www.d20pfsrd.com/races/core-races/human" text:style-name="Internet_20_link" text:visited-style-name="Visited_20_Internet_20_Link"><text:span text:style-name="T11">humans</text:span></text:a><text:span text:style-name="T8"> in conditions of dim light.</text:span></text:p>
        </text:list-item>
      </text:list>
      <text:list xml:id="list5743806394269055376" text:style-name="L7">
        <text:list-item>
          <text:p text:style-name="P24"><text:span text:style-name="T14">Arcane Focus</text:span><text:span text:style-name="T16">: Some elven families have such long traditions of producing </text:span><text:a xlink:type="simple" xlink:href="https://www.d20pfsrd.com/classes/core-classes/wizard" text:style-name="Internet_20_link" text:visited-style-name="Visited_20_Internet_20_Link"><text:span text:style-name="T17">wizards</text:span></text:a><text:span text:style-name="T16"> (and other arcane spellcasters) that they raise their children with the assumption each is destined to be a powerful magic-user, with little need for mundane concerns such as skill with weapons. Elves with this racial trait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magic#TOC-Concentration" text:style-name="Internet_20_link" text:visited-style-name="Visited_20_Internet_20_Link"><text:span text:style-name="T17">concentration</text:span></text:a><text:span text:style-name="T16"> checks made to cast arcane spells defensively. </text:span></text:p>
        </text:list-item>
        <text:list-item>
          <text:p text:style-name="P24"><text:span text:style-name="T14">Blended View (4 CP)</text:span><text:span text:style-name="T16">: </text:span><text:span text:style-name="T14">Prerequisite(s)</text:span><text:span text:style-name="T16">: </text:span><text:a xlink:type="simple" xlink:href="https://www.d20pfsrd.com/gamemastering/special-abilities#TOC-Low-Light-Vision" text:style-name="Internet_20_link" text:visited-style-name="Visited_20_Internet_20_Link"><text:span text:style-name="T17">low-light vision</text:span></text:a><text:span text:style-name="T16">. Half-drow whose non-drow parent had </text:span><text:a xlink:type="simple" xlink:href="https://www.d20pfsrd.com/gamemastering/special-abilities#TOC-Low-Light-Vision" text:style-name="Internet_20_link" text:visited-style-name="Visited_20_Internet_20_Link"><text:span text:style-name="T17">low-light vision</text:span></text:a><text:span text:style-name="T16"> might be blessed with a legacy of versatile senses. Characters with this trait keep their </text:span><text:a xlink:type="simple" xlink:href="https://www.d20pfsrd.com/gamemastering/special-abilities#TOC-Low-Light-Vision" text:style-name="Internet_20_link" text:visited-style-name="Visited_20_Internet_20_Link"><text:span text:style-name="T17">low-light vision</text:span></text:a><text:span text:style-name="T16"> but also gain </text:span><text:a xlink:type="simple" xlink:href="https://www.d20pfsrd.com/gamemastering/special-abilities#TOC-Darkvision" text:style-name="Internet_20_link" text:visited-style-name="Visited_20_Internet_20_Link"><text:span text:style-name="T17">darkvision</text:span></text:a><text:span text:style-name="T16"> to a distance of 60 feet.</text:span></text:p>
        </text:list-item>
        <text:list-item>
          <text:p text:style-name="P24"><text:span text:style-name="T14">Blightborn</text:span><text:span text:style-name="T16">: Elves from cursed lands and domains of evil develop resistance to foul influences. They gain a +2 </text:span><text:a xlink:type="simple" xlink:href="https://www.d20pfsrd.com/basics-ability-scores/glossary#TOC-Racial-Bonus" text:style-name="Internet_20_link" text:visited-style-name="Visited_20_Internet_20_Link"><text:span text:style-name="T17">racial bonus</text:span></text:a><text:span text:style-name="T16"> on saving throws against </text:span><text:a xlink:type="simple" xlink:href="https://www.d20pfsrd.com/magic#TOC-Necromancy" text:style-name="Internet_20_link" text:visited-style-name="Visited_20_Internet_20_Link"><text:span text:style-name="T17">necromancy</text:span></text:a><text:span text:style-name="T16"> spells and </text:span><text:a xlink:type="simple" xlink:href="https://www.d20pfsrd.com/basics-ability-scores/glossary#TOC-Spell-Like-Abilities-Sp-" text:style-name="Internet_20_link" text:visited-style-name="Visited_20_Internet_20_Link"><text:span text:style-name="T17">spell-like</text:span></text:a><text:span text:style-name="T16"> abilities and spells and </text:span><text:a xlink:type="simple" xlink:href="https://www.d20pfsrd.com/magic#TOC-Spell-Like-Abilities-Sp-" text:style-name="Internet_20_link" text:visited-style-name="Visited_20_Internet_20_Link"><text:span text:style-name="T17">spell-like abilities</text:span></text:a><text:span text:style-name="T16"> with the </text:span><text:a xlink:type="simple" xlink:href="https://www.d20pfsrd.com/magic#TOC-Magic-Descriptor-Curse" text:style-name="Internet_20_link" text:visited-style-name="Visited_20_Internet_20_Link"><text:span text:style-name="T17">curse descriptor</text:span></text:a><text:span text:style-name="T16">, as well as on saving throws to remove temporary </text:span><text:a xlink:type="simple" xlink:href="https://www.d20pfsrd.com/gamemastering/special-abilities#TOC-Energy-Drain-and-Negative-Levels" text:style-name="Internet_20_link" text:visited-style-name="Visited_20_Internet_20_Link"><text:span text:style-name="T17">negative levels</text:span></text:a><text:span text:style-name="T16">.</text:span></text:p>
        </text:list-item>
        <text:list-item>
          <text:p text:style-name="P24"><text:span text:style-name="T14">Creepy</text:span><text:span text:style-name="T16">: For some elves, their long, slender limbs and large pupils evoke not attraction, but unease in other </text:span><text:a xlink:type="simple" xlink:href="https://www.d20pfsrd.com/bestiary/rules-for-monsters/creature-types#TOC-Humanoid" text:style-name="Internet_20_link" text:visited-style-name="Visited_20_Internet_20_Link"><text:span text:style-name="T17">humanoids</text:span></text:a><text:span text:style-name="T16">. Non-elf humanoids take a –1 penalty on saving throws against spells these elves cast that cause </text:span><text:a xlink:type="simple" xlink:href="https://www.d20pfsrd.com/magic/all-spells/c/confusion" text:style-name="Internet_20_link" text:visited-style-name="Visited_20_Internet_20_Link"><text:span text:style-name="T22">confusion</text:span></text:a><text:span text:style-name="T16"> or </text:span><text:a xlink:type="simple" xlink:href="https://www.d20pfsrd.com/gamemastering/special-abilities#TOC-Fear" text:style-name="Internet_20_link" text:visited-style-name="Visited_20_Internet_20_Link"><text:span text:style-name="T17">fear</text:span></text:a><text:span text:style-name="T16">. In addition, elves with this trait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intimidate" text:style-name="Internet_20_link" text:visited-style-name="Visited_20_Internet_20_Link"><text:span text:style-name="T17">Intimidate</text:span></text:a><text:span text:style-name="T16"> checks to demoralize.</text:span></text:p>
        </text:list-item>
        <text:list-item>
          <text:p text:style-name="P24"><text:soft-page-break/><text:span text:style-name="T14">Crossbow Training</text:span><text:span text:style-name="T16">: An elf with this trait can reload a light crossbow as a free action and a heavy crossbow as a move action, provided that she is proficient with the weapon. If she selects the Rapid Reload feat for a heavy crossbow, she can reload the weapon as a free action. </text:span></text:p>
        </text:list-item>
        <text:list-item>
          <text:p text:style-name="P24"><text:span text:style-name="T14">Desert Runner</text:span><text:span text:style-name="T16">: Some elves thrive in the deepest deserts, forever roaming across burned and parched lands. Elves with this racial trait receive a +4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basics-ability-scores/ability-scores#TOC-Constitution-Con-" text:style-name="Internet_20_link" text:visited-style-name="Visited_20_Internet_20_Link"><text:span text:style-name="T17">Constitution</text:span></text:a><text:span text:style-name="T16"> checks and </text:span><text:a xlink:type="simple" xlink:href="https://www.d20pfsrd.com/gamemastering/combat#TOC-Fortitude" text:style-name="Internet_20_link" text:visited-style-name="Visited_20_Internet_20_Link"><text:span text:style-name="T17">Fortitude</text:span></text:a><text:span text:style-name="T16"> saves to avoid </text:span><text:a xlink:type="simple" xlink:href="https://www.d20pfsrd.com/gamemastering/conditions#TOC-Fatigued" text:style-name="Internet_20_link" text:visited-style-name="Visited_20_Internet_20_Link"><text:span text:style-name="T17">fatigue</text:span></text:a><text:span text:style-name="T16">, </text:span><text:a xlink:type="simple" xlink:href="https://www.d20pfsrd.com/gamemastering/conditions#TOC-Exhausted" text:style-name="Internet_20_link" text:visited-style-name="Visited_20_Internet_20_Link"><text:span text:style-name="T17">exhaustion</text:span></text:a><text:span text:style-name="T16">, or ill effects from running, forced marches, starvation, thirst, or hot or cold environments. </text:span></text:p>
        </text:list-item>
        <text:list-item>
          <text:p text:style-name="P24"><text:span text:style-name="T14">Disinterested Observer</text:span><text:span text:style-name="T16">: Elves who frequently interact with shorter-lived species often come to rely on their ability to wait out such impatient races. These </text:span><text:a xlink:type="simple" xlink:href="https://www.d20pfsrd.com/races/core-races/elf" text:style-name="Internet_20_link" text:visited-style-name="Visited_20_Internet_20_Link"><text:span text:style-name="T17">elves</text:span></text:a><text:span text:style-name="T16"> gain a +1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Attack-Roll" text:style-name="Internet_20_link" text:visited-style-name="Visited_20_Internet_20_Link"><text:span text:style-name="T17">attack rolls</text:span></text:a><text:span text:style-name="T16"> and skill checks made as part of </text:span><text:a xlink:type="simple" xlink:href="https://www.d20pfsrd.com/gamemastering/combat#TOC-Ready" text:style-name="Internet_20_link" text:visited-style-name="Visited_20_Internet_20_Link"><text:span text:style-name="T17">readied</text:span></text:a><text:span text:style-name="T16"> actions in combat.</text:span></text:p>
        </text:list-item>
        <text:list-item>
          <text:p text:style-name="P24"><text:span text:style-name="T14">Dragon Magic (6 CP)</text:span><text:span text:style-name="T16">: Some elves have potent draconic blood. Elves with this racial trait who take a </text:span><text:a xlink:type="simple" xlink:href="https://www.d20pfsrd.com/classes/core-classes/sorcerer/bloodlines/bloodlines-from-paizo/draconic-bloodline" text:style-name="Internet_20_link" text:visited-style-name="Visited_20_Internet_20_Link"><text:span text:style-name="T17">draconic bloodline</text:span></text:a><text:span text:style-name="T16"> as a class feature treat their </text:span><text:a xlink:type="simple" xlink:href="https://www.d20pfsrd.com/basics-ability-scores/ability-scores#TOC-Charisma-Cha-" text:style-name="Internet_20_link" text:visited-style-name="Visited_20_Internet_20_Link"><text:span text:style-name="T17">Charisma</text:span></text:a><text:span text:style-name="T16"> scores as 2 points higher when determining the DC and uses per day of all </text:span><text:a xlink:type="simple" xlink:href="https://www.d20pfsrd.com/classes/core-classes/sorcerer#TOC-Bloodline" text:style-name="Internet_20_link" text:visited-style-name="Visited_20_Internet_20_Link"><text:span text:style-name="T17">bloodline</text:span></text:a><text:span text:style-name="T16"> abilities and </text:span><text:a xlink:type="simple" xlink:href="https://www.d20pfsrd.com/classes/core-classes/sorcerer#TOC-Bloodline" text:style-name="Internet_20_link" text:visited-style-name="Visited_20_Internet_20_Link"><text:span text:style-name="T17">bloodline</text:span></text:a><text:span text:style-name="T16"> spells. Additionally, elves with this trait add spells with the draconic descriptor to their class spell lists for any spellcasting classes in which they have levels.</text:span></text:p>
        </text:list-item>
        <text:list-item>
          <text:p text:style-name="P24"><text:span text:style-name="T14">Draconic Consular 4 CP)</text:span><text:span text:style-name="T16">: Elves serving in the company of </text:span><text:a xlink:type="simple" xlink:href="https://www.d20pfsrd.com/bestiary/rules-for-monsters/creature-types#TOC-Dragon" text:style-name="Internet_20_link" text:visited-style-name="Visited_20_Internet_20_Link"><text:span text:style-name="T17">dragons</text:span></text:a><text:span text:style-name="T16"> are trained to assist and represent their draconic allies. Elves with this racial trait gain a +1 bonus on </text:span><text:a xlink:type="simple" xlink:href="https://www.d20pfsrd.com/skills/diplomacy" text:style-name="Internet_20_link" text:visited-style-name="Visited_20_Internet_20_Link"><text:span text:style-name="T17">Diplomacy</text:span></text:a><text:span text:style-name="T16"> and </text:span><text:a xlink:type="simple" xlink:href="https://www.d20pfsrd.com/skills/knowledge" text:style-name="Internet_20_link" text:visited-style-name="Visited_20_Internet_20_Link"><text:span text:style-name="T17">Knowledge</text:span></text:a><text:span text:style-name="T16"> (arcana) checks.</text:span></text:p>
        </text:list-item>
        <text:list-item>
          <text:p text:style-name="P24"><text:span text:style-name="T14">Dreamspeaker</text:span><text:span text:style-name="T16">: A few elves have the ability to tap into the power of sleep, dreams, and prescient reverie. Elves with this racial trait add +1 to the saving throw DCs of spells of the divination school and </text:span><text:a xlink:type="simple" xlink:href="https://www.d20pfsrd.com/magic/all-spells/s/sleep" text:style-name="Internet_20_link" text:visited-style-name="Visited_20_Internet_20_Link"><text:span text:style-name="T22">sleep</text:span></text:a><text:span text:style-name="T16"> effects they cast. In addition, elves with </text:span><text:a xlink:type="simple" xlink:href="https://www.d20pfsrd.com/basics-ability-scores/ability-scores#TOC-Charisma-Cha-" text:style-name="Internet_20_link" text:visited-style-name="Visited_20_Internet_20_Link"><text:span text:style-name="T17">Charisma</text:span></text:a><text:span text:style-name="T16"> scores of 15 or higher may use </text:span><text:a xlink:type="simple" xlink:href="https://www.d20pfsrd.com/magic/all-spells/d/dream" text:style-name="Internet_20_link" text:visited-style-name="Visited_20_Internet_20_Link"><text:span text:style-name="T22">dream</text:span></text:a><text:span text:style-name="T16"> once per day as a </text:span><text:a xlink:type="simple" xlink:href="https://www.d20pfsrd.com/magic#TOC-Spell-Like-Abilities-Sp-" text:style-name="Internet_20_link" text:visited-style-name="Visited_20_Internet_20_Link"><text:span text:style-name="T17">spell-like ability</text:span></text:a><text:span text:style-name="T16"> (</text:span><text:a xlink:type="simple" xlink:href="https://www.d20pfsrd.com/magic#TOC-Caster-Level" text:style-name="Internet_20_link" text:visited-style-name="Visited_20_Internet_20_Link"><text:span text:style-name="T17">caster level</text:span></text:a><text:span text:style-name="T16"> is equal to the elf’s character level)</text:span></text:p>
        </text:list-item>
        <text:list-item>
          <text:p text:style-name="P24"><text:span text:style-name="T14">Envoy</text:span><text:span text:style-name="T16">: Elves often have trouble relating to neighbors of other races, especially those with much shorter lifespans. As a result, some are trained in minor magics that are particularly useful when dealing with non-elves. Elves with this racial trait and an </text:span><text:a xlink:type="simple" xlink:href="https://www.d20pfsrd.com/basics-ability-scores/ability-scores#TOC-Intelligence-Int-" text:style-name="Internet_20_link" text:visited-style-name="Visited_20_Internet_20_Link"><text:span text:style-name="T17">Intelligence</text:span></text:a><text:span text:style-name="T16"> score of 11 or higher gain the following </text:span><text:a xlink:type="simple" xlink:href="https://www.d20pfsrd.com/magic#TOC-Spell-Like-Abilities-Sp-" text:style-name="Internet_20_link" text:visited-style-name="Visited_20_Internet_20_Link"><text:span text:style-name="T17">spell-like abilities</text:span></text:a><text:span text:style-name="T16"> once per day: </text:span><text:a xlink:type="simple" xlink:href="https://www.d20pfsrd.com/magic/all-spells/c/comprehend-languages" text:style-name="Internet_20_link" text:visited-style-name="Visited_20_Internet_20_Link"><text:span text:style-name="T22">comprehend languages</text:span></text:a><text:span text:style-name="T16">, </text:span><text:a xlink:type="simple" xlink:href="https://www.d20pfsrd.com/magic/all-spells/d/detect-magic" text:style-name="Internet_20_link" text:visited-style-name="Visited_20_Internet_20_Link"><text:span text:style-name="T22">detect magic</text:span></text:a><text:span text:style-name="T16">, </text:span><text:a xlink:type="simple" xlink:href="https://www.d20pfsrd.com/magic/all-spells/d/detect-poison" text:style-name="Internet_20_link" text:visited-style-name="Visited_20_Internet_20_Link"><text:span text:style-name="T22">detect poison</text:span></text:a><text:span text:style-name="T16">, and </text:span><text:a xlink:type="simple" xlink:href="https://www.d20pfsrd.com/magic/all-spells/r/read-magic" text:style-name="Internet_20_link" text:visited-style-name="Visited_20_Internet_20_Link"><text:span text:style-name="T22">read magic</text:span></text:a><text:span text:style-name="T16">. The </text:span><text:a xlink:type="simple" xlink:href="https://www.d20pfsrd.com/magic#TOC-Caster-Level" text:style-name="Internet_20_link" text:visited-style-name="Visited_20_Internet_20_Link"><text:span text:style-name="T17">caster level</text:span></text:a><text:span text:style-name="T16"> for these effects is equal to the elf’s level.</text:span></text:p>
        </text:list-item>
        <text:list-item>
          <text:p text:style-name="P24"><text:span text:style-name="T14">Fey-Sighted</text:span><text:span text:style-name="T16"> You gain </text:span><text:a xlink:type="simple" xlink:href="https://www.d20pfsrd.com/magic/all-spells/d/detect-magic" text:style-name="Internet_20_link" text:visited-style-name="Visited_20_Internet_20_Link"><text:span text:style-name="T22">detect magic</text:span></text:a><text:span text:style-name="T16"> as a constant </text:span><text:a xlink:type="simple" xlink:href="https://www.d20pfsrd.com/magic#TOC-Spell-Like-Abilities-Sp-" text:style-name="Internet_20_link" text:visited-style-name="Visited_20_Internet_20_Link"><text:span text:style-name="T17">spell-like ability</text:span></text:a><text:span text:style-name="T16">, with a </text:span><text:a xlink:type="simple" xlink:href="https://www.d20pfsrd.com/magic#TOC-Caster-Level" text:style-name="Internet_20_link" text:visited-style-name="Visited_20_Internet_20_Link"><text:span text:style-name="T17">caster level</text:span></text:a><text:span text:style-name="T16"> equal to your character level.</text:span></text:p>
        </text:list-item>
        <text:list-item>
          <text:p text:style-name="P24"><text:span text:style-name="T14">Fleet-Footed(4 CP)</text:span><text:span text:style-name="T16">: While all elves are naturally lithe and agile, some also are naturally speedy and have a strong desire to rush into situations rather than worrying about looking ahead. Elves with this racial trait receive </text:span><text:a xlink:type="simple" xlink:href="https://www.d20pfsrd.com/feats/general-feats/run" text:style-name="Internet_20_link" text:visited-style-name="Visited_20_Internet_20_Link"><text:span text:style-name="T17">Run</text:span></text:a><text:span text:style-name="T16"> as a bonus feat and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gamemastering/combat#TOC-Initiative" text:style-name="Internet_20_link" text:visited-style-name="Visited_20_Internet_20_Link"><text:span text:style-name="T17">initiative</text:span></text:a><text:span text:style-name="T16"> checks.</text:span></text:p>
        </text:list-item>
        <text:list-item>
          <text:p text:style-name="P24"><text:span text:style-name="T14">Frostmelding</text:span><text:span text:style-name="T16">: Elves with this alternate racial trait can use </text:span><text:a xlink:type="simple" xlink:href="https://www.d20pfsrd.com/magic/all-spells/m/meld-into-stone" text:style-name="Internet_20_link" text:visited-style-name="Visited_20_Internet_20_Link"><text:span text:style-name="T22">meld into stone</text:span></text:a><text:span text:style-name="T16"> as a </text:span><text:a xlink:type="simple" xlink:href="https://www.d20pfsrd.com/magic#TOC-Spell-Like-Abilities-Sp-" text:style-name="Internet_20_link" text:visited-style-name="Visited_20_Internet_20_Link"><text:span text:style-name="T17">spell-like ability</text:span></text:a><text:span text:style-name="T16"> once per day, with a </text:span><text:a xlink:type="simple" xlink:href="https://www.d20pfsrd.com/magic#TOC-Caster-Level" text:style-name="Internet_20_link" text:visited-style-name="Visited_20_Internet_20_Link"><text:span text:style-name="T17">caster level</text:span></text:a><text:span text:style-name="T16"> equal to their character level, except that they instead meld with snow and ice and the spell duration is 1 round per level.</text:span></text:p>
        </text:list-item>
        <text:list-item>
          <text:p text:style-name="P24"><text:span text:style-name="T14">Human-raised(4 CP)</text:span><text:span text:style-name="T16">: Elves raised outside of elven communities—are accustomed to other races’ brevity of life. Although they lose the opportunity to train in traditional elven arts, these elves pick up a bit of their adoptive parents’ skills. They gain </text:span><text:a xlink:type="simple" xlink:href="https://www.d20pfsrd.com/feats/general-feats/skill-focus" text:style-name="Internet_20_link" text:visited-style-name="Visited_20_Internet_20_Link"><text:span text:style-name="T17">Skill Focus</text:span></text:a><text:span text:style-name="T16"> as a bonus feat. </text:span></text:p>
        </text:list-item>
        <text:list-item>
          <text:p text:style-name="P24"><text:span text:style-name="T14">Illustrious Urbanite</text:span><text:span text:style-name="T16">: City elves have a remarkable ability to combine magic harmoniously with their surroundings. They gain </text:span><text:a xlink:type="simple" xlink:href="https://www.d20pfsrd.com/feats/general-feats/spell-focus" text:style-name="Internet_20_link" text:visited-style-name="Visited_20_Internet_20_Link"><text:span text:style-name="T17">Spell Focus</text:span></text:a><text:span text:style-name="T16"> with </text:span><text:a xlink:type="simple" xlink:href="https://www.d20pfsrd.com/magic#TOC-Conjuration" text:style-name="Internet_20_link" text:visited-style-name="Visited_20_Internet_20_Link"><text:span text:style-name="T17">conjuration</text:span></text:a><text:span text:style-name="T16">, </text:span><text:a xlink:type="simple" xlink:href="https://www.d20pfsrd.com/magic#TOC-Illusion" text:style-name="Internet_20_link" text:visited-style-name="Visited_20_Internet_20_Link"><text:span text:style-name="T17">illusion</text:span></text:a><text:span text:style-name="T16">, or </text:span><text:a xlink:type="simple" xlink:href="https://www.d20pfsrd.com/magic#TOC-Transmutation" text:style-name="Internet_20_link" text:visited-style-name="Visited_20_Internet_20_Link"><text:span text:style-name="T17">transmutation</text:span></text:a><text:span text:style-name="T16"> spells as a bonus feat. When casting spells of this school, the </text:span><text:a xlink:type="simple" xlink:href="https://www.d20pfsrd.com/races/core-races/elf" text:style-name="Internet_20_link" text:visited-style-name="Visited_20_Internet_20_Link"><text:span text:style-name="T17">elves</text:span></text:a><text:span text:style-name="T16"> can choose to have the spell leave undamaged any building or structure that would normally be affected. </text:span></text:p>
        </text:list-item>
        <text:list-item>
          <text:p text:style-name="P24"><text:span text:style-name="T14">Light against Darkness</text:span><text:span text:style-name="T16">: Elves have fought against the corruption of </text:span><text:a xlink:type="simple" xlink:href="https://www.d20pfsrd.com/bestiary/monster-listings/outsiders/demon" text:style-name="Internet_20_link" text:visited-style-name="Visited_20_Internet_20_Link"><text:span text:style-name="T17">demons</text:span></text:a><text:span text:style-name="T16"> since time immemorial. Elves with this trait receive a +1 bonus on </text:span><text:a xlink:type="simple" xlink:href="https://www.d20pfsrd.com/gamemastering/combat#TOC-Attack-Roll" text:style-name="Internet_20_link" text:visited-style-name="Visited_20_Internet_20_Link"><text:span text:style-name="T17">attack rolls</text:span></text:a><text:span text:style-name="T16"> against </text:span><text:a xlink:type="simple" xlink:href="https://www.d20pfsrd.com/bestiary/rules-for-monsters/creature-types#TOC-Outsider" text:style-name="Internet_20_link" text:visited-style-name="Visited_20_Internet_20_Link"><text:span text:style-name="T17">outsiders</text:span></text:a><text:span text:style-name="T16"> with the </text:span><text:a xlink:type="simple" xlink:href="https://www.d20pfsrd.com/bestiary/rules-for-monsters/creature-types#TOC-Demon" text:style-name="Internet_20_link" text:visited-style-name="Visited_20_Internet_20_Link"><text:span text:style-name="T17">demon</text:span></text:a><text:span text:style-name="T16"> subtype. </text:span></text:p>
        </text:list-item>
        <text:list-item>
          <text:p text:style-name="P24"><text:span text:style-name="T14">Long-Limbed</text:span><text:span text:style-name="T16">: Elves with this racial trait have a base move speed of 35 feet.</text:span></text:p>
        </text:list-item>
        <text:list-item>
          <text:p text:style-name="P24"><text:span text:style-name="T14">Loremasters</text:span><text:span text:style-name="T16">: Some elves are steeped in lore older than most civilizations. They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knowledge" text:style-name="Internet_20_link" text:visited-style-name="Visited_20_Internet_20_Link"><text:span text:style-name="T17">Knowledge</text:span></text:a><text:span text:style-name="T16"> (history), </text:span><text:a xlink:type="simple" xlink:href="https://www.d20pfsrd.com/skills/knowledge" text:style-name="Internet_20_link" text:visited-style-name="Visited_20_Internet_20_Link"><text:span text:style-name="T17">Knowledge</text:span></text:a><text:span text:style-name="T16"> (local), and </text:span><text:a xlink:type="simple" xlink:href="https://www.d20pfsrd.com/skills/spellcraft" text:style-name="Internet_20_link" text:visited-style-name="Visited_20_Internet_20_Link"><text:span text:style-name="T17">Spellcraft</text:span></text:a><text:span text:style-name="T16"> checks. </text:span></text:p>
        </text:list-item>
        <text:list-item>
          <text:p text:style-name="P24"><text:soft-page-break/><text:span text:style-name="T14">Overwhelming Magic(5 CP)</text:span><text:span text:style-name="T16">: Some elves obsess over the fundamentals of magic, training for decades to add layers of potent spellwork before they ever begin practicing true spells. This builds a foundation that makes their magic increasingly difficult to resist. These elves gain </text:span><text:a xlink:type="simple" xlink:href="https://www.d20pfsrd.com/feats/general-feats/spell-focus" text:style-name="Internet_20_link" text:visited-style-name="Visited_20_Internet_20_Link"><text:span text:style-name="T17">Spell Focus</text:span></text:a><text:span text:style-name="T16"> as a bonus feat.</text:span></text:p>
        </text:list-item>
        <text:list-item>
          <text:p text:style-name="P24"><text:span text:style-name="T14">Retreat Magic</text:span><text:span text:style-name="T16">: Some elves specialize in magic that fools foes into misjudging elven numbers and locations. These elves gain a +1 </text:span><text:a xlink:type="simple" xlink:href="https://www.d20pfsrd.com/basics-ability-scores/glossary#TOC-Racial-Bonus" text:style-name="Internet_20_link" text:visited-style-name="Visited_20_Internet_20_Link"><text:span text:style-name="T17">racial bonus</text:span></text:a><text:span text:style-name="T16"> to their caster levels for the purpose of determining the range and duration of all </text:span><text:a xlink:type="simple" xlink:href="https://www.d20pfsrd.com/magic#TOC-Conjuration" text:style-name="Internet_20_link" text:visited-style-name="Visited_20_Internet_20_Link"><text:span text:style-name="T17">conjuration</text:span></text:a><text:span text:style-name="T16"> and </text:span><text:a xlink:type="simple" xlink:href="https://www.d20pfsrd.com/magic#TOC-Illusion" text:style-name="Internet_20_link" text:visited-style-name="Visited_20_Internet_20_Link"><text:span text:style-name="T17">illusion</text:span></text:a><text:span text:style-name="T16"> spells that they cast.</text:span></text:p>
        </text:list-item>
        <text:list-item>
          <text:p text:style-name="P24"><text:span text:style-name="T14">Slender</text:span><text:span text:style-name="T16">: Elves often appear unnaturally thin by other races’ standards. Elves with this trait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escape-artist" text:style-name="Internet_20_link" text:visited-style-name="Visited_20_Internet_20_Link"><text:span text:style-name="T17">Escape Artist</text:span></text:a><text:span text:style-name="T16"> checks, on </text:span><text:a xlink:type="simple" xlink:href="https://www.d20pfsrd.com/gamemastering/combat#TOC-Combat-Maneuvers" text:style-name="Internet_20_link" text:visited-style-name="Visited_20_Internet_20_Link"><text:span text:style-name="T17">combat maneuver</text:span></text:a><text:span text:style-name="T16"> checks to escape a </text:span><text:a xlink:type="simple" xlink:href="https://www.d20pfsrd.com/gamemastering/combat#TOC-Grapple" text:style-name="Internet_20_link" text:visited-style-name="Visited_20_Internet_20_Link"><text:span text:style-name="T17">grapple</text:span></text:a><text:span text:style-name="T16">, and to </text:span><text:a xlink:type="simple" xlink:href="https://www.d20pfsrd.com/gamemastering/combat#TOC-Combat-Maneuver-Defense" text:style-name="Internet_20_link" text:visited-style-name="Visited_20_Internet_20_Link"><text:span text:style-name="T17">CMD</text:span></text:a><text:span text:style-name="T16"> against grapples. </text:span></text:p>
        </text:list-item>
        <text:list-item>
          <text:p text:style-name="P24"><text:span text:style-name="T14">Spirit of the Waters</text:span><text:span text:style-name="T16">: Some elves have adapted to life in tune with the sea or along the reedy depths of wild rivers and lakes. They gain a +4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swim" text:style-name="Internet_20_link" text:visited-style-name="Visited_20_Internet_20_Link"><text:span text:style-name="T17">Swim</text:span></text:a><text:span text:style-name="T16"> checks, can always take 10 while swimming, and may choose Aquan as a bonus language. They are proficient with </text:span><text:a xlink:type="simple" xlink:href="https://www.d20pfsrd.com/equipment/weapons/weapon-descriptions/longspear" text:style-name="Internet_20_link" text:visited-style-name="Visited_20_Internet_20_Link"><text:span text:style-name="T17">longspear</text:span></text:a><text:span text:style-name="T16">, </text:span><text:a xlink:type="simple" xlink:href="https://www.d20pfsrd.com/equipment/weapons/weapon-descriptions/trident" text:style-name="Internet_20_link" text:visited-style-name="Visited_20_Internet_20_Link"><text:span text:style-name="T17">trident</text:span></text:a><text:span text:style-name="T16">, and </text:span><text:a xlink:type="simple" xlink:href="https://www.d20pfsrd.com/equipment/weapons/weapon-descriptions/net" text:style-name="Internet_20_link" text:visited-style-name="Visited_20_Internet_20_Link"><text:span text:style-name="T17">net</text:span></text:a><text:span text:style-name="T16">. </text:span></text:p>
        </text:list-item>
        <text:list-item>
          <text:p text:style-name="P24"><text:span text:style-name="T14">Urbanite</text:span><text:span text:style-name="T16">: Elves who live in cities for more than a century can grow to know the ebb and flow of social situations just as their forest-dwelling cousins know the rules of the wild. Elves with this racial trait gain a +2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diplomacy" text:style-name="Internet_20_link" text:visited-style-name="Visited_20_Internet_20_Link"><text:span text:style-name="T17">Diplomacy</text:span></text:a><text:span text:style-name="T16"> checks made to gather information and </text:span><text:a xlink:type="simple" xlink:href="https://www.d20pfsrd.com/skills/sense-motive" text:style-name="Internet_20_link" text:visited-style-name="Visited_20_Internet_20_Link"><text:span text:style-name="T17">Sense Motive</text:span></text:a><text:span text:style-name="T16"> checks made to get a hunch about a social situation. This racial trait replaces keen senses.</text:span></text:p>
        </text:list-item>
        <text:list-item>
          <text:p text:style-name="P24"><text:span text:style-name="T14">Vigilance</text:span><text:span text:style-name="T16"> You gain a +2 </text:span><text:a xlink:type="simple" xlink:href="https://www.d20pfsrd.com/basics-ability-scores/glossary#TOC-Dodge-Bonus" text:style-name="Internet_20_link" text:visited-style-name="Visited_20_Internet_20_Link"><text:span text:style-name="T17">dodge bonus</text:span></text:a><text:span text:style-name="T16"> to AC against attacks by </text:span><text:a xlink:type="simple" xlink:href="https://www.d20pfsrd.com/bestiary/rules-for-monsters/creature-types#TOC-Chaotic" text:style-name="Internet_20_link" text:visited-style-name="Visited_20_Internet_20_Link"><text:span text:style-name="T17">chaotic</text:span></text:a><text:span text:style-name="T16"> creatures.</text:span></text:p>
        </text:list-item>
        <text:list-item>
          <text:p text:style-name="P24"><text:span text:style-name="T14">Woodcraft</text:span><text:span text:style-name="T16">: Elves know the deep secrets of the wild like no others, especially secrets of the forests. Elves with this racial trait gain a +1 </text:span><text:a xlink:type="simple" xlink:href="https://www.d20pfsrd.com/basics-ability-scores/glossary#TOC-Racial-Bonus" text:style-name="Internet_20_link" text:visited-style-name="Visited_20_Internet_20_Link"><text:span text:style-name="T17">racial bonus</text:span></text:a><text:span text:style-name="T16"> on </text:span><text:a xlink:type="simple" xlink:href="https://www.d20pfsrd.com/skills/knowledge" text:style-name="Internet_20_link" text:visited-style-name="Visited_20_Internet_20_Link"><text:span text:style-name="T17">Knowledge</text:span></text:a><text:span text:style-name="T16"> (nature) and </text:span><text:a xlink:type="simple" xlink:href="https://www.d20pfsrd.com/skills/survival" text:style-name="Internet_20_link" text:visited-style-name="Visited_20_Internet_20_Link"><text:span text:style-name="T17">Survival</text:span></text:a><text:span text:style-name="T16"> checks. In forest terrain, these bonuses improve to +2. </text:span></text:p>
        </text:list-item>
      </text:list>
      <text:p text:style-name="P3"/>
      <text:p text:style-name="P3"/>
      <text:p text:style-name="P3"/>
      <text:p text:style-name="P18">Gnomes</text:p>
      <text:p text:style-name="P16"><text:span text:style-name="T26">Gnomes stand 3 to 3½ feet tall and weigh 40 to 45 pounds. Their skin color ranges from dark tan to woody brown, their hair is fair, and their eyes can be any shade of blue. Gnome males prefer short, carefully trimmed beards. Gnomes generally wear leather or earth tones, though they decorate their clothes with intricate stitching or fine jewelry. Gnomes reach adulthood at about age 40, and they live about 350 years, though some can live almost 500 years.</text:span> </text:p>
      <text:p text:style-name="P16"/>
      <text:p text:style-name="P17">Every great civilization on the continent can count gnomes among them, although there are no large gnomish cities. <text:s/>If there ever was a great gnomish civilization, it has been <text:s/>lost to time, or possibly to its administrators. </text:p>
      <text:p text:style-name="P17">Gnomes take great delight in life, and while you would think such a long lived species would have patience, it is quite the opposite. <text:s/>500 years isn't half the time needed to see The Continent, so if something isn't enjoyable to them, its unlikely the a gnome will bother. <text:s/></text:p>
      <text:p text:style-name="P16"/>
      <text:list xml:id="list29540405" text:continue-numbering="true" text:style-name="L7">
        <text:list-header>
          <text:p text:style-name="P57">FREE CHARACTER TRAITS</text:p>
        </text:list-header>
        <text:list-item>
          <text:p text:style-name="P24"><text:span text:style-name="T6">Ability Score Modifiers</text:span><text:span text:style-name="T8">: Gnomes are physically weak but surprisingly hardy, and their attitude makes them naturally agreeable. They gain +2 </text:span><text:a xlink:type="simple" xlink:href="https://www.d20pfsrd.com/basics-ability-scores/ability-scores#TOC-Constitution-Con-" text:style-name="Internet_20_link" text:visited-style-name="Visited_20_Internet_20_Link"><text:span text:style-name="T11">Constitution</text:span></text:a><text:span text:style-name="T8">, +2 </text:span><text:a xlink:type="simple" xlink:href="https://www.d20pfsrd.com/basics-ability-scores/ability-scores#TOC-Charisma-Cha-" text:style-name="Internet_20_link" text:visited-style-name="Visited_20_Internet_20_Link"><text:span text:style-name="T11">Charisma</text:span></text:a><text:span text:style-name="T8">, and –2 </text:span><text:a xlink:type="simple" xlink:href="https://www.d20pfsrd.com/classes/core-classes/cleric/domains/paizo-domains/strength-domain" text:style-name="Internet_20_link" text:visited-style-name="Visited_20_Internet_20_Link"><text:span text:style-name="T11">Strength</text:span></text:a><text:span text:style-name="T8">.</text:span></text:p>
        </text:list-item>
      </text:list>
      <text:list xml:id="list4785653340123908704" text:style-name="L8">
        <text:list-item>
          <text:p text:style-name="P42"><text:span text:style-name="T1">Type</text:span>: Gnomes are Humanoid creatures with the gnome subtype.</text:p>
        </text:list-item>
        <text:list-item>
          <text:p text:style-name="P25"><text:span text:style-name="T6">Size</text:span><text:span text:style-name="T8">: Gnomes are Small creatures and thus gain a +1 </text:span><text:a xlink:type="simple" xlink:href="https://www.d20pfsrd.com/basics-ability-scores/glossary#TOC-Size-Bonus" text:style-name="Internet_20_link" text:visited-style-name="Visited_20_Internet_20_Link"><text:span text:style-name="T11">size bonus</text:span></text:a><text:span text:style-name="T8"> to their AC, a +1 </text:span><text:a xlink:type="simple" xlink:href="https://www.d20pfsrd.com/basics-ability-scores/glossary#TOC-Size-Bonus" text:style-name="Internet_20_link" text:visited-style-name="Visited_20_Internet_20_Link"><text:span text:style-name="T11">size bonus</text:span></text:a><text:span text:style-name="T8"> on </text:span><text:a xlink:type="simple" xlink:href="https://www.d20pfsrd.com/gamemastering/combat#TOC-Attack-Roll" text:style-name="Internet_20_link" text:visited-style-name="Visited_20_Internet_20_Link"><text:span text:style-name="T11">attack rolls</text:span></text:a><text:span text:style-name="T8">, a –1 penalty to their </text:span><text:a xlink:type="simple" xlink:href="https://www.d20pfsrd.com/gamemastering/combat#TOC-Combat-Maneuver-Bonus" text:style-name="Internet_20_link" text:visited-style-name="Visited_20_Internet_20_Link"><text:span text:style-name="T11">Combat Maneuver Bonus</text:span></text:a><text:span text:style-name="T8"> and </text:span><text:a xlink:type="simple" xlink:href="https://www.d20pfsrd.com/gamemastering/combat#TOC-Combat-Maneuver-Defense" text:style-name="Internet_20_link" text:visited-style-name="Visited_20_Internet_20_Link"><text:span text:style-name="T11">Combat Maneuver Defense</text:span></text:a><text:span text:style-name="T8">, and a +4 size bonus on </text:span><text:a xlink:type="simple" xlink:href="https://www.d20pfsrd.com/skills/stealth" text:style-name="Internet_20_link" text:visited-style-name="Visited_20_Internet_20_Link"><text:span text:style-name="T11">Stealth</text:span></text:a><text:span text:style-name="T8"> checks.</text:span></text:p>
        </text:list-item>
        <text:list-item>
          <text:p text:style-name="P42"><text:span text:style-name="T1">Base Speed</text:span>: (Slow Speed) Gnomes have a base speed of 20 feet.</text:p>
        </text:list-item>
        <text:list-item>
          <text:p text:style-name="P25"><text:span text:style-name="T6">Languages</text:span><text:span text:style-name="T8">: Gnomes begin play speaking Common, Gnome, and Sylvan. Gnomes with high </text:span><text:a xlink:type="simple" xlink:href="https://www.d20pfsrd.com/basics-ability-scores/ability-scores#TOC-Intelligence-Int-" text:style-name="Internet_20_link" text:visited-style-name="Visited_20_Internet_20_Link"><text:span text:style-name="T11">Intelligence</text:span></text:a><text:span text:style-name="T8"> scores can choose from the following: Draconic, Dwarven, Elven, Giant, Goblin, and Orc.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p text:style-name="P58">OPTIONAL CHARACTER TRAITS</text:p>
        </text:list-item>
        <text:list-item>
          <text:p text:style-name="P25"><text:span text:style-name="T6">Defensive Training</text:span><text:span text:style-name="T8">: Gnomes gain a +4 </text:span><text:a xlink:type="simple" xlink:href="https://www.d20pfsrd.com/basics-ability-scores/glossary#TOC-Dodge-Bonus" text:style-name="Internet_20_link" text:visited-style-name="Visited_20_Internet_20_Link"><text:span text:style-name="T11">dodge bonus</text:span></text:a><text:span text:style-name="T8"> to AC against monsters of the </text:span><text:a xlink:type="simple" xlink:href="https://www.d20pfsrd.com/bestiary/rules-for-monsters/creature-types#TOC-Giant" text:style-name="Internet_20_link" text:visited-style-name="Visited_20_Internet_20_Link"><text:span text:style-name="T11">giant</text:span></text:a><text:span text:style-name="T8"> subtype.</text:span></text:p>
        </text:list-item>
        <text:list-item>
          <text:p text:style-name="P25"><text:span text:style-name="T6">Illusion Resistance</text:span><text:span text:style-name="T8">: Gnomes gain a +2 racial saving throw bonus against </text:span><text:a xlink:type="simple" xlink:href="https://www.d20pfsrd.com/magic#TOC-Illusion" text:style-name="Internet_20_link" text:visited-style-name="Visited_20_Internet_20_Link"><text:span text:style-name="T11">illusion</text:span></text:a><text:span text:style-name="T8"> spells and effects.</text:span></text:p>
        </text:list-item>
        <text:list-item>
          <text:p text:style-name="P25"><text:span text:style-name="T6">Keen Senses</text:span><text:span text:style-name="T8">: Gnomes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perception" text:style-name="Internet_20_link" text:visited-style-name="Visited_20_Internet_20_Link"><text:span text:style-name="T11">Perception</text:span></text:a><text:span text:style-name="T8"> checks.</text:span></text:p>
        </text:list-item>
        <text:list-item>
          <text:p text:style-name="P25"><text:span text:style-name="T6">Obsessive</text:span><text:span text:style-name="T8">: Gnomes receive a +2 </text:span><text:a xlink:type="simple" xlink:href="https://www.d20pfsrd.com/basics-ability-scores/glossary#TOC-Racial-Bonus" text:style-name="Internet_20_link" text:visited-style-name="Visited_20_Internet_20_Link"><text:span text:style-name="T11">racial bonus</text:span></text:a><text:span text:style-name="T8"> on a </text:span><text:a xlink:type="simple" xlink:href="https://www.d20pfsrd.com/skills/craft" text:style-name="Internet_20_link" text:visited-style-name="Visited_20_Internet_20_Link"><text:span text:style-name="T11">Craft</text:span></text:a><text:span text:style-name="T8"> or </text:span><text:a xlink:type="simple" xlink:href="https://www.d20pfsrd.com/skills/profession" text:style-name="Internet_20_link" text:visited-style-name="Visited_20_Internet_20_Link"><text:span text:style-name="T11">Profession</text:span></text:a><text:span text:style-name="T8"> skill of their choice.</text:span></text:p>
        </text:list-item>
        <text:list-item>
          <text:p text:style-name="P25"><text:span text:style-name="T6">Gnome Magic</text:span><text:span text:style-name="T8">: Gnomes add +1 to the DC of any saving throws against </text:span><text:a xlink:type="simple" xlink:href="https://www.d20pfsrd.com/magic#TOC-Illusion" text:style-name="Internet_20_link" text:visited-style-name="Visited_20_Internet_20_Link"><text:span text:style-name="T11">illusion</text:span></text:a><text:span text:style-name="T8"> spells that they cast. Gnomes with </text:span><text:a xlink:type="simple" xlink:href="https://www.d20pfsrd.com/basics-ability-scores/ability-scores#TOC-Charisma-Cha-" text:style-name="Internet_20_link" text:visited-style-name="Visited_20_Internet_20_Link"><text:span text:style-name="T11">Charisma</text:span></text:a><text:span text:style-name="T8"> scores of 11 or higher also gain the following </text:span><text:a xlink:type="simple" xlink:href="https://www.d20pfsrd.com/magic#TOC-Spell-Like-Abilities-Sp-" text:style-name="Internet_20_link" text:visited-style-name="Visited_20_Internet_20_Link"><text:span text:style-name="T11">spell-like abilities</text:span></text:a><text:span text:style-name="T8">: </text:span><text:span text:style-name="T6">1/day</text:span><text:span text:style-name="T8">—</text:span><text:a xlink:type="simple" xlink:href="https://www.d20pfsrd.com/magic/all-spells/d/dancing-lights" text:style-name="Internet_20_link" text:visited-style-name="Visited_20_Internet_20_Link"><text:span text:style-name="T12">dancing lights</text:span></text:a><text:span text:style-name="T8">, </text:span><text:a xlink:type="simple" xlink:href="https://www.d20pfsrd.com/magic/all-spells/g/ghost-sound" text:style-name="Internet_20_link" text:visited-style-name="Visited_20_Internet_20_Link"><text:span text:style-name="T12">ghost sound</text:span></text:a><text:span text:style-name="T8">, </text:span><text:a xlink:type="simple" xlink:href="https://www.d20pfsrd.com/magic/all-spells/p/prestidigitation" text:style-name="Internet_20_link" text:visited-style-name="Visited_20_Internet_20_Link"><text:span text:style-name="T12">prestidigitation</text:span></text:a><text:span text:style-name="T8">, and </text:span><text:a xlink:type="simple" xlink:href="https://www.d20pfsrd.com/magic/all-spells/s/speak-with-animals" text:style-name="Internet_20_link" text:visited-style-name="Visited_20_Internet_20_Link"><text:span text:style-name="T12">speak with animals</text:span></text:a><text:span text:style-name="T8">. The </text:span><text:a xlink:type="simple" xlink:href="https://www.d20pfsrd.com/magic#TOC-Caster-Level" text:style-name="Internet_20_link" text:visited-style-name="Visited_20_Internet_20_Link"><text:span text:style-name="T11">caster level</text:span></text:a><text:span text:style-name="T8"> for these effects is equal to the gnome’s level. The DC for these spells is equal to 10 + the spell’s level + the gnome’s </text:span><text:a xlink:type="simple" xlink:href="https://www.d20pfsrd.com/basics-ability-scores/ability-scores#TOC-Charisma-Cha-" text:style-name="Internet_20_link" text:visited-style-name="Visited_20_Internet_20_Link"><text:span text:style-name="T11">Charisma</text:span></text:a><text:span text:style-name="T8"> modifier.</text:span></text:p>
        </text:list-item>
        <text:list-item>
          <text:p text:style-name="P42"><text:span text:style-name="T1">Weapon Familiarity</text:span>: Gnomes treat any weapon with the word “gnome” in its name as a martial weapon.</text:p>
        </text:list-item>
        <text:list-item>
          <text:p text:style-name="P25"><text:span text:style-name="T6">Low-Light Vision(2 CP)</text:span><text:span text:style-name="T8">: Gnomes can see twice as far as </text:span><text:a xlink:type="simple" xlink:href="https://www.d20pfsrd.com/races/core-races/human" text:style-name="Internet_20_link" text:visited-style-name="Visited_20_Internet_20_Link"><text:span text:style-name="T11">humans</text:span></text:a><text:span text:style-name="T8"> in conditions of dim light.</text:span></text:p>
        </text:list-item>
      </text:list>
      <text:list xml:id="list8915050059549159292" text:style-name="L9">
        <text:list-item>
          <text:p text:style-name="P26"><text:span text:style-name="T6">Academician</text:span><text:span text:style-name="T8"> Some gnomes are more academically inclined than their kin. Gnomes with this racial trait gain a +2 bonus on any single </text:span><text:a xlink:type="simple" xlink:href="https://www.d20pfsrd.com/skills/knowledge" text:style-name="Internet_20_link" text:visited-style-name="Visited_20_Internet_20_Link"><text:span text:style-name="T11">Knowledge</text:span></text:a><text:span text:style-name="T8"> skill. This racial trait replaces the obsessive racial trait.</text:span></text:p>
        </text:list-item>
        <text:list-item>
          <text:p text:style-name="P26"><text:span text:style-name="T6">Architectural Ingenuity</text:span><text:span text:style-name="T8">: Some gnomes demonstrate incredible talent for building and adjusting structures. These gnomes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knowledge" text:style-name="Internet_20_link" text:visited-style-name="Visited_20_Internet_20_Link"><text:span text:style-name="T11">Knowledge</text:span></text:a><text:span text:style-name="T8"> (engineering) checks and on </text:span><text:a xlink:type="simple" xlink:href="https://www.d20pfsrd.com/skills/craft" text:style-name="Internet_20_link" text:visited-style-name="Visited_20_Internet_20_Link"><text:span text:style-name="T11">Craft</text:span></text:a><text:span text:style-name="T8"> and </text:span><text:a xlink:type="simple" xlink:href="https://www.d20pfsrd.com/skills/perception" text:style-name="Internet_20_link" text:visited-style-name="Visited_20_Internet_20_Link"><text:span text:style-name="T11">Perception</text:span></text:a><text:span text:style-name="T8"> checks related to structures (including structural traps).</text:span></text:p>
        </text:list-item>
        <text:list-item>
          <text:p text:style-name="P26"><text:span text:style-name="T6">Artistic</text:span><text:span text:style-name="T8">: Gnomes with this racial trait gain a +2 </text:span><text:a xlink:type="simple" xlink:href="https://www.d20pfsrd.com/basics-ability-scores/glossary#TOC-Racial-Bonus" text:style-name="Internet_20_link" text:visited-style-name="Visited_20_Internet_20_Link"><text:span text:style-name="T11">racial bonus</text:span></text:a><text:span text:style-name="T8"> on a </text:span><text:a xlink:type="simple" xlink:href="https://www.d20pfsrd.com/skills/perform" text:style-name="Internet_20_link" text:visited-style-name="Visited_20_Internet_20_Link"><text:span text:style-name="T11">Perform</text:span></text:a><text:span text:style-name="T8"> skill of their choice. This replaces obsessive. </text:span><text:a xlink:type="simple" xlink:href="https://amzn.to/2PgFB7S" office:target-frame-name="_blank" xlink:show="new" text:style-name="Internet_20_link" text:visited-style-name="Visited_20_Internet_20_Link"><text:span text:style-name="T11">PPC:HftF</text:span></text:a></text:p>
        </text:list-item>
        <text:list-item>
          <text:p text:style-name="P26"><text:soft-page-break/><text:span text:style-name="T6">Charming Diviner</text:span><text:span text:style-name="T8">: Gnomes with this racial trait treat their </text:span><text:a xlink:type="simple" xlink:href="https://www.d20pfsrd.com/magic#TOC-Caster-Level" text:style-name="Internet_20_link" text:visited-style-name="Visited_20_Internet_20_Link"><text:span text:style-name="T11">caster level</text:span></text:a><text:span text:style-name="T8"> as 1 higher for the purposes of </text:span><text:a xlink:type="simple" xlink:href="https://www.d20pfsrd.com/magic/all-spells/d/divination" text:style-name="Internet_20_link" text:visited-style-name="Visited_20_Internet_20_Link"><text:span text:style-name="T12">divination</text:span></text:a><text:span text:style-name="T8"> spells they cast. Additionally, if the gnome has a </text:span><text:a xlink:type="simple" xlink:href="https://www.d20pfsrd.com/basics-ability-scores/ability-scores#TOC-Wisdom-Wis-" text:style-name="Internet_20_link" text:visited-style-name="Visited_20_Internet_20_Link"><text:span text:style-name="T11">Wisdom</text:span></text:a><text:span text:style-name="T8"> or </text:span><text:a xlink:type="simple" xlink:href="https://www.d20pfsrd.com/basics-ability-scores/ability-scores#TOC-Charisma-Cha-" text:style-name="Internet_20_link" text:visited-style-name="Visited_20_Internet_20_Link"><text:span text:style-name="T11">Charisma</text:span></text:a><text:span text:style-name="T8"> score of 11 or higher, she also gains the ability to cast </text:span><text:a xlink:type="simple" xlink:href="https://www.d20pfsrd.com/magic/all-spells/c/charm-animal" text:style-name="Internet_20_link" text:visited-style-name="Visited_20_Internet_20_Link"><text:span text:style-name="T12">charm animal</text:span></text:a><text:span text:style-name="T8"> as a </text:span><text:a xlink:type="simple" xlink:href="https://www.d20pfsrd.com/magic#TOC-Spell-Like-Abilities-Sp-" text:style-name="Internet_20_link" text:visited-style-name="Visited_20_Internet_20_Link"><text:span text:style-name="T11">spell-like ability</text:span></text:a><text:span text:style-name="T8"> three times per day. The </text:span><text:a xlink:type="simple" xlink:href="https://www.d20pfsrd.com/magic#TOC-Caster-Level" text:style-name="Internet_20_link" text:visited-style-name="Visited_20_Internet_20_Link"><text:span text:style-name="T11">caster level</text:span></text:a><text:span text:style-name="T8"> for this effect is equal to the gnome’s level, and the DC for these spells is equal to 10 + the spell’s level + the gnome’s </text:span><text:a xlink:type="simple" xlink:href="https://www.d20pfsrd.com/basics-ability-scores/ability-scores#TOC-Charisma-Cha-" text:style-name="Internet_20_link" text:visited-style-name="Visited_20_Internet_20_Link"><text:span text:style-name="T11">Charisma</text:span></text:a><text:span text:style-name="T8"> modifier.</text:span></text:p>
        </text:list-item>
        <text:list-item>
          <text:p text:style-name="P26"><text:span text:style-name="T6">Dirty Trickster(5 CP)</text:span><text:span text:style-name="T8">: All gnomes love pranks, but some specialize in those improvised during battle. These gnomes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Dirty-Trick" text:style-name="Internet_20_link" text:visited-style-name="Visited_20_Internet_20_Link"><text:span text:style-name="T11">dirty trick</text:span></text:a><text:span text:style-name="T8"> </text:span><text:a xlink:type="simple" xlink:href="https://www.d20pfsrd.com/gamemastering/combat#TOC-Combat-Maneuvers" text:style-name="Internet_20_link" text:visited-style-name="Visited_20_Internet_20_Link"><text:span text:style-name="T11">combat maneuvers</text:span></text:a><text:span text:style-name="T8">. They need not meet the </text:span><text:a xlink:type="simple" xlink:href="https://www.d20pfsrd.com/basics-ability-scores/ability-scores#TOC-Intelligence-Int-" text:style-name="Internet_20_link" text:visited-style-name="Visited_20_Internet_20_Link"><text:span text:style-name="T11">Intelligence</text:span></text:a><text:span text:style-name="T8"> requirement to select </text:span><text:a xlink:type="simple" xlink:href="https://www.d20pfsrd.com/feats/combat-feats/combat-expertise-combat" text:style-name="Internet_20_link" text:visited-style-name="Visited_20_Internet_20_Link"><text:span text:style-name="T11">Combat Expertise</text:span></text:a><text:span text:style-name="T8">, </text:span><text:a xlink:type="simple" xlink:href="https://www.d20pfsrd.com/feats/combat-feats/improved-dirty-trick-combat" text:style-name="Internet_20_link" text:visited-style-name="Visited_20_Internet_20_Link"><text:span text:style-name="T11">Improved Dirty Trick</text:span></text:a><text:span text:style-name="T8">, and any feat with </text:span><text:a xlink:type="simple" xlink:href="https://www.d20pfsrd.com/feats/combat-feats/improved-dirty-trick-combat" text:style-name="Internet_20_link" text:visited-style-name="Visited_20_Internet_20_Link"><text:span text:style-name="T11">Improved Dirty Trick</text:span></text:a><text:span text:style-name="T8"> as a prerequisite.</text:span></text:p>
        </text:list-item>
        <text:list-item>
          <text:p text:style-name="P26"><text:span text:style-name="T6">Eternal Hope</text:span><text:span text:style-name="T8"> Gnomes rarely lose hope and are always confident that even hopeless situations will work out. Gnomes with this racial trait receive a +2 </text:span><text:a xlink:type="simple" xlink:href="https://www.d20pfsrd.com/basics-ability-scores/glossary#TOC-Racial-Bonus" text:style-name="Internet_20_link" text:visited-style-name="Visited_20_Internet_20_Link"><text:span text:style-name="T11">racial bonus</text:span></text:a><text:span text:style-name="T8"> on saving throws against fear and despair effects. Once per day, after rolling a 1 on a d20, the gnome may reroll and use the second result.</text:span></text:p>
        </text:list-item>
        <text:list-item>
          <text:p text:style-name="P26"><text:span text:style-name="T6">Explorer</text:span><text:span text:style-name="T8"> Many gnomes are obsessed with seeing as much of the world as possible, rather than perfecting some specific talent or vocation. These gnomes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climb" text:style-name="Internet_20_link" text:visited-style-name="Visited_20_Internet_20_Link"><text:span text:style-name="T11">Climb</text:span></text:a><text:span text:style-name="T8"> checks and checks for one </text:span><text:a xlink:type="simple" xlink:href="https://www.d20pfsrd.com/skills/knowledge" text:style-name="Internet_20_link" text:visited-style-name="Visited_20_Internet_20_Link"><text:span text:style-name="T11">Knowledge</text:span></text:a><text:span text:style-name="T8"> skill of their choice. </text:span></text:p>
        </text:list-item>
        <text:list-item>
          <text:p text:style-name="P26"><text:span text:style-name="T6">Faerie Dragon Magic (2 RP)</text:span><text:span text:style-name="T8">: Some gnomes ally with capricious </text:span><text:a xlink:type="simple" xlink:href="https://www.d20pfsrd.com/bestiary/monster-listings/dragons/dragon-faerie" text:style-name="Internet_20_link" text:visited-style-name="Visited_20_Internet_20_Link"><text:span text:style-name="T11">faerie dragons</text:span></text:a><text:span text:style-name="T8"> or share a supernatural kinship with these enigmatic creatures. Gnomes with this trait add 1 to the DCs of saves against the illusion spells they cast. Additionally, a gnome with a </text:span><text:a xlink:type="simple" xlink:href="https://www.d20pfsrd.com/basics-ability-scores/ability-scores#TOC-Charisma-Cha-" text:style-name="Internet_20_link" text:visited-style-name="Visited_20_Internet_20_Link"><text:span text:style-name="T11">Charisma</text:span></text:a><text:span text:style-name="T8"> score of 11 or higher can use each of the following </text:span><text:a xlink:type="simple" xlink:href="https://www.d20pfsrd.com/magic#TOC-Spell-Like-Abilities-Sp-" text:style-name="Internet_20_link" text:visited-style-name="Visited_20_Internet_20_Link"><text:span text:style-name="T11">spell-like abilities</text:span></text:a><text:span text:style-name="T8"> once per day: </text:span><text:a xlink:type="simple" xlink:href="https://www.d20pfsrd.com/magic/all-spells/g/ghost-sound" text:style-name="Internet_20_link" text:visited-style-name="Visited_20_Internet_20_Link"><text:span text:style-name="T12">ghost sound</text:span></text:a><text:span text:style-name="T8">, </text:span><text:a xlink:type="simple" xlink:href="https://www.d20pfsrd.com/magic/all-spells/g/grease" text:style-name="Internet_20_link" text:visited-style-name="Visited_20_Internet_20_Link"><text:span text:style-name="T12">grease</text:span></text:a><text:span text:style-name="T8">, and </text:span><text:a xlink:type="simple" xlink:href="https://www.d20pfsrd.com/magic/all-spells/s/silent-image" text:style-name="Internet_20_link" text:visited-style-name="Visited_20_Internet_20_Link"><text:span text:style-name="T12">silent image</text:span></text:a><text:span text:style-name="T8">. The </text:span><text:a xlink:type="simple" xlink:href="https://www.d20pfsrd.com/magic#TOC-Caster-Level" text:style-name="Internet_20_link" text:visited-style-name="Visited_20_Internet_20_Link"><text:span text:style-name="T11">caster level</text:span></text:a><text:span text:style-name="T8"> for these effects is equal to the gnome’s character level. The DC for these spells is equal to 10 + the spell’s level + the gnome’s </text:span><text:a xlink:type="simple" xlink:href="https://www.d20pfsrd.com/basics-ability-scores/ability-scores#TOC-Charisma-Cha-" text:style-name="Internet_20_link" text:visited-style-name="Visited_20_Internet_20_Link"><text:span text:style-name="T11">Charisma</text:span></text:a><text:span text:style-name="T8"> modifier.</text:span></text:p>
        </text:list-item>
        <text:list-item>
          <text:p text:style-name="P26"><text:span text:style-name="T6">Fell Magic</text:span><text:span text:style-name="T8"> Gnomes add +1 to the DC of any saving throws against </text:span><text:a xlink:type="simple" xlink:href="https://www.d20pfsrd.com/magic#TOC-Necromancy" text:style-name="Internet_20_link" text:visited-style-name="Visited_20_Internet_20_Link"><text:span text:style-name="T11">necromancy</text:span></text:a><text:span text:style-name="T8"> spells that they cast. Gnomes with </text:span><text:a xlink:type="simple" xlink:href="https://www.d20pfsrd.com/basics-ability-scores/ability-scores#TOC-Wisdom-Wis-" text:style-name="Internet_20_link" text:visited-style-name="Visited_20_Internet_20_Link"><text:span text:style-name="T11">Wisdom</text:span></text:a><text:span text:style-name="T8"> scores of 11 or higher also gain the following </text:span><text:a xlink:type="simple" xlink:href="https://www.d20pfsrd.com/magic#TOC-Spell-Like-Abilities-Sp-" text:style-name="Internet_20_link" text:visited-style-name="Visited_20_Internet_20_Link"><text:span text:style-name="T11">spell-like abilities</text:span></text:a><text:span text:style-name="T8">: </text:span><text:span text:style-name="T6">1/day</text:span><text:span text:style-name="T8">—</text:span><text:a xlink:type="simple" xlink:href="https://www.d20pfsrd.com/magic/all-spells/b/bleed" text:style-name="Internet_20_link" text:visited-style-name="Visited_20_Internet_20_Link"><text:span text:style-name="T12">bleed</text:span></text:a><text:span text:style-name="T8">, </text:span><text:a xlink:type="simple" xlink:href="https://www.d20pfsrd.com/magic/all-spells/c/chill-touch" text:style-name="Internet_20_link" text:visited-style-name="Visited_20_Internet_20_Link"><text:span text:style-name="T12">chill touch</text:span></text:a><text:span text:style-name="T8">, </text:span><text:a xlink:type="simple" xlink:href="https://www.d20pfsrd.com/magic/all-spells/d/detect-poison" text:style-name="Internet_20_link" text:visited-style-name="Visited_20_Internet_20_Link"><text:span text:style-name="T12">detect poison</text:span></text:a><text:span text:style-name="T8">, and </text:span><text:a xlink:type="simple" xlink:href="https://www.d20pfsrd.com/magic/all-spells/t/touch-of-fatigue" text:style-name="Internet_20_link" text:visited-style-name="Visited_20_Internet_20_Link"><text:span text:style-name="T12">touch of fatigue</text:span></text:a><text:span text:style-name="T8">. The </text:span><text:a xlink:type="simple" xlink:href="https://www.d20pfsrd.com/magic#TOC-Caster-Level" text:style-name="Internet_20_link" text:visited-style-name="Visited_20_Internet_20_Link"><text:span text:style-name="T11">caster level</text:span></text:a><text:span text:style-name="T8"> for these effects is equal to the gnome’s level. The DC for these spells is equal to 10 + the spell’s level + the gnome’s </text:span><text:a xlink:type="simple" xlink:href="https://www.d20pfsrd.com/basics-ability-scores/ability-scores#TOC-Wisdom-Wis-" text:style-name="Internet_20_link" text:visited-style-name="Visited_20_Internet_20_Link"><text:span text:style-name="T11">Wisdom</text:span></text:a><text:span text:style-name="T8"> modifier.</text:span></text:p>
        </text:list-item>
        <text:list-item>
          <text:p text:style-name="P26"><text:span text:style-name="T6">Fey Magic(5 CP)</text:span><text:span text:style-name="T8">: Gnomes with this racial trait increase the DC of spells of the </text:span><text:a xlink:type="simple" xlink:href="https://www.d20pfsrd.com/magic#TOC-Enchantment-Compulsion" text:style-name="Internet_20_link" text:visited-style-name="Visited_20_Internet_20_Link"><text:span text:style-name="T11">compulsion</text:span></text:a><text:span text:style-name="T8"> subschool they cast by 1. Additionally, if the gnome has a </text:span><text:a xlink:type="simple" xlink:href="https://www.d20pfsrd.com/basics-ability-scores/ability-scores#TOC-Charisma-Cha-" text:style-name="Internet_20_link" text:visited-style-name="Visited_20_Internet_20_Link"><text:span text:style-name="T11">Charisma</text:span></text:a><text:span text:style-name="T8"> score of 11 or higher, she also gains the following </text:span><text:a xlink:type="simple" xlink:href="https://www.d20pfsrd.com/magic#TOC-Spell-Like-Abilities-Sp-" text:style-name="Internet_20_link" text:visited-style-name="Visited_20_Internet_20_Link"><text:span text:style-name="T11">spell-like abilities</text:span></text:a><text:span text:style-name="T8">: 1/day—</text:span><text:a xlink:type="simple" xlink:href="https://www.d20pfsrd.com/magic/all-spells/c/charm-person" text:style-name="Internet_20_link" text:visited-style-name="Visited_20_Internet_20_Link"><text:span text:style-name="T12">charm person</text:span></text:a><text:span text:style-name="T8">, </text:span><text:a xlink:type="simple" xlink:href="https://www.d20pfsrd.com/magic/all-spells/d/dancing-lights" text:style-name="Internet_20_link" text:visited-style-name="Visited_20_Internet_20_Link"><text:span text:style-name="T12">dancing lights</text:span></text:a><text:span text:style-name="T8">, </text:span><text:a xlink:type="simple" xlink:href="https://www.d20pfsrd.com/magic/all-spells/e/entangle" text:style-name="Internet_20_link" text:visited-style-name="Visited_20_Internet_20_Link"><text:span text:style-name="T12">entangle</text:span></text:a><text:span text:style-name="T8">, and </text:span><text:a xlink:type="simple" xlink:href="https://www.d20pfsrd.com/magic/all-spells/p/prestidigitation" text:style-name="Internet_20_link" text:visited-style-name="Visited_20_Internet_20_Link"><text:span text:style-name="T12">prestidigitation</text:span></text:a><text:span text:style-name="T8">. The </text:span><text:a xlink:type="simple" xlink:href="https://www.d20pfsrd.com/magic#TOC-Caster-Level" text:style-name="Internet_20_link" text:visited-style-name="Visited_20_Internet_20_Link"><text:span text:style-name="T11">caster level</text:span></text:a><text:span text:style-name="T8"> for these effects is equal to the gnome’s level. The DC for these spells is equal to 10 + the spell’s level + the gnome’s </text:span><text:a xlink:type="simple" xlink:href="https://www.d20pfsrd.com/basics-ability-scores/ability-scores#TOC-Charisma-Cha-" text:style-name="Internet_20_link" text:visited-style-name="Visited_20_Internet_20_Link"><text:span text:style-name="T11">Charisma</text:span></text:a><text:span text:style-name="T8"> modifier.</text:span></text:p>
        </text:list-item>
        <text:list-item>
          <text:p text:style-name="P26"><text:span text:style-name="T6">Gift of Tongues(4 CP)</text:span><text:span text:style-name="T8"> Gnomes love languages and learning about those they meet. Gnomes with this racial trait gain a +1 bonus on </text:span><text:a xlink:type="simple" xlink:href="https://www.d20pfsrd.com/skills/bluff" text:style-name="Internet_20_link" text:visited-style-name="Visited_20_Internet_20_Link"><text:span text:style-name="T11">Bluff</text:span></text:a><text:span text:style-name="T8"> and </text:span><text:a xlink:type="simple" xlink:href="https://www.d20pfsrd.com/skills/diplomacy" text:style-name="Internet_20_link" text:visited-style-name="Visited_20_Internet_20_Link"><text:span text:style-name="T11">Diplomacy</text:span></text:a><text:span text:style-name="T8"> checks, and they learn one additional language every time they put a rank in the </text:span><text:a xlink:type="simple" xlink:href="https://www.d20pfsrd.com/skills/linguistics" text:style-name="Internet_20_link" text:visited-style-name="Visited_20_Internet_20_Link"><text:span text:style-name="T11">Linguistics</text:span></text:a><text:span text:style-name="T8"> skill.</text:span></text:p>
        </text:list-item>
        <text:list-item>
          <text:p text:style-name="P26"><text:span text:style-name="T6">Inquisitive</text:span><text:span text:style-name="T8">: Gnomes have a knack for being in places they shouldn’t be. Gnomes with this trait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disable-device" text:style-name="Internet_20_link" text:visited-style-name="Visited_20_Internet_20_Link"><text:span text:style-name="T11">Disable Device</text:span></text:a><text:span text:style-name="T8"> and </text:span><text:a xlink:type="simple" xlink:href="https://www.d20pfsrd.com/skills/escape-artist" text:style-name="Internet_20_link" text:visited-style-name="Visited_20_Internet_20_Link"><text:span text:style-name="T11">Escape Artist</text:span></text:a><text:span text:style-name="T8"> checks. This racial trait replaces keen senses and obsessive. </text:span></text:p>
        </text:list-item>
        <text:list-item>
          <text:p text:style-name="P26"><text:span text:style-name="T6">Intrepid Settler</text:span><text:span text:style-name="T8">: Some gnomes add to the thrill of living by settling in precarious places. These intrepid gnomes gain a +2 </text:span><text:a xlink:type="simple" xlink:href="https://www.d20pfsrd.com/basics-ability-scores/glossary#TOC-Racial-Bonus" text:style-name="Internet_20_link" text:visited-style-name="Visited_20_Internet_20_Link"><text:span text:style-name="T11">racial bonus</text:span></text:a><text:span text:style-name="T8"> on saving throws against </text:span><text:a xlink:type="simple" xlink:href="https://www.d20pfsrd.com/gamemastering/special-abilities#TOC-Fear" text:style-name="Internet_20_link" text:visited-style-name="Visited_20_Internet_20_Link"><text:span text:style-name="T11">fear</text:span></text:a><text:span text:style-name="T8"> effects and on </text:span><text:a xlink:type="simple" xlink:href="https://www.d20pfsrd.com/skills/acrobatics" text:style-name="Internet_20_link" text:visited-style-name="Visited_20_Internet_20_Link"><text:span text:style-name="T11">Acrobatics</text:span></text:a><text:span text:style-name="T8">, </text:span><text:a xlink:type="simple" xlink:href="https://www.d20pfsrd.com/skills/climb" text:style-name="Internet_20_link" text:visited-style-name="Visited_20_Internet_20_Link"><text:span text:style-name="T11">Climb</text:span></text:a><text:span text:style-name="T8">, and </text:span><text:a xlink:type="simple" xlink:href="https://www.d20pfsrd.com/skills/swim" text:style-name="Internet_20_link" text:visited-style-name="Visited_20_Internet_20_Link"><text:span text:style-name="T11">Swim</text:span></text:a><text:span text:style-name="T8"> checks. This racial trait replaces </text:span><text:a xlink:type="simple" xlink:href="https://www.d20pfsrd.com/magic#TOC-Illusion" text:style-name="Internet_20_link" text:visited-style-name="Visited_20_Internet_20_Link"><text:span text:style-name="T11">illusion</text:span></text:a><text:span text:style-name="T8"> resistance, keen senses, and obsessive. </text:span></text:p>
        </text:list-item>
        <text:list-item>
          <text:p text:style-name="P26"><text:span text:style-name="T6">Magical Linguist(4 CP)</text:span><text:span text:style-name="T8"> Gnomes study languages in both their mundane and supernatural manifestations. Gnomes with this racial trait add +1 to the DC of spells they cast with the language-dependent descriptor or those that create glyphs, symbols, or other magical writings. They gain a +2 </text:span><text:a xlink:type="simple" xlink:href="https://www.d20pfsrd.com/basics-ability-scores/glossary#TOC-Racial-Bonus" text:style-name="Internet_20_link" text:visited-style-name="Visited_20_Internet_20_Link"><text:span text:style-name="T11">racial bonus</text:span></text:a><text:span text:style-name="T8"> on saving throws against such spells. Gnomes with </text:span><text:a xlink:type="simple" xlink:href="https://www.d20pfsrd.com/basics-ability-scores/ability-scores#TOC-Charisma-Cha-" text:style-name="Internet_20_link" text:visited-style-name="Visited_20_Internet_20_Link"><text:span text:style-name="T11">Charisma</text:span></text:a><text:span text:style-name="T8"> scores of 11 or higher also gain the following </text:span><text:a xlink:type="simple" xlink:href="https://www.d20pfsrd.com/magic#TOC-Spell-Like-Abilities-Sp-" text:style-name="Internet_20_link" text:visited-style-name="Visited_20_Internet_20_Link"><text:span text:style-name="T11">spell-like abilities</text:span></text:a><text:span text:style-name="T8">: </text:span><text:span text:style-name="T6">1/day</text:span><text:span text:style-name="T8">—</text:span><text:a xlink:type="simple" xlink:href="https://www.d20pfsrd.com/magic/all-spells/a/arcane-mark" text:style-name="Internet_20_link" text:visited-style-name="Visited_20_Internet_20_Link"><text:span text:style-name="T12">arcane mark</text:span></text:a><text:span text:style-name="T8">, </text:span><text:a xlink:type="simple" xlink:href="https://www.d20pfsrd.com/magic/all-spells/c/comprehend-languages" text:style-name="Internet_20_link" text:visited-style-name="Visited_20_Internet_20_Link"><text:span text:style-name="T12">comprehend languages</text:span></text:a><text:span text:style-name="T8">, </text:span><text:a xlink:type="simple" xlink:href="https://www.d20pfsrd.com/magic/all-spells/m/message" text:style-name="Internet_20_link" text:visited-style-name="Visited_20_Internet_20_Link"><text:span text:style-name="T12">message</text:span></text:a><text:span text:style-name="T8">, </text:span><text:a xlink:type="simple" xlink:href="https://www.d20pfsrd.com/magic/all-spells/r/read-magic" text:style-name="Internet_20_link" text:visited-style-name="Visited_20_Internet_20_Link"><text:span text:style-name="T12">read magic</text:span></text:a><text:span text:style-name="T8">. The </text:span><text:a xlink:type="simple" xlink:href="https://www.d20pfsrd.com/magic#TOC-Caster-Level" text:style-name="Internet_20_link" text:visited-style-name="Visited_20_Internet_20_Link"><text:span text:style-name="T11">caster level</text:span></text:a><text:span text:style-name="T8"> for these effects is equal to the gnome’s level.</text:span></text:p>
        </text:list-item>
        <text:list-item>
          <text:p text:style-name="P26"><text:span text:style-name="T6">Master Tinker</text:span><text:span text:style-name="T8"> Gnomes experiment with all manner of mechanical devices. Gnomes with this racial trait gain a +1 bonus on </text:span><text:a xlink:type="simple" xlink:href="https://www.d20pfsrd.com/skills/disable-device" text:style-name="Internet_20_link" text:visited-style-name="Visited_20_Internet_20_Link"><text:span text:style-name="T11">Disable Device</text:span></text:a><text:span text:style-name="T8"> and </text:span><text:a xlink:type="simple" xlink:href="https://www.d20pfsrd.com/skills/knowledge" text:style-name="Internet_20_link" text:visited-style-name="Visited_20_Internet_20_Link"><text:span text:style-name="T11">Knowledge</text:span></text:a><text:span text:style-name="T8"> (engineering) checks. They are treated as proficient with any weapon they have personally crafted.</text:span></text:p>
        </text:list-item>
        <text:list-item>
          <text:p text:style-name="P26"><text:span text:style-name="T6">Pyromaniac(c CP)</text:span><text:span text:style-name="T8"> Gnomes with this racial trait are treated as one level higher when casting spells with the fire descriptor, using granted powers of the </text:span><text:a xlink:type="simple" xlink:href="https://www.d20pfsrd.com/magic/spell-lists-and-domains/domains#TOC-Fire-Domain" text:style-name="Internet_20_link" text:visited-style-name="Visited_20_Internet_20_Link"><text:span text:style-name="T11">Fire domain</text:span></text:a><text:span text:style-name="T8">, using the </text:span><text:a xlink:type="simple" xlink:href="https://www.d20pfsrd.com/classes/core-classes/sorcerer#TOC-Bloodline" text:style-name="Internet_20_link" text:visited-style-name="Visited_20_Internet_20_Link"><text:span text:style-name="T11">bloodline</text:span></text:a><text:span text:style-name="T8"> powers of the </text:span><text:a xlink:type="simple" xlink:href="https://www.d20pfsrd.com/classes/core-classes/sorcerer/bloodlines/bloodlines-from-paizo/elemental-bloodline" text:style-name="Internet_20_link" text:visited-style-name="Visited_20_Internet_20_Link"><text:span text:style-name="T11">fire elemental bloodline</text:span></text:a><text:span text:style-name="T8"> or the revelations of the </text:span><text:a xlink:type="simple" xlink:href="https://www.d20pfsrd.com/classes/base-classes/oracle" text:style-name="Internet_20_link" text:visited-style-name="Visited_20_Internet_20_Link"><text:span text:style-name="T11">oracle’s</text:span></text:a><text:span text:style-name="T8"> flame mystery, and determining the damage of </text:span><text:a xlink:type="simple" xlink:href="https://www.d20pfsrd.com/classes/base-classes/alchemist" text:style-name="Internet_20_link" text:visited-style-name="Visited_20_Internet_20_Link"><text:span text:style-name="T11">alchemist</text:span></text:a><text:span text:style-name="T8"> bombs that deal fire damage (this ability does not give gnomes early access to level-based powers; it only affects the powers they could use </text:span><text:soft-page-break/><text:span text:style-name="T8">without this ability). Gnomes with </text:span><text:a xlink:type="simple" xlink:href="https://www.d20pfsrd.com/basics-ability-scores/ability-scores#TOC-Charisma-Cha-" text:style-name="Internet_20_link" text:visited-style-name="Visited_20_Internet_20_Link"><text:span text:style-name="T11">Charisma</text:span></text:a><text:span text:style-name="T8"> scores of 11 or higher also gain the following </text:span><text:a xlink:type="simple" xlink:href="https://www.d20pfsrd.com/magic#TOC-Spell-Like-Abilities-Sp-" text:style-name="Internet_20_link" text:visited-style-name="Visited_20_Internet_20_Link"><text:span text:style-name="T11">spell-like abilities</text:span></text:a><text:span text:style-name="T8">: </text:span><text:span text:style-name="T6">1/day</text:span><text:span text:style-name="T8">—</text:span><text:a xlink:type="simple" xlink:href="https://www.d20pfsrd.com/magic/all-spells/d/dancing-lights" text:style-name="Internet_20_link" text:visited-style-name="Visited_20_Internet_20_Link"><text:span text:style-name="T12">dancing lights</text:span></text:a><text:span text:style-name="T8">, </text:span><text:a xlink:type="simple" xlink:href="https://www.d20pfsrd.com/magic/all-spells/f/flare" text:style-name="Internet_20_link" text:visited-style-name="Visited_20_Internet_20_Link"><text:span text:style-name="T12">flare</text:span></text:a><text:span text:style-name="T8">, </text:span><text:a xlink:type="simple" xlink:href="https://www.d20pfsrd.com/magic/all-spells/p/prestidigitation" text:style-name="Internet_20_link" text:visited-style-name="Visited_20_Internet_20_Link"><text:span text:style-name="T12">prestidigitation</text:span></text:a><text:span text:style-name="T8">, </text:span><text:a xlink:type="simple" xlink:href="https://www.d20pfsrd.com/magic/all-spells/p/produce-flame" text:style-name="Internet_20_link" text:visited-style-name="Visited_20_Internet_20_Link"><text:span text:style-name="T12">produce flame</text:span></text:a><text:span text:style-name="T8">. The </text:span><text:a xlink:type="simple" xlink:href="https://www.d20pfsrd.com/magic#TOC-Caster-Level" text:style-name="Internet_20_link" text:visited-style-name="Visited_20_Internet_20_Link"><text:span text:style-name="T11">caster level</text:span></text:a><text:span text:style-name="T8"> for these effects is equal to the gnome’s level; the DCs are </text:span><text:a xlink:type="simple" xlink:href="https://www.d20pfsrd.com/basics-ability-scores/ability-scores#TOC-Charisma-Cha-" text:style-name="Internet_20_link" text:visited-style-name="Visited_20_Internet_20_Link"><text:span text:style-name="T11">Charisma</text:span></text:a><text:span text:style-name="T8">-based.</text:span></text:p>
        </text:list-item>
        <text:list-item>
          <text:p text:style-name="P26"><text:span text:style-name="T6">Student of the City</text:span><text:span text:style-name="T8">: Gnomes of the city learn all they can from newcomers and tend to make contacts in all quarters.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knowledge" text:style-name="Internet_20_link" text:visited-style-name="Visited_20_Internet_20_Link"><text:span text:style-name="T11">Knowledge</text:span></text:a><text:span text:style-name="T8"> (local) checks, and can use that skill to gather information in place of </text:span><text:a xlink:type="simple" xlink:href="https://www.d20pfsrd.com/skills/diplomacy" text:style-name="Internet_20_link" text:visited-style-name="Visited_20_Internet_20_Link"><text:span text:style-name="T11">Diplomacy</text:span></text:a><text:span text:style-name="T8">. </text:span></text:p>
        </text:list-item>
        <text:list-item>
          <text:p text:style-name="P26"><text:span text:style-name="T6">Utilitarian Magic(4 CP)</text:span><text:span text:style-name="T8">: Some gnomes develop practical magic to assist them with their obsessive projects. These gnomes add 1 to the DC of any saving throws against </text:span><text:a xlink:type="simple" xlink:href="https://www.d20pfsrd.com/magic#TOC-Transmutation" text:style-name="Internet_20_link" text:visited-style-name="Visited_20_Internet_20_Link"><text:span text:style-name="T11">transmutation</text:span></text:a><text:span text:style-name="T8"> spells they cast. If their </text:span><text:a xlink:type="simple" xlink:href="https://www.d20pfsrd.com/basics-ability-scores/ability-scores#TOC-Intelligence-Int-" text:style-name="Internet_20_link" text:visited-style-name="Visited_20_Internet_20_Link"><text:span text:style-name="T11">Intelligence</text:span></text:a><text:span text:style-name="T8"> score is 11 or higher, they also gain the following </text:span><text:a xlink:type="simple" xlink:href="https://www.d20pfsrd.com/magic#TOC-Spell-Like-Abilities-Sp-" text:style-name="Internet_20_link" text:visited-style-name="Visited_20_Internet_20_Link"><text:span text:style-name="T11">spell-like abilities</text:span></text:a><text:span text:style-name="T8"> 1/day—</text:span><text:a xlink:type="simple" xlink:href="https://www.d20pfsrd.com/magic/all-spells/m/mage-hand" text:style-name="Internet_20_link" text:visited-style-name="Visited_20_Internet_20_Link"><text:span text:style-name="T12">mage hand</text:span></text:a><text:span text:style-name="T8">, </text:span><text:a xlink:type="simple" xlink:href="https://www.d20pfsrd.com/magic/all-spells/o/open-close" text:style-name="Internet_20_link" text:visited-style-name="Visited_20_Internet_20_Link"><text:span text:style-name="T12">open/close</text:span></text:a><text:span text:style-name="T8">, </text:span><text:a xlink:type="simple" xlink:href="https://www.d20pfsrd.com/magic/all-spells/p/prestidigitation" text:style-name="Internet_20_link" text:visited-style-name="Visited_20_Internet_20_Link"><text:span text:style-name="T12">prestidigitation</text:span></text:a><text:span text:style-name="T8">, and </text:span><text:a xlink:type="simple" xlink:href="https://www.d20pfsrd.com/magic/all-spells/u/unseen-servant" text:style-name="Internet_20_link" text:visited-style-name="Visited_20_Internet_20_Link"><text:span text:style-name="T12">unseen servant</text:span></text:a><text:span text:style-name="T8">. The DC for these spells is equal to 10 + the spell’s level + the gnome’s </text:span><text:a xlink:type="simple" xlink:href="https://www.d20pfsrd.com/basics-ability-scores/ability-scores#TOC-Intelligence-Int-" text:style-name="Internet_20_link" text:visited-style-name="Visited_20_Internet_20_Link"><text:span text:style-name="T11">Intelligence</text:span></text:a><text:span text:style-name="T8"> modifier.</text:span></text:p>
        </text:list-item>
        <text:list-item>
          <text:p text:style-name="P26"><text:span text:style-name="T6">Wright</text:span><text:span text:style-name="T8">: Some gnomes prefer to use their natural talents with mechanisms to drive machines. These gnomes gain a +2 </text:span><text:a xlink:type="simple" xlink:href="https://www.d20pfsrd.com/basics-ability-scores/glossary#TOC-Racial-Bonus" text:style-name="Internet_20_link" text:visited-style-name="Visited_20_Internet_20_Link"><text:span text:style-name="T11">racial bonus</text:span></text:a><text:span text:style-name="T8"> on driving checks and on </text:span><text:a xlink:type="simple" xlink:href="https://www.d20pfsrd.com/skills/craft" text:style-name="Internet_20_link" text:visited-style-name="Visited_20_Internet_20_Link"><text:span text:style-name="T11">Craft</text:span></text:a><text:span text:style-name="T8"> checks to build or repair vehicles. </text:span></text:p>
        </text:list-item>
      </text:list>
      <text:p text:style-name="P3"/>
      <text:p text:style-name="P9">Half Elf</text:p>
      <text:p text:style-name="P3"/>
      <text:p text:style-name="P16"/>
      <text:p text:style-name="P10">FREE CHARACTER TRAITS</text:p>
      <text:list xml:id="list7733829231976389451" text:style-name="L10">
        <text:list-item>
          <text:p text:style-name="P43"><text:span text:style-name="T1">Ability Score Modifiers</text:span>: Half-elf characters gain a +2 bonus to one ability score of their choice at creation to represent their varied nature.</text:p>
        </text:list-item>
        <text:list-item>
          <text:p text:style-name="P27"><text:span text:style-name="T6">Type</text:span><text:span text:style-name="T8">: Half-elves are </text:span><text:a xlink:type="simple" xlink:href="https://www.d20pfsrd.com/bestiary/rules-for-monsters/creature-types#TOC-Humanoid" text:style-name="Internet_20_link" text:visited-style-name="Visited_20_Internet_20_Link"><text:span text:style-name="T11">humanoid</text:span></text:a><text:span text:style-name="T8"> creatures with both the </text:span><text:a xlink:type="simple" xlink:href="https://www.d20pfsrd.com/races/core-races/human" text:style-name="Internet_20_link" text:visited-style-name="Visited_20_Internet_20_Link"><text:span text:style-name="T11">human</text:span></text:a><text:span text:style-name="T8"> and the </text:span><text:a xlink:type="simple" xlink:href="https://www.d20pfsrd.com/races/core-races/elf" text:style-name="Internet_20_link" text:visited-style-name="Visited_20_Internet_20_Link"><text:span text:style-name="T11">elf</text:span></text:a><text:span text:style-name="T8"> subtypes.</text:span></text:p>
        </text:list-item>
        <text:list-item>
          <text:p text:style-name="P43"><text:span text:style-name="T1">Size</text:span>: Half-elves are Medium creatures and have no bonuses or penalties due to their size.</text:p>
        </text:list-item>
        <text:list-item>
          <text:p text:style-name="P43"><text:span text:style-name="T1">Base Speed</text:span>: Half-elves have a base speed of 30 feet.</text:p>
        </text:list-item>
        <text:list-item>
          <text:p text:style-name="P27"><text:span text:style-name="T6">Languages</text:span><text:span text:style-name="T8">: Half-elves begin play speaking Common and Elven. Half-elves with high </text:span><text:a xlink:type="simple" xlink:href="https://www.d20pfsrd.com/basics-ability-scores/ability-scores#TOC-Intelligence-Int-" text:style-name="Internet_20_link" text:visited-style-name="Visited_20_Internet_20_Link"><text:span text:style-name="T11">Intelligence</text:span></text:a><text:span text:style-name="T8"> scores can choose any languages they want (except secret languages, such as Druidic).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list-item>
        <text:list-item>
          <text:p text:style-name="P27"><text:span text:style-name="T6">Elf Blood</text:span><text:span text:style-name="T8">: Half-elves count as both elves and </text:span><text:a xlink:type="simple" xlink:href="https://www.d20pfsrd.com/races/core-races/human/" text:style-name="Internet_20_link" text:visited-style-name="Visited_20_Internet_20_Link"><text:span text:style-name="T11">humans</text:span></text:a><text:span text:style-name="T8"> for any effect related to race.</text:span></text:p>
        </text:list-item>
      </text:list>
      <text:p text:style-name="P11">OPTIONAL CHARACTER TRAITS</text:p>
      <text:list xml:id="list4624474706289044400" text:style-name="L11">
        <text:list-item>
          <text:p text:style-name="P28"><text:span text:style-name="T6">Elven Immunities</text:span><text:span text:style-name="T8">: Half-elves are immune to magic </text:span><text:a xlink:type="simple" xlink:href="https://www.d20pfsrd.com/magic/all-spells/s/sleep" text:style-name="Internet_20_link" text:visited-style-name="Visited_20_Internet_20_Link"><text:span text:style-name="T12">sleep</text:span></text:a><text:span text:style-name="T8"> effects and gain a +2 racial saving throw bonus against </text:span><text:a xlink:type="simple" xlink:href="https://www.d20pfsrd.com/magic#TOC-Enchantment" text:style-name="Internet_20_link" text:visited-style-name="Visited_20_Internet_20_Link"><text:span text:style-name="T11">enchantment</text:span></text:a><text:span text:style-name="T8"> spells and effects.</text:span></text:p>
        </text:list-item>
        <text:list-item>
          <text:p text:style-name="P28"><text:span text:style-name="T6">Adaptability</text:span><text:span text:style-name="T8">: Half-elves receive </text:span><text:a xlink:type="simple" xlink:href="https://www.d20pfsrd.com/feats/general-feats/skill-focus" text:style-name="Internet_20_link" text:visited-style-name="Visited_20_Internet_20_Link"><text:span text:style-name="T11">Skill Focus</text:span></text:a><text:span text:style-name="T8"> as a bonus feat at 1st level.</text:span></text:p>
        </text:list-item>
        <text:list-item>
          <text:p text:style-name="P28"><text:span text:style-name="T6">Keen Senses</text:span><text:span text:style-name="T8">: Half-elves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perception" text:style-name="Internet_20_link" text:visited-style-name="Visited_20_Internet_20_Link"><text:span text:style-name="T11">Perception</text:span></text:a><text:span text:style-name="T8"> checks.</text:span></text:p>
        </text:list-item>
        <text:list-item>
          <text:p text:style-name="P44"><text:span text:style-name="T1">Low-Light Vision</text:span>: Half-elves can see twice as far as <text:a xlink:type="simple" xlink:href="https://www.d20pfsrd.com/races/core-races/human/" text:style-name="Internet_20_link" text:visited-style-name="Visited_20_Internet_20_Link"><text:span text:style-name="T30">humans</text:span></text:a> in conditions of dim light.</text:p>
        </text:list-item>
        <text:list-item>
          <text:p text:style-name="P44"><text:span text:style-name="T1">Multitalented</text:span>: Half-elves choose two favored classes at first level and gain +1 hit point or +1 skill point whenever they take a level in either one of those classes.</text:p>
        </text:list-item>
      </text:list>
      <text:list xml:id="list8394296323393771216" text:style-name="L12">
        <text:list-item>
          <text:p text:style-name="P29"><text:span text:style-name="T6">Alert for Betrayal</text:span><text:span text:style-name="T8"> You gain a +2 </text:span><text:a xlink:type="simple" xlink:href="https://www.d20pfsrd.com/basics-ability-scores/glossary#TOC-Racial-Bonus" text:style-name="Internet_20_link" text:visited-style-name="Visited_20_Internet_20_Link"><text:span text:style-name="T11">racial bonus</text:span></text:a><text:span text:style-name="T8"> on saves against </text:span><text:a xlink:type="simple" xlink:href="https://www.d20pfsrd.com/magic#TOC-Illusion" text:style-name="Internet_20_link" text:visited-style-name="Visited_20_Internet_20_Link"><text:span text:style-name="T11">illusion</text:span></text:a><text:span text:style-name="T8"> spells and effects. </text:span><text:a xlink:type="simple" xlink:href="https://www.d20pfsrd.com/skills/perception" text:style-name="Internet_20_link" text:visited-style-name="Visited_20_Internet_20_Link"><text:span text:style-name="T11">Perception</text:span></text:a><text:span text:style-name="T8"> and </text:span><text:a xlink:type="simple" xlink:href="https://www.d20pfsrd.com/skills/sense-motive" text:style-name="Internet_20_link" text:visited-style-name="Visited_20_Internet_20_Link"><text:span text:style-name="T11">Sense Motive</text:span></text:a><text:span text:style-name="T8"> are class skills for you. This racial trait replaces adaptability. </text:span><text:span text:style-name="T6">Source</text:span><text:span text:style-name="T8"> </text:span><text:a xlink:type="simple" xlink:href="http://amzn.to/2q9yMgS" office:target-frame-name="_blank" xlink:show="new" text:style-name="Internet_20_link" text:visited-style-name="Visited_20_Internet_20_Link"><text:span text:style-name="T11">PZO9480</text:span></text:a></text:p>
        </text:list-item>
        <text:list-item>
          <text:p text:style-name="P29"><text:span text:style-name="T6">Ancestral Arms</text:span><text:span text:style-name="T8">: Some half-elves receive training in an unusual weapon. Half-elves with this racial trait receive </text:span><text:a xlink:type="simple" xlink:href="https://www.d20pfsrd.com/feats/combat-feats/exotic-weapon-proficiency-combat" text:style-name="Internet_20_link" text:visited-style-name="Visited_20_Internet_20_Link"><text:span text:style-name="T11">Exotic Weapon Proficiency</text:span></text:a><text:span text:style-name="T8"> or </text:span><text:a xlink:type="simple" xlink:href="https://www.d20pfsrd.com/feats/combat-feats/martial-weapon-proficiency" text:style-name="Internet_20_link" text:visited-style-name="Visited_20_Internet_20_Link"><text:span text:style-name="T11">Martial Weapon Proficiency</text:span></text:a><text:span text:style-name="T8"> with one weapon as a bonus feat at 1st level. This racial trait replaces the adaptability racial trait.</text:span></text:p>
        </text:list-item>
        <text:list-item>
          <text:p text:style-name="P29"><text:span text:style-name="T6">Arcane Training(4 CP)</text:span><text:span text:style-name="T8">: Half-elves occasionally seek tutoring to help them master the magic in their blood. Half-elves with this racial trait have only one favored class, and it must be an arcane spellcasting class. They can use spell trigger and spell completion items for their favored class as if one level higher (or as a 1st-level character if they have no levels in that class).</text:span></text:p>
        </text:list-item>
        <text:list-item>
          <text:p text:style-name="P29"><text:span text:style-name="T6">Drow Magic</text:span><text:span text:style-name="T8">: A few half-elves with </text:span><text:a xlink:type="simple" xlink:href="https://www.d20pfsrd.com/bestiary/monster-listings/humanoids/drow-common" text:style-name="Internet_20_link" text:visited-style-name="Visited_20_Internet_20_Link"><text:span text:style-name="T11">drow</text:span></text:a><text:span text:style-name="T8"> ancestry exhibit the innate magic of that race. Half-elves with this trait have </text:span><text:a xlink:type="simple" xlink:href="https://www.d20pfsrd.com/bestiary/monster-listings/humanoids/drow-common" text:style-name="Internet_20_link" text:visited-style-name="Visited_20_Internet_20_Link"><text:span text:style-name="T11">drow</text:span></text:a><text:span text:style-name="T8"> blood somewhere in their background, and can cast </text:span><text:a xlink:type="simple" xlink:href="https://www.d20pfsrd.com/magic/all-spells/d/dancing-lights" text:style-name="Internet_20_link" text:visited-style-name="Visited_20_Internet_20_Link"><text:span text:style-name="T12">dancing lights</text:span></text:a><text:span text:style-name="T8">, </text:span><text:a xlink:type="simple" xlink:href="https://www.d20pfsrd.com/magic/all-spells/d/darkness" text:style-name="Internet_20_link" text:visited-style-name="Visited_20_Internet_20_Link"><text:span text:style-name="T12">darkness</text:span></text:a><text:span text:style-name="T8">, and </text:span><text:a xlink:type="simple" xlink:href="https://www.d20pfsrd.com/magic/all-spells/f/faerie-fire" text:style-name="Internet_20_link" text:visited-style-name="Visited_20_Internet_20_Link"><text:span text:style-name="T12">faerie fire</text:span></text:a><text:span text:style-name="T8"> each once per day, using the half-elf’s character level as the </text:span><text:a xlink:type="simple" xlink:href="https://www.d20pfsrd.com/magic#TOC-Caster-Level" text:style-name="Internet_20_link" text:visited-style-name="Visited_20_Internet_20_Link"><text:span text:style-name="T11">caster level</text:span></text:a><text:span text:style-name="T8"> for these </text:span><text:a xlink:type="simple" xlink:href="https://www.d20pfsrd.com/magic#TOC-Spell-Like-Abilities-Sp-" text:style-name="Internet_20_link" text:visited-style-name="Visited_20_Internet_20_Link"><text:span text:style-name="T11">spell-like abilities</text:span></text:a><text:span text:style-name="T8">. </text:span></text:p>
        </text:list-item>
        <text:list-item>
          <text:p text:style-name="P29"><text:span text:style-name="T6">Dual Minded</text:span><text:span text:style-name="T8">: The mixed ancestry of some half-elves makes them resistant to mental attacks. Half-elves with this racial trait gain a +2 bonus on all </text:span><text:a xlink:type="simple" xlink:href="https://www.d20pfsrd.com/gamemastering/combat#TOC-Will" text:style-name="Internet_20_link" text:visited-style-name="Visited_20_Internet_20_Link"><text:span text:style-name="T11">Will</text:span></text:a><text:span text:style-name="T8"> saving throws.</text:span></text:p>
        </text:list-item>
        <text:list-item>
          <text:p text:style-name="P29"><text:span text:style-name="T6">Elf-Scorned</text:span><text:span text:style-name="T8">: Many half-elves, especially half-drow, are rejected by their elven parents and feel nothing but hatred and fear toward their inhuman ancestors. They gain a +1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Attack-Roll" text:style-name="Internet_20_link" text:visited-style-name="Visited_20_Internet_20_Link"><text:span text:style-name="T11">attack rolls</text:span></text:a><text:span text:style-name="T8"> and a +2 </text:span><text:a xlink:type="simple" xlink:href="https://www.d20pfsrd.com/basics-ability-scores/glossary#TOC-Dodge-Bonus" text:style-name="Internet_20_link" text:visited-style-name="Visited_20_Internet_20_Link"><text:span text:style-name="T11">dodge bonus</text:span></text:a><text:span text:style-name="T8"> to AC against </text:span><text:a xlink:type="simple" xlink:href="https://www.d20pfsrd.com/races/core-races/elf" text:style-name="Internet_20_link" text:visited-style-name="Visited_20_Internet_20_Link"><text:span text:style-name="T11">elves</text:span></text:a><text:span text:style-name="T8">. </text:span></text:p>
        </text:list-item>
        <text:list-item>
          <text:p text:style-name="P29"><text:span text:style-name="T6">Eye for Opportunity</text:span><text:span text:style-name="T8">: Constantly facing the rough edges of two societies, some half-elves develop a knack for finding overlooked opportunities. They gain a +1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Attacks-of-Opportunity" text:style-name="Internet_20_link" text:visited-style-name="Visited_20_Internet_20_Link"><text:span text:style-name="T11">attacks of opportunity</text:span></text:a><text:span text:style-name="T8">. </text:span></text:p>
        </text:list-item>
        <text:list-item>
          <text:p text:style-name="P29"><text:soft-page-break/><text:span text:style-name="T6">Inspire Imitation</text:span><text:span text:style-name="T8">: Whenever a </text:span><text:a xlink:type="simple" xlink:href="https://www.d20pfsrd.com/races/core-races/half-elf" text:style-name="Internet_20_link" text:visited-style-name="Visited_20_Internet_20_Link"><text:span text:style-name="T11">half-elf</text:span></text:a><text:span text:style-name="T8"> succeeds at a skill check, she can inspire imitators as a </text:span><text:a xlink:type="simple" xlink:href="https://www.d20pfsrd.com/gamemastering/combat#TOC-Swift-Actions" text:style-name="Internet_20_link" text:visited-style-name="Visited_20_Internet_20_Link"><text:span text:style-name="T11">swift action</text:span></text:a><text:span text:style-name="T8">. Any ally within 30 feet who witnesses the successful check and attempts the same check within the next minute gains a +2 bonus on the check as if from the </text:span><text:a xlink:type="simple" xlink:href="https://www.d20pfsrd.com/gamemastering/combat#TOC-Aid-Another" text:style-name="Internet_20_link" text:visited-style-name="Visited_20_Internet_20_Link"><text:span text:style-name="T11">aid another</text:span></text:a><text:span text:style-name="T8"> action.</text:span></text:p>
        </text:list-item>
        <text:list-item>
          <text:p text:style-name="P29"><text:span text:style-name="T6">Integrated</text:span><text:span text:style-name="T8">: Many half-elves are skilled in the art of ingratiating themselves into a community as if they were natives. Half-elves with this racial trait gain a +1 bonus on </text:span><text:a xlink:type="simple" xlink:href="https://www.d20pfsrd.com/skills/bluff" text:style-name="Internet_20_link" text:visited-style-name="Visited_20_Internet_20_Link"><text:span text:style-name="T11">Bluff</text:span></text:a><text:span text:style-name="T8">, </text:span><text:a xlink:type="simple" xlink:href="https://www.d20pfsrd.com/skills/disguise" text:style-name="Internet_20_link" text:visited-style-name="Visited_20_Internet_20_Link"><text:span text:style-name="T11">Disguise</text:span></text:a><text:span text:style-name="T8">, and </text:span><text:a xlink:type="simple" xlink:href="https://www.d20pfsrd.com/skills/knowledge" text:style-name="Internet_20_link" text:visited-style-name="Visited_20_Internet_20_Link"><text:span text:style-name="T11">Knowledge</text:span></text:a><text:span text:style-name="T8"> (local) checks. </text:span></text:p>
        </text:list-item>
        <text:list-item>
          <text:p text:style-name="P29"><text:span text:style-name="T6">Multidisciplined(6 CP)</text:span><text:span text:style-name="T8">: Born to two races, half-elves have a knack for combining different magical traditions. If a half-elf with this racial trait has spellcasting abilities from at least two different classes, the effects of spells she casts from all her classes are calculated as though her </text:span><text:a xlink:type="simple" xlink:href="https://www.d20pfsrd.com/magic#TOC-Caster-Level" text:style-name="Internet_20_link" text:visited-style-name="Visited_20_Internet_20_Link"><text:span text:style-name="T11">caster level</text:span></text:a><text:span text:style-name="T8"> were 1 level higher, to a maximum of her character level</text:span></text:p>
        </text:list-item>
        <text:list-item>
          <text:p text:style-name="P29"><text:span text:style-name="T6">Reflexive Improvisation</text:span><text:span text:style-name="T8">: Half-elves raised among </text:span><text:a xlink:type="simple" xlink:href="https://www.d20pfsrd.com/races/core-races/elf" text:style-name="Internet_20_link" text:visited-style-name="Visited_20_Internet_20_Link"><text:span text:style-name="T11">elves</text:span></text:a><text:span text:style-name="T8"> often stumble unprepared into each new stage of life because their elven relatives are unaccustomed to the speed of their maturation. They gain a +2 </text:span><text:a xlink:type="simple" xlink:href="https://www.d20pfsrd.com/basics-ability-scores/glossary#TOC-Racial-Bonus" text:style-name="Internet_20_link" text:visited-style-name="Visited_20_Internet_20_Link"><text:span text:style-name="T11">racial bonus</text:span></text:a><text:span text:style-name="T8"> on untrained skill checks</text:span></text:p>
        </text:list-item>
        <text:list-item>
          <text:p text:style-name="P29"><text:span text:style-name="T6">Round Ears</text:span><text:span text:style-name="T8">: Sometimes half-elves are born with no obvious elven features. Their parents may even be </text:span><text:a xlink:type="simple" xlink:href="https://www.d20pfsrd.com/races/core-races/human/" text:style-name="Internet_20_link" text:visited-style-name="Visited_20_Internet_20_Link"><text:span text:style-name="T11">humans</text:span></text:a><text:span text:style-name="T8"> with only faint traces of elven blood. They gain the </text:span><text:a xlink:type="simple" xlink:href="https://www.d20pfsrd.com/races/core-races/human/" text:style-name="Internet_20_link" text:visited-style-name="Visited_20_Internet_20_Link"><text:span text:style-name="T11">human’s</text:span></text:a><text:span text:style-name="T8"> skilled racial trait. In addition, they receive a +4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disguise" text:style-name="Internet_20_link" text:visited-style-name="Visited_20_Internet_20_Link"><text:span text:style-name="T11">Disguise</text:span></text:a><text:span text:style-name="T8"> checks to appear </text:span><text:a xlink:type="simple" xlink:href="https://www.d20pfsrd.com/races/core-races/human" text:style-name="Internet_20_link" text:visited-style-name="Visited_20_Internet_20_Link"><text:span text:style-name="T11">human</text:span></text:a><text:span text:style-name="T8">.</text:span></text:p>
        </text:list-item>
        <text:list-item>
          <text:p text:style-name="P29"><text:span text:style-name="T6">Sure Step (2 RP)</text:span><text:span text:style-name="T8">: Adventurers can spend their whole careers in the alleys and sewers of large cities or the tunnels of the Underworld. Characters with this trait suffer no movement penalties when </text:span><text:a xlink:type="simple" xlink:href="https://www.d20pfsrd.com/gamemastering/conditions#TOC-Blinded" text:style-name="Internet_20_link" text:visited-style-name="Visited_20_Internet_20_Link"><text:span text:style-name="T11">blinded</text:span></text:a><text:span text:style-name="T8"> or moving in darkness.</text:span></text:p>
        </text:list-item>
        <text:list-item>
          <text:p text:style-name="P29"><text:span text:style-name="T6">Sociable</text:span><text:span text:style-name="T8">: Half-elves are skilled at charming others and recovering from faux pas. If half-elves with this racial trait attempt to change a creature’s attitude with a </text:span><text:a xlink:type="simple" xlink:href="https://www.d20pfsrd.com/skills/diplomacy" text:style-name="Internet_20_link" text:visited-style-name="Visited_20_Internet_20_Link"><text:span text:style-name="T11">Diplomacy</text:span></text:a><text:span text:style-name="T8"> check and fail by 5 or more, they can try to influence the creature a second time even if 24 hours have not passed. This racial trait replaces the adaptability racial trait.</text:span></text:p>
        </text:list-item>
        <text:list-item>
          <text:p text:style-name="P29"><text:span text:style-name="T6">Sophisticate</text:span><text:span text:style-name="T8">: Half-elves who strive to embody the culture in which they live develop a keen instinct for the ebb and flow of fashions, fads, and political trends.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knowledge" text:style-name="Internet_20_link" text:visited-style-name="Visited_20_Internet_20_Link"><text:span text:style-name="T11">Knowledge</text:span></text:a><text:span text:style-name="T8"> (history) and </text:span><text:a xlink:type="simple" xlink:href="https://www.d20pfsrd.com/skills/knowledge" text:style-name="Internet_20_link" text:visited-style-name="Visited_20_Internet_20_Link"><text:span text:style-name="T11">Knowledge</text:span></text:a><text:span text:style-name="T8"> (local) checks and can use those skills untrained even for checks with a DC of 10 or more. This racial trait replaces elven immunities. </text:span><text:span text:style-name="T6">Source</text:span><text:span text:style-name="T8"> </text:span><text:a xlink:type="simple" xlink:href="http://www.amazon.com/gp/product/1601257228/ref=as_li_qf_sp_asin_il_tl?ie=UTF8&amp;camp=1789&amp;creative=9325&amp;creativeASIN=1601257228&amp;linkCode=as2&amp;tag=httpwwwd20pfs-20&amp;linkId=5GTXWLOCMWVI6NUI" office:target-frame-name="_blank" xlink:show="new" text:style-name="Internet_20_link" text:visited-style-name="Visited_20_Internet_20_Link"><text:span text:style-name="T11">PCS:ISR</text:span></text:a></text:p>
        </text:list-item>
        <text:list-item>
          <text:p text:style-name="P29"><text:span text:style-name="T6">Wary</text:span><text:span text:style-name="T8">: Many half-elves have spent their long lives moving from place to place, often driven out by the hostility of others. Such experiences have made them wary of others’ motivations. Half-elves with this trait gain a +1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ense-motive" text:style-name="Internet_20_link" text:visited-style-name="Visited_20_Internet_20_Link"><text:span text:style-name="T11">Sense Motive</text:span></text:a><text:span text:style-name="T8"> and </text:span><text:a xlink:type="simple" xlink:href="https://www.d20pfsrd.com/skills/bluff" text:style-name="Internet_20_link" text:visited-style-name="Visited_20_Internet_20_Link"><text:span text:style-name="T11">Bluff</text:span></text:a><text:span text:style-name="T8"> checks. This racial trait replaces the keen senses racial trait.</text:span></text:p>
        </text:list-item>
        <text:list-item>
          <text:p text:style-name="P29"><text:span text:style-name="T6">Weapon Familiarity</text:span><text:span text:style-name="T8">: Half-elves raised among </text:span><text:a xlink:type="simple" xlink:href="https://www.d20pfsrd.com/races/core-races/elf" text:style-name="Internet_20_link" text:visited-style-name="Visited_20_Internet_20_Link"><text:span text:style-name="T11">elves</text:span></text:a><text:span text:style-name="T8"> often feel pitied and mistrusted by their longer-lived kin, and yet they receive training in </text:span><text:a xlink:type="simple" xlink:href="https://www.d20pfsrd.com/races/core-races/elf" text:style-name="Internet_20_link" text:visited-style-name="Visited_20_Internet_20_Link"><text:span text:style-name="T11">elf</text:span></text:a><text:span text:style-name="T8"> weapons. They gain the </text:span><text:a xlink:type="simple" xlink:href="https://www.d20pfsrd.com/races/core-races/elf" text:style-name="Internet_20_link" text:visited-style-name="Visited_20_Internet_20_Link"><text:span text:style-name="T11">elf</text:span></text:a><text:span text:style-name="T8"> ‘s weapon familiarity trait. This racial trait replaces adaptability. </text:span><text:span text:style-name="T6">Source</text:span><text:span text:style-name="T8"> </text:span><text:a xlink:type="simple" xlink:href="http://www.amazon.com/gp/product/1601257228/ref=as_li_qf_sp_asin_il_tl?ie=UTF8&amp;camp=1789&amp;creative=9325&amp;creativeASIN=1601257228&amp;linkCode=as2&amp;tag=httpwwwd20pfs-20&amp;linkId=5GTXWLOCMWVI6NUI" office:target-frame-name="_blank" xlink:show="new" text:style-name="Internet_20_link" text:visited-style-name="Visited_20_Internet_20_Link"><text:span text:style-name="T11">PCS:ISR</text:span></text:a></text:p>
        </text:list-item>
      </text:list>
      <text:p text:style-name="P5"/>
      <text:p text:style-name="P18">Halfling </text:p>
      <text:p text:style-name="P16"/>
      <text:p text:style-name="P10">FREE CHARACTER TRAITS</text:p>
      <text:p text:style-name="P4"/>
      <text:list xml:id="list3590124918636580421" text:style-name="L13">
        <text:list-item>
          <text:p text:style-name="P30"><text:span text:style-name="T6">Ability Score Modifiers</text:span><text:span text:style-name="T8">: Halflings are nimble and strong-willed, but their small stature makes them weaker than other races. They gain +2 </text:span><text:a xlink:type="simple" xlink:href="https://www.d20pfsrd.com/basics-ability-scores/ability-scores#TOC-Dexterity-Dex-" text:style-name="Internet_20_link" text:visited-style-name="Visited_20_Internet_20_Link"><text:span text:style-name="T11">Dexterity</text:span></text:a><text:span text:style-name="T8">, +2 </text:span><text:a xlink:type="simple" xlink:href="https://www.d20pfsrd.com/basics-ability-scores/ability-scores#TOC-Charisma-Cha-" text:style-name="Internet_20_link" text:visited-style-name="Visited_20_Internet_20_Link"><text:span text:style-name="T11">Charisma</text:span></text:a><text:span text:style-name="T8">, and –2 </text:span><text:a xlink:type="simple" xlink:href="https://www.d20pfsrd.com/classes/core-classes/cleric/domains/paizo-domains/strength-domain" text:style-name="Internet_20_link" text:visited-style-name="Visited_20_Internet_20_Link"><text:span text:style-name="T11">Strength</text:span></text:a><text:span text:style-name="T8">.</text:span></text:p>
        </text:list-item>
        <text:list-item>
          <text:p text:style-name="P30"><text:span text:style-name="T6">Size</text:span><text:span text:style-name="T8">: Halflings are Small creatures and gain a +1 </text:span><text:a xlink:type="simple" xlink:href="https://www.d20pfsrd.com/basics-ability-scores/glossary#TOC-Size-Bonus" text:style-name="Internet_20_link" text:visited-style-name="Visited_20_Internet_20_Link"><text:span text:style-name="T11">size bonus</text:span></text:a><text:span text:style-name="T8"> to their AC, a +1 </text:span><text:a xlink:type="simple" xlink:href="https://www.d20pfsrd.com/basics-ability-scores/glossary#TOC-Size-Bonus" text:style-name="Internet_20_link" text:visited-style-name="Visited_20_Internet_20_Link"><text:span text:style-name="T11">size bonus</text:span></text:a><text:span text:style-name="T8"> on </text:span><text:a xlink:type="simple" xlink:href="https://www.d20pfsrd.com/gamemastering/combat#TOC-Attack-Roll" text:style-name="Internet_20_link" text:visited-style-name="Visited_20_Internet_20_Link"><text:span text:style-name="T11">attack rolls</text:span></text:a><text:span text:style-name="T8">, a –1 penalty to their </text:span><text:a xlink:type="simple" xlink:href="https://www.d20pfsrd.com/gamemastering/combat#TOC-Combat-Maneuver-Bonus" text:style-name="Internet_20_link" text:visited-style-name="Visited_20_Internet_20_Link"><text:span text:style-name="T11">CMB</text:span></text:a><text:span text:style-name="T8"> and </text:span><text:a xlink:type="simple" xlink:href="https://www.d20pfsrd.com/gamemastering/combat#TOC-Combat-Maneuver-Defense" text:style-name="Internet_20_link" text:visited-style-name="Visited_20_Internet_20_Link"><text:span text:style-name="T11">CMD</text:span></text:a><text:span text:style-name="T8">, and a +4 </text:span><text:a xlink:type="simple" xlink:href="https://www.d20pfsrd.com/basics-ability-scores/glossary#TOC-Size-Bonus" text:style-name="Internet_20_link" text:visited-style-name="Visited_20_Internet_20_Link"><text:span text:style-name="T11">size bonus</text:span></text:a><text:span text:style-name="T8"> on </text:span><text:a xlink:type="simple" xlink:href="https://www.d20pfsrd.com/skills/stealth" text:style-name="Internet_20_link" text:visited-style-name="Visited_20_Internet_20_Link"><text:span text:style-name="T11">Stealth</text:span></text:a><text:span text:style-name="T8"> checks.</text:span></text:p>
        </text:list-item>
        <text:list-item>
          <text:p text:style-name="P30"><text:span text:style-name="T6">Type</text:span><text:span text:style-name="T8">: Halflings are </text:span><text:a xlink:type="simple" xlink:href="https://www.d20pfsrd.com/bestiary/rules-for-monsters/creature-types#TOC-Humanoid" text:style-name="Internet_20_link" text:visited-style-name="Visited_20_Internet_20_Link"><text:span text:style-name="T11">humanoids</text:span></text:a><text:span text:style-name="T8"> with the Halfling subtype.</text:span></text:p>
        </text:list-item>
        <text:list-item>
          <text:p text:style-name="P45"><text:span text:style-name="T1">Base Speed (Slow Speed</text:span>): Halflings have a base speed of 20 feet.</text:p>
        </text:list-item>
        <text:list-item>
          <text:p text:style-name="P30"><text:span text:style-name="T6">Languages</text:span><text:span text:style-name="T8">: Halflings begin play speaking Common and Halfling. Halflings with high </text:span><text:a xlink:type="simple" xlink:href="https://www.d20pfsrd.com/basics-ability-scores/ability-scores#TOC-Intelligence-Int-" text:style-name="Internet_20_link" text:visited-style-name="Visited_20_Internet_20_Link"><text:span text:style-name="T11">Intelligence</text:span></text:a><text:span text:style-name="T8"> scores can choose from the following: Dwarven, Elven, Gnome, and Goblin.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list-item>
      </text:list>
      <text:p text:style-name="P16"/>
      <text:p text:style-name="P10">OPTIONAL CHARACTER TRAITS</text:p>
      <text:list xml:id="list29549195" text:continue-numbering="true" text:style-name="L13">
        <text:list-item>
          <text:p text:style-name="P30"><text:span text:style-name="T6">Fearless</text:span><text:span text:style-name="T8">: Halflings receive a +2 </text:span><text:a xlink:type="simple" xlink:href="https://www.d20pfsrd.com/basics-ability-scores/glossary#TOC-Racial-Bonus" text:style-name="Internet_20_link" text:visited-style-name="Visited_20_Internet_20_Link"><text:span text:style-name="T11">racial bonus</text:span></text:a><text:span text:style-name="T8"> on all saving throws against fear. This bonus stacks with the bonus granted by halfling luck.</text:span></text:p>
        </text:list-item>
        <text:list-item>
          <text:p text:style-name="P30"><text:span text:style-name="T6">Halfling Luck</text:span><text:span text:style-name="T8">: Halflings receive a +1 </text:span><text:a xlink:type="simple" xlink:href="https://www.d20pfsrd.com/basics-ability-scores/glossary#TOC-Racial-Bonus" text:style-name="Internet_20_link" text:visited-style-name="Visited_20_Internet_20_Link"><text:span text:style-name="T11">racial bonus</text:span></text:a><text:span text:style-name="T8"> on all saving throws.</text:span></text:p>
        </text:list-item>
        <text:list-item>
          <text:p text:style-name="P30"><text:span text:style-name="T6">Sure-Footed</text:span><text:span text:style-name="T8">: Halflings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acrobatics" text:style-name="Internet_20_link" text:visited-style-name="Visited_20_Internet_20_Link"><text:span text:style-name="T11">Acrobatics</text:span></text:a><text:span text:style-name="T8"> and </text:span><text:a xlink:type="simple" xlink:href="https://www.d20pfsrd.com/skills/climb" text:style-name="Internet_20_link" text:visited-style-name="Visited_20_Internet_20_Link"><text:span text:style-name="T11">Climb</text:span></text:a><text:span text:style-name="T8"> checks.</text:span></text:p>
        </text:list-item>
        <text:list-item>
          <text:p text:style-name="P45"><text:span text:style-name="T1">Weapon Familiarity</text:span>: Halflings are proficient with slings and treat any weapon with the word “halfling” in its name as a martial weapon.</text:p>
        </text:list-item>
        <text:list-item>
          <text:p text:style-name="P30"><text:span text:style-name="T6">Keen Senses</text:span><text:span text:style-name="T8">: Halflings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perception" text:style-name="Internet_20_link" text:visited-style-name="Visited_20_Internet_20_Link"><text:span text:style-name="T11">Perception</text:span></text:a><text:span text:style-name="T8"> checks.</text:span></text:p>
        </text:list-item>
      </text:list>
      <text:list xml:id="list1160130183593423610" text:style-name="L14">
        <text:list-item>
          <text:p text:style-name="P31"><text:span text:style-name="T6">Acquisitive</text:span><text:span text:style-name="T8">: Halflings with this trait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appraise" text:style-name="Internet_20_link" text:visited-style-name="Visited_20_Internet_20_Link"><text:span text:style-name="T11">Appraise</text:span></text:a><text:span text:style-name="T8"> checks. This bonus increases to +4 when used to determine the most valuable item visible in a treasure hoard.</text:span></text:p>
        </text:list-item>
        <text:list-item>
          <text:p text:style-name="P31"><text:span text:style-name="T6">Attentive</text:span><text:span text:style-name="T8">: Halflings with this trait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ense-motive" text:style-name="Internet_20_link" text:visited-style-name="Visited_20_Internet_20_Link"><text:span text:style-name="T11">Sense Motive</text:span></text:a><text:span text:style-name="T8"> checks. This bonus increases to +4 to notice when someone is enchanted or possessed. </text:span></text:p>
        </text:list-item>
        <text:list-item>
          <text:p text:style-name="P31"><text:span text:style-name="T6">Blessed</text:span><text:span text:style-name="T8">: Halflings with this trait receive a +2 </text:span><text:a xlink:type="simple" xlink:href="https://www.d20pfsrd.com/basics-ability-scores/glossary#TOC-Racial-Bonus" text:style-name="Internet_20_link" text:visited-style-name="Visited_20_Internet_20_Link"><text:span text:style-name="T11">racial bonus</text:span></text:a><text:span text:style-name="T8"> on saving throws against curse effects and </text:span><text:a xlink:type="simple" xlink:href="https://www.d20pfsrd.com/classes/base-classes/witch#TOC-Hex" text:style-name="Internet_20_link" text:visited-style-name="Visited_20_Internet_20_Link"><text:span text:style-name="T11">hexes</text:span></text:a><text:span text:style-name="T8">. This bonus stacks with the bonus granted by halfling luck.</text:span></text:p>
        </text:list-item>
        <text:list-item>
          <text:p text:style-name="P31"><text:span text:style-name="T6">Caretaker(5 CP)</text:span><text:span text:style-name="T8">: Humans often entrust halfling families with the care of children and </text:span><text:a xlink:type="simple" xlink:href="https://www.d20pfsrd.com/bestiary/rules-for-monsters/creature-types#TOC-Animal" text:style-name="Internet_20_link" text:visited-style-name="Visited_20_Internet_20_Link"><text:span text:style-name="T11">animals</text:span></text:a><text:span text:style-name="T8">, a task that has helped them develop keen insight. Such halflings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ense-motive" text:style-name="Internet_20_link" text:visited-style-name="Visited_20_Internet_20_Link"><text:span text:style-name="T11">Sense Motive</text:span></text:a><text:span text:style-name="T8"> checks. In addition, when they acquire an </text:span><text:a xlink:type="simple" xlink:href="https://www.d20pfsrd.com/bestiary/rules-for-monsters/creature-types#TOC-Animal" text:style-name="Internet_20_link" text:visited-style-name="Visited_20_Internet_20_Link"><text:span text:style-name="T11">animal</text:span></text:a><text:span text:style-name="T8"> companion, bonded mount, </text:span><text:a xlink:type="simple" xlink:href="https://www.d20pfsrd.com/feats/general-feats/leadership" text:style-name="Internet_20_link" text:visited-style-name="Visited_20_Internet_20_Link"><text:span text:style-name="T11">cohort</text:span></text:a><text:span text:style-name="T8">, or </text:span><text:a xlink:type="simple" xlink:href="https://www.d20pfsrd.com/bestiary/monster-listings/animals/familiar" text:style-name="Internet_20_link" text:visited-style-name="Visited_20_Internet_20_Link"><text:span text:style-name="T11">familiar</text:span></text:a><text:span text:style-name="T8">, that creature gains a +2 bonus to one ability score of the character’s choice. </text:span></text:p>
        </text:list-item>
        <text:list-item>
          <text:p text:style-name="P31"><text:span text:style-name="T6">Craven</text:span><text:span text:style-name="T8">: While most halflings are fearless, some are skittish, making them particularly alert. Halflings with this racial trait gain a +1 bonus on </text:span><text:a xlink:type="simple" xlink:href="https://www.d20pfsrd.com/gamemastering/combat#TOC-Initiative" text:style-name="Internet_20_link" text:visited-style-name="Visited_20_Internet_20_Link"><text:span text:style-name="T11">initiative</text:span></text:a><text:span text:style-name="T8"> checks and a +1 bonus on </text:span><text:a xlink:type="simple" xlink:href="https://www.d20pfsrd.com/gamemastering/combat#TOC-Attack-Roll" text:style-name="Internet_20_link" text:visited-style-name="Visited_20_Internet_20_Link"><text:span text:style-name="T11">attack rolls</text:span></text:a><text:span text:style-name="T8"> when </text:span><text:a xlink:type="simple" xlink:href="https://www.d20pfsrd.com/gamemastering/combat#TOC-Flanking" text:style-name="Internet_20_link" text:visited-style-name="Visited_20_Internet_20_Link"><text:span text:style-name="T11">flanking</text:span></text:a><text:span text:style-name="T8">. They take a –2 </text:span><text:span text:style-name="T8">penalty on saves against fear effects and gain no benefit from morale bonuses on such saves. When affected by a </text:span><text:a xlink:type="simple" xlink:href="https://www.d20pfsrd.com/magic/all-spells/f/fear" text:style-name="Internet_20_link" text:visited-style-name="Visited_20_Internet_20_Link"><text:span text:style-name="T12">fear</text:span></text:a><text:span text:style-name="T8"> effect, their base speed increases by 10 feet and they gain a +1 </text:span><text:a xlink:type="simple" xlink:href="https://www.d20pfsrd.com/basics-ability-scores/glossary#TOC-Dodge-Bonus" text:style-name="Internet_20_link" text:visited-style-name="Visited_20_Internet_20_Link"><text:span text:style-name="T11">dodge bonus</text:span></text:a><text:span text:style-name="T8"> to </text:span><text:a xlink:type="simple" xlink:href="https://www.d20pfsrd.com/gamemastering/combat#TOC-Armor-Class" text:style-name="Internet_20_link" text:visited-style-name="Visited_20_Internet_20_Link"><text:span text:style-name="T11">Armor Class</text:span></text:a><text:span text:style-name="T8">. This racial trait replaces fearless and halfling luck.</text:span></text:p>
        </text:list-item>
        <text:list-item>
          <text:p text:style-name="P31"><text:span text:style-name="T6">Danger Detection</text:span><text:span text:style-name="T8">: Halflings with this racial trait gain a +4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perception" text:style-name="Internet_20_link" text:visited-style-name="Visited_20_Internet_20_Link"><text:span text:style-name="T11">Perception</text:span></text:a><text:span text:style-name="T8"> checks to notice a creature using </text:span><text:a xlink:type="simple" xlink:href="https://www.d20pfsrd.com/skills/stealth" text:style-name="Internet_20_link" text:visited-style-name="Visited_20_Internet_20_Link"><text:span text:style-name="T11">Stealth</text:span></text:a><text:span text:style-name="T8">, as well as </text:span><text:a xlink:type="simple" xlink:href="https://www.d20pfsrd.com/skills/perception" text:style-name="Internet_20_link" text:visited-style-name="Visited_20_Internet_20_Link"><text:span text:style-name="T11">Perception</text:span></text:a><text:span text:style-name="T8"> checks to notice a weapon being drawn or a hidden </text:span><text:a xlink:type="simple" xlink:href="https://www.d20pfsrd.com/gamemastering/traps-hazards-and-special-terrains/traps/" text:style-name="Internet_20_link" text:visited-style-name="Visited_20_Internet_20_Link"><text:span text:style-name="T11">trap</text:span></text:a><text:span text:style-name="T8"> (or similar signs of danger, subject to the GM’s discretion)</text:span></text:p>
        </text:list-item>
        <text:list-item>
          <text:p text:style-name="P31"><text:soft-page-break/><text:span text:style-name="T6">Festive</text:span><text:span text:style-name="T8">: Once per day, a halfling with this racial trait can grant an ally within 60 feet a +2 </text:span><text:a xlink:type="simple" xlink:href="https://www.d20pfsrd.com/basics-ability-scores/glossary#TOC-Luck-Bonus" text:style-name="Internet_20_link" text:visited-style-name="Visited_20_Internet_20_Link"><text:span text:style-name="T11">luck bonus</text:span></text:a><text:span text:style-name="T8"> on one skill check as a </text:span><text:a xlink:type="simple" xlink:href="https://www.d20pfsrd.com/gamemastering/combat#TOC-Free-Actions" text:style-name="Internet_20_link" text:visited-style-name="Visited_20_Internet_20_Link"><text:span text:style-name="T11">free action</text:span></text:a><text:span text:style-name="T8">; this bonus can be applied after the ally’s check result is determined. </text:span></text:p>
        </text:list-item>
        <text:list-item>
          <text:p text:style-name="P31"><text:span text:style-name="T6">Fleet of Foot</text:span><text:span text:style-name="T8">: Some halflings are quicker than their kin but less cautious. Halflings with this racial trait move at normal speed and have a base speed of 30 feet. This racial trait replaces slow speed and sure-footed.</text:span></text:p>
        </text:list-item>
        <text:list-item>
          <text:p text:style-name="P31"><text:span text:style-name="T6">Ingratiating</text:span><text:span text:style-name="T8">: Halflings often survive at the whims of larger, more aggressive races. Because of this, they go out of their way to make themselves more useful, or at least entertaining, to larger folk. Halflings with this racial trait gain a +2 bonus on skill checks for a single </text:span><text:a xlink:type="simple" xlink:href="https://www.d20pfsrd.com/skills/perform" text:style-name="Internet_20_link" text:visited-style-name="Visited_20_Internet_20_Link"><text:span text:style-name="T11">Perform</text:span></text:a><text:span text:style-name="T8"> skill of their choice, and </text:span><text:a xlink:type="simple" xlink:href="https://www.d20pfsrd.com/skills/perform" text:style-name="Internet_20_link" text:visited-style-name="Visited_20_Internet_20_Link"><text:span text:style-name="T11">Perform</text:span></text:a><text:span text:style-name="T8"> is always a class skill for them. They also gain a +2 bonus on </text:span><text:a xlink:type="simple" xlink:href="https://www.d20pfsrd.com/skills/craft" text:style-name="Internet_20_link" text:visited-style-name="Visited_20_Internet_20_Link"><text:span text:style-name="T11">Craft</text:span></text:a><text:span text:style-name="T8"> and </text:span><text:a xlink:type="simple" xlink:href="https://www.d20pfsrd.com/skills/profession" text:style-name="Internet_20_link" text:visited-style-name="Visited_20_Internet_20_Link"><text:span text:style-name="T11">Profession</text:span></text:a><text:span text:style-name="T8"> checks. </text:span></text:p>
        </text:list-item>
        <text:list-item>
          <text:p text:style-name="P31"><text:span text:style-name="T6">Irrepressible</text:span><text:span text:style-name="T8">: Halflings with this trait receive a +2 </text:span><text:a xlink:type="simple" xlink:href="https://www.d20pfsrd.com/basics-ability-scores/glossary#TOC-Racial-Bonus" text:style-name="Internet_20_link" text:visited-style-name="Visited_20_Internet_20_Link"><text:span text:style-name="T11">racial bonus</text:span></text:a><text:span text:style-name="T8"> on saving throws against dominate and possession effects. This bonus stacks with the bonus granted by halfling luck.</text:span></text:p>
        </text:list-item>
        <text:list-item>
          <text:p text:style-name="P46"><text:span text:style-name="T1">Low Blow</text:span>: Some halflings train extensively in the art of attacking larger creatures. Halflings with this racial trait gain a +1 bonus on critical confirmation rolls against opponents larger than themselves.</text:p>
        </text:list-item>
        <text:list-item>
          <text:p text:style-name="P31"><text:span text:style-name="T6">Luckbringer (4 CP)</text:span><text:span text:style-name="T8">: Halflings with this trait learn to share their luck with others much in the way a </text:span><text:a xlink:type="simple" xlink:href="https://www.d20pfsrd.com/bestiary/monster-listings/dragons/dragon/metallic-gold" text:style-name="Internet_20_link" text:visited-style-name="Visited_20_Internet_20_Link"><text:span text:style-name="T11">gold dragon</text:span></text:a><text:span text:style-name="T8"> can imbue objects with good fortune. Once per day as a </text:span><text:a xlink:type="simple" xlink:href="https://www.d20pfsrd.com/gamemastering/combat#TOC-Standard-Actions" text:style-name="Internet_20_link" text:visited-style-name="Visited_20_Internet_20_Link"><text:span text:style-name="T11">standard action</text:span></text:a><text:span text:style-name="T8">, a halfling with this trait can confer good luck on a single non-magical token (such as a button or a ring). Any creature carrying this token gains a +1 </text:span><text:a xlink:type="simple" xlink:href="https://www.d20pfsrd.com/basics-ability-scores/glossary#TOC-Luck-Bonus" text:style-name="Internet_20_link" text:visited-style-name="Visited_20_Internet_20_Link"><text:span text:style-name="T11">luck bonus</text:span></text:a><text:span text:style-name="T8"> on </text:span><text:a xlink:type="simple" xlink:href="https://www.d20pfsrd.com/gamemastering/combat#TOC-Will" text:style-name="Internet_20_link" text:visited-style-name="Visited_20_Internet_20_Link"><text:span text:style-name="T11">Will</text:span></text:a><text:span text:style-name="T8"> saves. This effect lasts for 1 hour.</text:span></text:p>
        </text:list-item>
        <text:list-item>
          <text:p text:style-name="P31"><text:span text:style-name="T6">Practicality</text:span><text:span text:style-name="T8">: Halflings value hard work and common sense. Halflings with this racial trait gain a +2 bonus on any one </text:span><text:a xlink:type="simple" xlink:href="https://www.d20pfsrd.com/skills/craft" text:style-name="Internet_20_link" text:visited-style-name="Visited_20_Internet_20_Link"><text:span text:style-name="T11">Craft</text:span></text:a><text:span text:style-name="T8"> or </text:span><text:a xlink:type="simple" xlink:href="https://www.d20pfsrd.com/skills/profession" text:style-name="Internet_20_link" text:visited-style-name="Visited_20_Internet_20_Link"><text:span text:style-name="T11">Profession</text:span></text:a><text:span text:style-name="T8"> skill, as well as on </text:span><text:a xlink:type="simple" xlink:href="https://www.d20pfsrd.com/skills/sense-motive" text:style-name="Internet_20_link" text:visited-style-name="Visited_20_Internet_20_Link"><text:span text:style-name="T11">Sense Motive</text:span></text:a><text:span text:style-name="T8"> checks and saves against illusions.</text:span></text:p>
        </text:list-item>
        <text:list-item>
          <text:p text:style-name="P31"><text:span text:style-name="T6">Resourceful</text:span><text:span text:style-name="T8">: Halflings with this trait do not take any penalties for using improvised weapons. This trait counts as the </text:span><text:a xlink:type="simple" xlink:href="https://www.d20pfsrd.com/feats/combat-feats/catch-off-guard-combat" text:style-name="Internet_20_link" text:visited-style-name="Visited_20_Internet_20_Link"><text:span text:style-name="T11">Catch Off-Guard</text:span></text:a><text:span text:style-name="T8"> or </text:span><text:a xlink:type="simple" xlink:href="https://www.d20pfsrd.com/feats/combat-feats/throw-anything-combat" text:style-name="Internet_20_link" text:visited-style-name="Visited_20_Internet_20_Link"><text:span text:style-name="T11">Throw Anything</text:span></text:a><text:span text:style-name="T8"> feats for the purpose of qualifying for feats.</text:span></text:p>
        </text:list-item>
        <text:list-item>
          <text:p text:style-name="P31"><text:span text:style-name="T6">Secretive Survivor</text:span><text:span text:style-name="T8">: Halflings from poor and desperate communities, most often in big cities, must take what they need without getting caught in order to survive.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bluff" text:style-name="Internet_20_link" text:visited-style-name="Visited_20_Internet_20_Link"><text:span text:style-name="T11">Bluff</text:span></text:a><text:span text:style-name="T8"> and </text:span><text:a xlink:type="simple" xlink:href="https://www.d20pfsrd.com/skills/stealth" text:style-name="Internet_20_link" text:visited-style-name="Visited_20_Internet_20_Link"><text:span text:style-name="T11">Stealth</text:span></text:a><text:span text:style-name="T8"> checks</text:span></text:p>
        </text:list-item>
        <text:list-item>
          <text:p text:style-name="P31"><text:span text:style-name="T6">Shiftless</text:span><text:span text:style-name="T8">: Halflings have a reputation for larceny and guile—and sometimes it’s well deserved. Halflings with this racial trait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bluff" text:style-name="Internet_20_link" text:visited-style-name="Visited_20_Internet_20_Link"><text:span text:style-name="T11">Bluff</text:span></text:a><text:span text:style-name="T8"> and </text:span><text:a xlink:type="simple" xlink:href="https://www.d20pfsrd.com/skills/sleight-of-hand" text:style-name="Internet_20_link" text:visited-style-name="Visited_20_Internet_20_Link"><text:span text:style-name="T11">Sleight of Hand</text:span></text:a><text:span text:style-name="T8"> checks, and </text:span><text:a xlink:type="simple" xlink:href="https://www.d20pfsrd.com/skills/sleight-of-hand" text:style-name="Internet_20_link" text:visited-style-name="Visited_20_Internet_20_Link"><text:span text:style-name="T11">Sleight of Hand</text:span></text:a><text:span text:style-name="T8"> is always a class skill for them.</text:span></text:p>
        </text:list-item>
        <text:list-item>
          <text:p text:style-name="P31"><text:span text:style-name="T6">Skulker</text:span><text:span text:style-name="T8">: Oppressed halflings train from a young age to take advantage of times when their oppressors ignore them. Such halflings gain a +1 </text:span><text:a xlink:type="simple" xlink:href="https://www.d20pfsrd.com/basics-ability-scores/glossary#TOC-Racial-Bonus" text:style-name="Internet_20_link" text:visited-style-name="Visited_20_Internet_20_Link"><text:span text:style-name="T11">racial bonus</text:span></text:a><text:span text:style-name="T8"> on attacks against foes who are denied their </text:span><text:a xlink:type="simple" xlink:href="https://www.d20pfsrd.com/basics-ability-scores/ability-scores#TOC-Dexterity-Dex-" text:style-name="Internet_20_link" text:visited-style-name="Visited_20_Internet_20_Link"><text:span text:style-name="T11">Dexterity</text:span></text:a><text:span text:style-name="T8"> bonus to AC.</text:span></text:p>
        </text:list-item>
        <text:list-item>
          <text:p text:style-name="P31"><text:span text:style-name="T6">Small Quarter Ally</text:span><text:span text:style-name="T8">: A halfling with this racial trait grants herself and all allies of the same size category within 60 feet a +1 </text:span><text:a xlink:type="simple" xlink:href="https://www.d20pfsrd.com/basics-ability-scores/glossary#TOC-Luck-Bonus" text:style-name="Internet_20_link" text:visited-style-name="Visited_20_Internet_20_Link"><text:span text:style-name="T11">luck bonus</text:span></text:a><text:span text:style-name="T8"> on saving throws against fear effects.</text:span></text:p>
        </text:list-item>
        <text:list-item>
          <text:p text:style-name="P31"><text:span text:style-name="T6">Swift as Shadows</text:span><text:span text:style-name="T8">: Halflings possess incredible stealth even while moving through obstructed areas. Halflings with this racial trait reduce the penalty for using </text:span><text:a xlink:type="simple" xlink:href="https://www.d20pfsrd.com/skills/stealth" text:style-name="Internet_20_link" text:visited-style-name="Visited_20_Internet_20_Link"><text:span text:style-name="T11">Stealth</text:span></text:a><text:span text:style-name="T8"> while moving by 5, and reduce the </text:span><text:a xlink:type="simple" xlink:href="https://www.d20pfsrd.com/skills/stealth" text:style-name="Internet_20_link" text:visited-style-name="Visited_20_Internet_20_Link"><text:span text:style-name="T11">Stealth</text:span></text:a><text:span text:style-name="T8"> check penalty for sniping by 10.</text:span></text:p>
        </text:list-item>
        <text:list-item>
          <text:p text:style-name="P31"><text:span text:style-name="T6">Underfoot</text:span><text:span text:style-name="T8">: Halflings must train hard to effectively fight bigger opponents. Halflings with this racial trait gain a +1 </text:span><text:a xlink:type="simple" xlink:href="https://www.d20pfsrd.com/basics-ability-scores/glossary#TOC-Dodge-Bonus" text:style-name="Internet_20_link" text:visited-style-name="Visited_20_Internet_20_Link"><text:span text:style-name="T11">dodge bonus</text:span></text:a><text:span text:style-name="T8"> to AC against foes larger than themselves and a +1 bonus on </text:span><text:a xlink:type="simple" xlink:href="https://www.d20pfsrd.com/gamemastering/combat#TOC-Reflex" text:style-name="Internet_20_link" text:visited-style-name="Visited_20_Internet_20_Link"><text:span text:style-name="T11">Reflex</text:span></text:a><text:span text:style-name="T8"> saving throws to avoid </text:span><text:a xlink:type="simple" xlink:href="https://www.d20pfsrd.com/bestiary/rules-for-monsters/universal-monster-rules#TOC-Trample-Ex-" text:style-name="Internet_20_link" text:visited-style-name="Visited_20_Internet_20_Link"><text:span text:style-name="T11">trample</text:span></text:a><text:span text:style-name="T8"> attacks.</text:span></text:p>
        </text:list-item>
        <text:list-item>
          <text:p text:style-name="P31"><text:span text:style-name="T6">Underfoot Dodger</text:span><text:span text:style-name="T8">: City-dwelling </text:span><text:a xlink:type="simple" xlink:href="https://www.d20pfsrd.com/races/core-races/halfling" text:style-name="Internet_20_link" text:visited-style-name="Visited_20_Internet_20_Link"><text:span text:style-name="T11">halflings</text:span></text:a><text:span text:style-name="T8"> do not treat crowd squares as difficult terrain and they gain a +5 bonus on </text:span><text:a xlink:type="simple" xlink:href="https://www.d20pfsrd.com/skills/acrobatics" text:style-name="Internet_20_link" text:visited-style-name="Visited_20_Internet_20_Link"><text:span text:style-name="T11">Acrobatics</text:span></text:a><text:span text:style-name="T8"> checks to move through the spaces of larger foes.</text:span></text:p>
        </text:list-item>
        <text:list-item>
          <text:p text:style-name="P31"><text:span text:style-name="T6">Unfettered</text:span><text:span text:style-name="T8">: Former slips liberated from slavery train to ensure they will never be slaves again. They gain a +4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escape-artist" text:style-name="Internet_20_link" text:visited-style-name="Visited_20_Internet_20_Link"><text:span text:style-name="T11">Escape Artist</text:span></text:a><text:span text:style-name="T8"> checks and a +2 </text:span><text:a xlink:type="simple" xlink:href="https://www.d20pfsrd.com/basics-ability-scores/glossary#TOC-Racial-Bonus" text:style-name="Internet_20_link" text:visited-style-name="Visited_20_Internet_20_Link"><text:span text:style-name="T11">racial bonus</text:span></text:a><text:span text:style-name="T8"> on saving throws against effects that cause the </text:span><text:a xlink:type="simple" xlink:href="https://www.d20pfsrd.com/gamemastering/conditions#TOC-Entangled" text:style-name="Internet_20_link" text:visited-style-name="Visited_20_Internet_20_Link"><text:span text:style-name="T11">entangled</text:span></text:a><text:span text:style-name="T8"> condition, to </text:span><text:a xlink:type="simple" xlink:href="https://www.d20pfsrd.com/gamemastering/combat#TOC-Combat-Maneuver-Defense" text:style-name="Internet_20_link" text:visited-style-name="Visited_20_Internet_20_Link"><text:span text:style-name="T11">CMD</text:span></text:a><text:span text:style-name="T8"> against grapples, and on </text:span><text:a xlink:type="simple" xlink:href="https://www.d20pfsrd.com/gamemastering/combat#TOC-Combat-Maneuvers" text:style-name="Internet_20_link" text:visited-style-name="Visited_20_Internet_20_Link"><text:span text:style-name="T11">combat maneuver</text:span></text:a><text:span text:style-name="T8"> checks to escape a </text:span><text:a xlink:type="simple" xlink:href="https://www.d20pfsrd.com/gamemastering/combat#TOC-Grapple" text:style-name="Internet_20_link" text:visited-style-name="Visited_20_Internet_20_Link"><text:span text:style-name="T11">grapple</text:span></text:a><text:span text:style-name="T8">. </text:span></text:p>
        </text:list-item>
        <text:list-item>
          <text:p text:style-name="P31"><text:span text:style-name="T6">Unlucky Halfling</text:span><text:span text:style-name="T8">: These halflings take a –1 penalty on saving throws but also gain a +1 </text:span><text:a xlink:type="simple" xlink:href="https://www.d20pfsrd.com/basics-ability-scores/glossary#TOC-Racial-Bonus" text:style-name="Internet_20_link" text:visited-style-name="Visited_20_Internet_20_Link"><text:span text:style-name="T11">racial bonus</text:span></text:a><text:span text:style-name="T8"> to the </text:span><text:a xlink:type="simple" xlink:href="https://www.d20pfsrd.com/magic#TOC-Caster-Level" text:style-name="Internet_20_link" text:visited-style-name="Visited_20_Internet_20_Link"><text:span text:style-name="T11">caster level</text:span></text:a><text:span text:style-name="T8"> and save DC of all curse spells and </text:span><text:a xlink:type="simple" xlink:href="https://www.d20pfsrd.com/magic#TOC-Spell-Like-Abilities-Sp-" text:style-name="Internet_20_link" text:visited-style-name="Visited_20_Internet_20_Link"><text:span text:style-name="T11">spell-like abilities</text:span></text:a><text:span text:style-name="T8">. In addition, such halflings can use </text:span><text:a xlink:type="simple" xlink:href="https://www.d20pfsrd.com/magic/all-spells/i/ill-omen" text:style-name="Internet_20_link" text:visited-style-name="Visited_20_Internet_20_Link"><text:span text:style-name="T12">ill omen</text:span></text:a><text:span text:style-name="T8"> as a </text:span><text:a xlink:type="simple" xlink:href="https://www.d20pfsrd.com/magic#TOC-Spell-Like-Abilities-Sp-" text:style-name="Internet_20_link" text:visited-style-name="Visited_20_Internet_20_Link"><text:span text:style-name="T11">spell-like ability</text:span></text:a><text:span text:style-name="T8"> once per day. </text:span></text:p>
        </text:list-item>
        <text:list-item>
          <text:p text:style-name="P31"><text:soft-page-break/><text:span text:style-name="T6">Wanderlust</text:span><text:span text:style-name="T8">: Halflings love travel and maps. Halflings with this racial trait receive a +2 bonus on </text:span><text:a xlink:type="simple" xlink:href="https://www.d20pfsrd.com/skills/knowledge" text:style-name="Internet_20_link" text:visited-style-name="Visited_20_Internet_20_Link"><text:span text:style-name="T11">Knowledge</text:span></text:a><text:span text:style-name="T8"> (geography) and </text:span><text:a xlink:type="simple" xlink:href="https://www.d20pfsrd.com/skills/survival" text:style-name="Internet_20_link" text:visited-style-name="Visited_20_Internet_20_Link"><text:span text:style-name="T11">Survival</text:span></text:a><text:span text:style-name="T8"> checks. When casting spells or using abilities that provide or enhance movement, halflings treat their </text:span><text:a xlink:type="simple" xlink:href="https://www.d20pfsrd.com/magic#TOC-Caster-Level" text:style-name="Internet_20_link" text:visited-style-name="Visited_20_Internet_20_Link"><text:span text:style-name="T11">caster level</text:span></text:a><text:span text:style-name="T8"> as +1 higher than normal.</text:span></text:p>
        </text:list-item>
        <text:list-item>
          <text:p text:style-name="P31"><text:span text:style-name="T6">Warslinger</text:span><text:span text:style-name="T8">: Halflings are experts at the use of the </text:span><text:a xlink:type="simple" xlink:href="https://www.d20pfsrd.com/equipment/weapons/weapon-descriptions/sling" text:style-name="Internet_20_link" text:visited-style-name="Visited_20_Internet_20_Link"><text:span text:style-name="T11">sling</text:span></text:a><text:span text:style-name="T8">. Halflings with this racial trait can reload a </text:span><text:a xlink:type="simple" xlink:href="https://www.d20pfsrd.com/equipment/weapons/weapon-descriptions/sling" text:style-name="Internet_20_link" text:visited-style-name="Visited_20_Internet_20_Link"><text:span text:style-name="T11">sling</text:span></text:a><text:span text:style-name="T8"> as a </text:span><text:a xlink:type="simple" xlink:href="https://www.d20pfsrd.com/gamemastering/combat#TOC-Free-Actions" text:style-name="Internet_20_link" text:visited-style-name="Visited_20_Internet_20_Link"><text:span text:style-name="T11">free action</text:span></text:a><text:span text:style-name="T8">. Reloading a </text:span><text:a xlink:type="simple" xlink:href="https://www.d20pfsrd.com/equipment/weapons/weapon-descriptions/sling" text:style-name="Internet_20_link" text:visited-style-name="Visited_20_Internet_20_Link"><text:span text:style-name="T11">sling</text:span></text:a><text:span text:style-name="T8"> still requires two hands and provokes </text:span><text:a xlink:type="simple" xlink:href="https://www.d20pfsrd.com/gamemastering/combat#TOC-Attacks-of-Opportunity" text:style-name="Internet_20_link" text:visited-style-name="Visited_20_Internet_20_Link"><text:span text:style-name="T11">attacks of opportunity</text:span></text:a><text:span text:style-name="T8">. </text:span></text:p>
        </text:list-item>
      </text:list>
      <text:p text:style-name="P3"/>
      <text:p text:style-name="P8"/>
      <text:p text:style-name="P7">HUMANS</text:p>
      <text:p text:style-name="P10">FREE CHARACTER TRAITS</text:p>
      <text:list xml:id="list4206482994556477868" text:style-name="L15">
        <text:list-item>
          <text:p text:style-name="P32"><text:span text:style-name="T6">Ability Score Modifiers</text:span><text:span text:style-name="T8">: Human characters gain a +2 </text:span><text:a xlink:type="simple" xlink:href="https://www.d20pfsrd.com/basics-ability-scores/glossary#TOC-Racial-Bonus" text:style-name="Internet_20_link" text:visited-style-name="Visited_20_Internet_20_Link"><text:span text:style-name="T11">racial bonus</text:span></text:a><text:span text:style-name="T8"> to one ability score of their choice at creation to represent their varied nature.</text:span></text:p>
        </text:list-item>
        <text:list-item>
          <text:p text:style-name="P47"><text:span text:style-name="T1">Size</text:span>: Humans are Medium creatures and thus receive no bonuses or penalties due to their size.</text:p>
        </text:list-item>
        <text:list-item>
          <text:p text:style-name="P47"><text:span text:style-name="T1">Base Speed</text:span>: Humans have a base speed of 30 feet.</text:p>
        </text:list-item>
        <text:list-item>
          <text:p text:style-name="P32"><text:span text:style-name="T6">Languages</text:span><text:span text:style-name="T8">: Humans begin play speaking Common. Humans with high </text:span><text:a xlink:type="simple" xlink:href="https://www.d20pfsrd.com/basics-ability-scores/ability-scores#TOC-Intelligence-Int-" text:style-name="Internet_20_link" text:visited-style-name="Visited_20_Internet_20_Link"><text:span text:style-name="T11">Intelligence</text:span></text:a><text:span text:style-name="T8"> scores can choose any languages they want (except secret languages, such as Druidic).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list-item>
      </text:list>
      <text:p text:style-name="P10">OPTIONAL CHARACTER TRAITS</text:p>
      <text:list xml:id="list1710372248648607052" text:style-name="L16">
        <text:list-item>
          <text:p text:style-name="P48"><text:span text:style-name="T1">Bonus Feat(7CP)</text:span>: Humans select one extra feat at 1st level.</text:p>
        </text:list-item>
        <text:list-item>
          <text:p text:style-name="P48"><text:span text:style-name="T1">Skilled(5 CP)</text:span>: Humans gain an additional skill rank at first level and one additional rank whenever they gain a level.</text:p>
        </text:list-item>
      </text:list>
      <text:list xml:id="list7073561751003394514" text:style-name="L17">
        <text:list-item>
          <text:p text:style-name="P33"><text:span text:style-name="T6">Adoptive Parentage (7 CP)</text:span><text:span text:style-name="T8">: Humans are sometimes orphaned and adopted by other races. Choose one </text:span><text:a xlink:type="simple" xlink:href="https://www.d20pfsrd.com/bestiary/rules-for-monsters/creature-types#TOC-Humanoid" text:style-name="Internet_20_link" text:visited-style-name="Visited_20_Internet_20_Link"><text:span text:style-name="T11">humanoid</text:span></text:a><text:span text:style-name="T8"> race without the human subtype. You start play with that race’s languages and gain that race’s weapon familiarity racial trait (if any). If the race does not have weapon familiarity, you gain either </text:span><text:a xlink:type="simple" xlink:href="https://www.d20pfsrd.com/feats/general-feats/skill-focus" text:style-name="Internet_20_link" text:visited-style-name="Visited_20_Internet_20_Link"><text:span text:style-name="T11">Skill Focus</text:span></text:a><text:span text:style-name="T8"> or </text:span><text:a xlink:type="simple" xlink:href="https://www.d20pfsrd.com/feats/combat-feats/weapon-focus-combat" text:style-name="Internet_20_link" text:visited-style-name="Visited_20_Internet_20_Link"><text:span text:style-name="T11">Weapon Focus</text:span></text:a><text:span text:style-name="T8"> as a bonus feat that is appropriate for that race instead.</text:span></text:p>
        </text:list-item>
        <text:list-item>
          <text:p text:style-name="P33"><text:span text:style-name="T6">Awareness(5 CP)</text:span><text:span text:style-name="T8">: Humans raised within monastic traditions or communities that encourage mindfulness seem to shrug off many dangers more easily than other humans. They gain a +1 </text:span><text:a xlink:type="simple" xlink:href="https://www.d20pfsrd.com/basics-ability-scores/glossary#TOC-Racial-Bonus" text:style-name="Internet_20_link" text:visited-style-name="Visited_20_Internet_20_Link"><text:span text:style-name="T11">racial bonus</text:span></text:a><text:span text:style-name="T8"> on all saving throws and </text:span><text:a xlink:type="simple" xlink:href="https://www.d20pfsrd.com/magic#TOC-Concentration" text:style-name="Internet_20_link" text:visited-style-name="Visited_20_Internet_20_Link"><text:span text:style-name="T11">concentration</text:span></text:a><text:span text:style-name="T8"> checks</text:span></text:p>
        </text:list-item>
        <text:list-item>
          <text:p text:style-name="P33"><text:span text:style-name="T6">Comprehensive Education (5 CP)</text:span><text:span text:style-name="T8">: Humans raised with skilled teachers draw upon vast swathes of knowledge gained over centuries of civilization. They gain all </text:span><text:a xlink:type="simple" xlink:href="https://www.d20pfsrd.com/skills/knowledge" text:style-name="Internet_20_link" text:visited-style-name="Visited_20_Internet_20_Link"><text:span text:style-name="T11">Knowledge</text:span></text:a><text:span text:style-name="T8"> skills as class skills, and they gain a +1 </text:span><text:a xlink:type="simple" xlink:href="https://www.d20pfsrd.com/basics-ability-scores/glossary#TOC-Racial-Bonus" text:style-name="Internet_20_link" text:visited-style-name="Visited_20_Internet_20_Link"><text:span text:style-name="T11">racial bonus</text:span></text:a><text:span text:style-name="T8"> on skill checks for each </text:span><text:a xlink:type="simple" xlink:href="https://www.d20pfsrd.com/skills/knowledge" text:style-name="Internet_20_link" text:visited-style-name="Visited_20_Internet_20_Link"><text:span text:style-name="T11">Knowledge</text:span></text:a><text:span text:style-name="T8"> skill that they gain as a class skill from their class levels.</text:span></text:p>
        </text:list-item>
        <text:list-item>
          <text:p text:style-name="P33"><text:span text:style-name="T6">Eye for Talent(7 CP)</text:span><text:span text:style-name="T8">: Humans have great intuition for hidden potential.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ense-motive" text:style-name="Internet_20_link" text:visited-style-name="Visited_20_Internet_20_Link"><text:span text:style-name="T11">Sense Motive</text:span></text:a><text:span text:style-name="T8"> checks. In addition, when they acquire an </text:span><text:a xlink:type="simple" xlink:href="https://www.d20pfsrd.com/classes/core-classes/druid/animal-companions" text:style-name="Internet_20_link" text:visited-style-name="Visited_20_Internet_20_Link"><text:span text:style-name="T11">animal companion</text:span></text:a><text:span text:style-name="T8">, bonded mount, </text:span><text:a xlink:type="simple" xlink:href="https://www.d20pfsrd.com/feats/general-feats/leadership" text:style-name="Internet_20_link" text:visited-style-name="Visited_20_Internet_20_Link"><text:span text:style-name="T11">cohort</text:span></text:a><text:span text:style-name="T8">, or </text:span><text:a xlink:type="simple" xlink:href="https://www.d20pfsrd.com/bestiary/monster-listings/animals/familiar" text:style-name="Internet_20_link" text:visited-style-name="Visited_20_Internet_20_Link"><text:span text:style-name="T11">familiar</text:span></text:a><text:span text:style-name="T8">, that creature gains a +2 bonus to one ability score of the character’s choice.</text:span></text:p>
        </text:list-item>
        <text:list-item>
          <text:p text:style-name="P33"><text:span text:style-name="T6">Focused Study(7 CP)</text:span><text:span text:style-name="T8">: All humans are skillful, but some, rather than being generalists, tend to specialize in a handful of skills. At 1st, 8th, and every 8 thereafter, such humans gain </text:span><text:a xlink:type="simple" xlink:href="https://www.d20pfsrd.com/feats/general-feats/skill-focus" text:style-name="Internet_20_link" text:visited-style-name="Visited_20_Internet_20_Link"><text:span text:style-name="T11">Skill Focus</text:span></text:a><text:span text:style-name="T8"> in a skill of their choice as a bonus feat.</text:span></text:p>
        </text:list-item>
        <text:list-item>
          <text:p text:style-name="P33"><text:span text:style-name="T6">Heart of the Fields(5 CP)</text:span><text:span text:style-name="T8">: Humans born in rural areas are used to hard labor. They gain a </text:span><text:a xlink:type="simple" xlink:href="https://www.d20pfsrd.com/basics-ability-scores/glossary#TOC-Racial-Bonus" text:style-name="Internet_20_link" text:visited-style-name="Visited_20_Internet_20_Link"><text:span text:style-name="T11">racial bonus</text:span></text:a><text:span text:style-name="T8"> equal to half their character level to any one </text:span><text:a xlink:type="simple" xlink:href="https://www.d20pfsrd.com/skills/craft" text:style-name="Internet_20_link" text:visited-style-name="Visited_20_Internet_20_Link"><text:span text:style-name="T11">Craft</text:span></text:a><text:span text:style-name="T8"> or </text:span><text:a xlink:type="simple" xlink:href="https://www.d20pfsrd.com/skills/profession" text:style-name="Internet_20_link" text:visited-style-name="Visited_20_Internet_20_Link"><text:span text:style-name="T11">Profession</text:span></text:a><text:span text:style-name="T8"> skill, and once per day they may ignore an effect that would cause them to become </text:span><text:a xlink:type="simple" xlink:href="https://www.d20pfsrd.com/gamemastering/conditions#TOC-Fatigued" text:style-name="Internet_20_link" text:visited-style-name="Visited_20_Internet_20_Link"><text:span text:style-name="T11">fatigued</text:span></text:a><text:span text:style-name="T8"> or </text:span><text:a xlink:type="simple" xlink:href="https://www.d20pfsrd.com/gamemastering/conditions#TOC-Exhausted" text:style-name="Internet_20_link" text:visited-style-name="Visited_20_Internet_20_Link"><text:span text:style-name="T11">exhausted</text:span></text:a><text:span text:style-name="T8">. </text:span></text:p>
        </text:list-item>
        <text:list-item>
          <text:p text:style-name="P33"><text:span text:style-name="T6">Heart of the Mountains(5 CP)</text:span><text:span text:style-name="T8">: Humans born in the mountains are skilled at negotiating heights and precipices.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climb" text:style-name="Internet_20_link" text:visited-style-name="Visited_20_Internet_20_Link"><text:span text:style-name="T11">Climb</text:span></text:a><text:span text:style-name="T8"> checks and </text:span><text:a xlink:type="simple" xlink:href="https://www.d20pfsrd.com/skills/acrobatics" text:style-name="Internet_20_link" text:visited-style-name="Visited_20_Internet_20_Link"><text:span text:style-name="T11">Acrobatics</text:span></text:a><text:span text:style-name="T8"> checks to move on narrow surfaces and uneven ground. Furthermore, they are considered acclimated to the effects of high altitude.</text:span></text:p>
        </text:list-item>
        <text:list-item>
          <text:p text:style-name="P33"><text:span text:style-name="T6">Heart of the Sea(5 CP)</text:span><text:span text:style-name="T8">: Humans born near the sea are always drawn to it.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profession" text:style-name="Internet_20_link" text:visited-style-name="Visited_20_Internet_20_Link"><text:span text:style-name="T11">Profession</text:span></text:a><text:span text:style-name="T8"> (sailor) and </text:span><text:a xlink:type="simple" xlink:href="https://www.d20pfsrd.com/skills/swim" text:style-name="Internet_20_link" text:visited-style-name="Visited_20_Internet_20_Link"><text:span text:style-name="T11">Swim</text:span></text:a><text:span text:style-name="T8"> checks, and these are always class skills for them. They can hold their breath twice as </text:span><text:span text:style-name="T8">long as normal, and spellcasters gain a +4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magic#TOC-Concentration" text:style-name="Internet_20_link" text:visited-style-name="Visited_20_Internet_20_Link"><text:span text:style-name="T11">concentration</text:span></text:a><text:span text:style-name="T8"> checks when attempting to cast spells underwater. </text:span></text:p>
        </text:list-item>
        <text:list-item>
          <text:p text:style-name="P33"><text:span text:style-name="T6">Heart of the Slums(5 CP)</text:span><text:span text:style-name="T8">: Humans who eke out a life in a city’s teeming slums must be quick and clever.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leight-of-hand" text:style-name="Internet_20_link" text:visited-style-name="Visited_20_Internet_20_Link"><text:span text:style-name="T11">Sleight of Hand</text:span></text:a><text:span text:style-name="T8"> and </text:span><text:a xlink:type="simple" xlink:href="https://www.d20pfsrd.com/skills/stealth" text:style-name="Internet_20_link" text:visited-style-name="Visited_20_Internet_20_Link"><text:span text:style-name="T11">Stealth</text:span></text:a><text:span text:style-name="T8"> checks, and a +4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urvival" text:style-name="Internet_20_link" text:visited-style-name="Visited_20_Internet_20_Link"><text:span text:style-name="T11">Survival</text:span></text:a><text:span text:style-name="T8"> checks in urban and underground settings. In addition, they may roll twice when saving against </text:span><text:a xlink:type="simple" xlink:href="https://www.d20pfsrd.com/gamemastering/afflictions/diseases" text:style-name="Internet_20_link" text:visited-style-name="Visited_20_Internet_20_Link"><text:span text:style-name="T11">disease</text:span></text:a><text:span text:style-name="T8">, taking the better roll.</text:span></text:p>
        </text:list-item>
        <text:list-item>
          <text:p text:style-name="P33"><text:soft-page-break/><text:span text:style-name="T6">Heart of the Snows(5 CP)</text:span><text:span text:style-name="T8">: Humans born in chilly climes treat cold climates as one category less severe.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Fortitude" text:style-name="Internet_20_link" text:visited-style-name="Visited_20_Internet_20_Link"><text:span text:style-name="T11">Fortitude</text:span></text:a><text:span text:style-name="T8"> saving throws against the effects of cold climates, on any check or saving throw to avoid slipping and falling, and to </text:span><text:a xlink:type="simple" xlink:href="https://www.d20pfsrd.com/gamemastering/combat#TOC-Combat-Maneuver-Defense" text:style-name="Internet_20_link" text:visited-style-name="Visited_20_Internet_20_Link"><text:span text:style-name="T11">CMD</text:span></text:a><text:span text:style-name="T8"> against </text:span><text:a xlink:type="simple" xlink:href="https://www.d20pfsrd.com/gamemastering/combat#TOC-Trip" text:style-name="Internet_20_link" text:visited-style-name="Visited_20_Internet_20_Link"><text:span text:style-name="T11">trip</text:span></text:a><text:span text:style-name="T8"> </text:span><text:a xlink:type="simple" xlink:href="https://www.d20pfsrd.com/gamemastering/combat#TOC-Combat-Maneuvers" text:style-name="Internet_20_link" text:visited-style-name="Visited_20_Internet_20_Link"><text:span text:style-name="T11">combat maneuvers</text:span></text:a><text:span text:style-name="T8">. This bonus applies on </text:span><text:a xlink:type="simple" xlink:href="https://www.d20pfsrd.com/skills/acrobatics" text:style-name="Internet_20_link" text:visited-style-name="Visited_20_Internet_20_Link"><text:span text:style-name="T11">Acrobatics</text:span></text:a><text:span text:style-name="T8"> and </text:span><text:a xlink:type="simple" xlink:href="https://www.d20pfsrd.com/skills/climb" text:style-name="Internet_20_link" text:visited-style-name="Visited_20_Internet_20_Link"><text:span text:style-name="T11">Climb</text:span></text:a><text:span text:style-name="T8"> checks made in slippery conditions.</text:span></text:p>
        </text:list-item>
        <text:list-item>
          <text:p text:style-name="P33"><text:span text:style-name="T6">Heart of the Streets(5 CP)</text:span><text:span text:style-name="T8">: Humans from bustling cities are skilled with crowds. They gain a +1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Reflex" text:style-name="Internet_20_link" text:visited-style-name="Visited_20_Internet_20_Link"><text:span text:style-name="T11">Reflex</text:span></text:a><text:span text:style-name="T8"> saves and a +1 </text:span><text:a xlink:type="simple" xlink:href="https://www.d20pfsrd.com/basics-ability-scores/glossary#TOC-Dodge-Bonus" text:style-name="Internet_20_link" text:visited-style-name="Visited_20_Internet_20_Link"><text:span text:style-name="T11">dodge bonus</text:span></text:a><text:span text:style-name="T8"> to </text:span><text:a xlink:type="simple" xlink:href="https://www.d20pfsrd.com/gamemastering/combat#TOC-Armor-Class" text:style-name="Internet_20_link" text:visited-style-name="Visited_20_Internet_20_Link"><text:span text:style-name="T11">Armor Class</text:span></text:a><text:span text:style-name="T8"> when adjacent to at least two other allies. Crowds do not count as difficult terrain for them. </text:span></text:p>
        </text:list-item>
        <text:list-item>
          <text:p text:style-name="P33"><text:span text:style-name="T6">Heart of the Sun(5 CP)</text:span><text:span text:style-name="T8">: Humans born in tropical climates treat hot climates as one category less severe. They also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Fortitude" text:style-name="Internet_20_link" text:visited-style-name="Visited_20_Internet_20_Link"><text:span text:style-name="T11">Fortitude</text:span></text:a><text:span text:style-name="T8"> saving throws against the effects of a hot climate, as well as against the </text:span><text:a xlink:type="simple" xlink:href="https://www.d20pfsrd.com/gamemastering/afflictions/poison" text:style-name="Internet_20_link" text:visited-style-name="Visited_20_Internet_20_Link"><text:span text:style-name="T11">poison</text:span></text:a><text:span text:style-name="T8"> and </text:span><text:a xlink:type="simple" xlink:href="https://www.d20pfsrd.com/bestiary/rules-for-monsters/universal-monster-rules#TOC-Distraction-Ex-" text:style-name="Internet_20_link" text:visited-style-name="Visited_20_Internet_20_Link"><text:span text:style-name="T11">distraction</text:span></text:a><text:span text:style-name="T8"> ability of </text:span><text:a xlink:type="simple" xlink:href="https://www.d20pfsrd.com/bestiary/rules-for-monsters/creature-types#TOC-Swarm" text:style-name="Internet_20_link" text:visited-style-name="Visited_20_Internet_20_Link"><text:span text:style-name="T11">swarms</text:span></text:a><text:span text:style-name="T8"> and </text:span><text:a xlink:type="simple" xlink:href="https://www.d20pfsrd.com/bestiary/rules-for-monsters/creature-types#TOC-Vermin" text:style-name="Internet_20_link" text:visited-style-name="Visited_20_Internet_20_Link"><text:span text:style-name="T11">vermin</text:span></text:a><text:span text:style-name="T8">. </text:span></text:p>
        </text:list-item>
        <text:list-item>
          <text:p text:style-name="P33"><text:span text:style-name="T6">Heart of the Wilderness(5 CP)</text:span><text:span text:style-name="T8">: Humans raised in the wild learn the hard way that only the strong survive. They gain a </text:span><text:a xlink:type="simple" xlink:href="https://www.d20pfsrd.com/basics-ability-scores/glossary#TOC-Racial-Bonus" text:style-name="Internet_20_link" text:visited-style-name="Visited_20_Internet_20_Link"><text:span text:style-name="T11">racial bonus</text:span></text:a><text:span text:style-name="T8"> equal to half their character level on </text:span><text:a xlink:type="simple" xlink:href="https://www.d20pfsrd.com/skills/survival" text:style-name="Internet_20_link" text:visited-style-name="Visited_20_Internet_20_Link"><text:span text:style-name="T11">Survival</text:span></text:a><text:span text:style-name="T8"> checks. They also gain a +5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basics-ability-scores/ability-scores#TOC-Constitution-Con-" text:style-name="Internet_20_link" text:visited-style-name="Visited_20_Internet_20_Link"><text:span text:style-name="T11">Constitution</text:span></text:a><text:span text:style-name="T8"> checks to </text:span><text:a xlink:type="simple" xlink:href="https://www.d20pfsrd.com/gamemastering/conditions#TOC-Stable" text:style-name="Internet_20_link" text:visited-style-name="Visited_20_Internet_20_Link"><text:span text:style-name="T11">stabilize</text:span></text:a><text:span text:style-name="T8"> when </text:span><text:a xlink:type="simple" xlink:href="https://www.d20pfsrd.com/gamemastering/conditions#TOC-Dying" text:style-name="Internet_20_link" text:visited-style-name="Visited_20_Internet_20_Link"><text:span text:style-name="T11">dying</text:span></text:a><text:span text:style-name="T8"> and add half their character level to their </text:span><text:a xlink:type="simple" xlink:href="https://www.d20pfsrd.com/basics-ability-scores/ability-scores#TOC-Constitution-Con-" text:style-name="Internet_20_link" text:visited-style-name="Visited_20_Internet_20_Link"><text:span text:style-name="T11">Constitution</text:span></text:a><text:span text:style-name="T8"> score when determining the negative hit point total necessary to kill them. </text:span></text:p>
        </text:list-item>
        <text:list-item>
          <text:p text:style-name="P33"><text:span text:style-name="T6">Industrious(5 CP)</text:span><text:span text:style-name="T8">: Humans are known for their drive and work ethic. Humans with this racial trait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magic#TOC-Concentration" text:style-name="Internet_20_link" text:visited-style-name="Visited_20_Internet_20_Link"><text:span text:style-name="T11">concentration</text:span></text:a><text:span text:style-name="T8"> checks and checks with their choice of one </text:span><text:a xlink:type="simple" xlink:href="https://www.d20pfsrd.com/skills/craft" text:style-name="Internet_20_link" text:visited-style-name="Visited_20_Internet_20_Link"><text:span text:style-name="T11">Craft</text:span></text:a><text:span text:style-name="T8"> or </text:span><text:a xlink:type="simple" xlink:href="https://www.d20pfsrd.com/skills/profession" text:style-name="Internet_20_link" text:visited-style-name="Visited_20_Internet_20_Link"><text:span text:style-name="T11">Profession</text:span></text:a><text:span text:style-name="T8"> skill.</text:span></text:p>
        </text:list-item>
        <text:list-item>
          <text:p text:style-name="P33"><text:span text:style-name="T6">Military Tradition(7 CP)</text:span><text:span text:style-name="T8">: Several human cultures raise all children (or all children of a certain social class) to serve in the military or defend themselves with force of arms. They gain proficiency with up to two martial or exotic weapons appropriate to their culture.</text:span></text:p>
        </text:list-item>
        <text:list-item>
          <text:p text:style-name="P33"><text:span text:style-name="T6">One of the Multitude(5 CP)</text:span><text:span text:style-name="T8">: City-dwelling </text:span><text:a xlink:type="simple" xlink:href="https://www.d20pfsrd.com/races/core-races/human" text:style-name="Internet_20_link" text:visited-style-name="Visited_20_Internet_20_Link"><text:span text:style-name="T11">humans</text:span></text:a><text:span text:style-name="T8"> are skilled at blending in with the busy multitudes of the city. They gain a +1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bluff" text:style-name="Internet_20_link" text:visited-style-name="Visited_20_Internet_20_Link"><text:span text:style-name="T11">Bluff</text:span></text:a><text:span text:style-name="T8">, </text:span><text:a xlink:type="simple" xlink:href="https://www.d20pfsrd.com/skills/diplomacy" text:style-name="Internet_20_link" text:visited-style-name="Visited_20_Internet_20_Link"><text:span text:style-name="T11">Diplomacy</text:span></text:a><text:span text:style-name="T8">, </text:span><text:a xlink:type="simple" xlink:href="https://www.d20pfsrd.com/skills/disguise" text:style-name="Internet_20_link" text:visited-style-name="Visited_20_Internet_20_Link"><text:span text:style-name="T11">Disguise</text:span></text:a><text:span text:style-name="T8">, </text:span><text:a xlink:type="simple" xlink:href="https://www.d20pfsrd.com/skills/sleight-of-hand" text:style-name="Internet_20_link" text:visited-style-name="Visited_20_Internet_20_Link"><text:span text:style-name="T11">Sleight of Hand</text:span></text:a><text:span text:style-name="T8">, and </text:span><text:a xlink:type="simple" xlink:href="https://www.d20pfsrd.com/skills/stealth" text:style-name="Internet_20_link" text:visited-style-name="Visited_20_Internet_20_Link"><text:span text:style-name="T11">Stealth</text:span></text:a><text:span text:style-name="T8"> checks when within 10 feet of at least two other </text:span><text:a xlink:type="simple" xlink:href="https://www.d20pfsrd.com/bestiary/rules-for-monsters/creature-types#TOC-Humanoid" text:style-name="Internet_20_link" text:visited-style-name="Visited_20_Internet_20_Link"><text:span text:style-name="T11">humanoids</text:span></text:a><text:span text:style-name="T8">. They gain a +1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gamemastering/combat#TOC-Attacks-of-Opportunity" text:style-name="Internet_20_link" text:visited-style-name="Visited_20_Internet_20_Link"><text:span text:style-name="T11">attacks of opportunity</text:span></text:a><text:span text:style-name="T8"> made while </text:span><text:a xlink:type="simple" xlink:href="https://www.d20pfsrd.com/gamemastering/combat#TOC-Flanking" text:style-name="Internet_20_link" text:visited-style-name="Visited_20_Internet_20_Link"><text:span text:style-name="T11">flanking</text:span></text:a><text:span text:style-name="T8">. </text:span></text:p>
        </text:list-item>
        <text:list-item>
          <text:p text:style-name="P33"><text:span text:style-name="T6">Piety(7 CP)</text:span><text:span text:style-name="T8">: Humans place great trust in the gods to protect them. Humans with this trait receive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knowledge" text:style-name="Internet_20_link" text:visited-style-name="Visited_20_Internet_20_Link"><text:span text:style-name="T11">Knowledge</text:span></text:a><text:span text:style-name="T8"> (religion) checks and </text:span><text:a xlink:type="simple" xlink:href="https://www.d20pfsrd.com/skills/knowledge" text:style-name="Internet_20_link" text:visited-style-name="Visited_20_Internet_20_Link"><text:span text:style-name="T11">Knowledge</text:span></text:a><text:span text:style-name="T8"> (religion) is always a class skill for them. In addition, once per day before attempting an </text:span><text:a xlink:type="simple" xlink:href="https://www.d20pfsrd.com/gamemastering/combat#TOC-Attack-Roll" text:style-name="Internet_20_link" text:visited-style-name="Visited_20_Internet_20_Link"><text:span text:style-name="T11">attack roll</text:span></text:a><text:span text:style-name="T8">, saving throw, ability check, or skill check, such a human can call out to his deity in order to receive a +2 </text:span><text:a xlink:type="simple" xlink:href="https://www.d20pfsrd.com/basics-ability-scores/glossary#TOC-Racial-Bonus" text:style-name="Internet_20_link" text:visited-style-name="Visited_20_Internet_20_Link"><text:span text:style-name="T11">racial bonus</text:span></text:a><text:span text:style-name="T8"> on that roll; he can use this ability only if he is able to speak.</text:span></text:p>
        </text:list-item>
        <text:list-item>
          <text:p text:style-name="P33"><text:span text:style-name="T6">Social Ties(5 CP)</text:span><text:span text:style-name="T8">: Some human societies run on complex webs of favors and loyalties that canny members can intuitively exploit with relative ease. These humans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diplomacy" text:style-name="Internet_20_link" text:visited-style-name="Visited_20_Internet_20_Link"><text:span text:style-name="T11">Diplomacy</text:span></text:a><text:span text:style-name="T8"> checks, and on any skill checks to recruit members and teams for an organization. They also add a +1 </text:span><text:a xlink:type="simple" xlink:href="https://www.d20pfsrd.com/basics-ability-scores/glossary#TOC-Racial-Bonus" text:style-name="Internet_20_link" text:visited-style-name="Visited_20_Internet_20_Link"><text:span text:style-name="T11">racial bonus</text:span></text:a><text:span text:style-name="T8"> to their </text:span><text:a xlink:type="simple" xlink:href="https://www.d20pfsrd.com/feats/general-feats/leadership" text:style-name="Internet_20_link" text:visited-style-name="Visited_20_Internet_20_Link"><text:span text:style-name="T11">Leadership</text:span></text:a><text:span text:style-name="T8"> scores (if they gain the </text:span><text:a xlink:type="simple" xlink:href="https://www.d20pfsrd.com/feats/general-feats/leadership" text:style-name="Internet_20_link" text:visited-style-name="Visited_20_Internet_20_Link"><text:span text:style-name="T11">Leadership</text:span></text:a><text:span text:style-name="T8"> feat). </text:span></text:p>
        </text:list-item>
        <text:list-item>
          <text:p text:style-name="P33"><text:span text:style-name="T6">Unstoppable Magic(7 CP)</text:span><text:span text:style-name="T8">: Humans from civilizations built upon advanced magic are educated in a variety of ways to accomplish their magical goals. They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magic#TOC-Caster-Level" text:style-name="Internet_20_link" text:visited-style-name="Visited_20_Internet_20_Link"><text:span text:style-name="T11">caster level</text:span></text:a><text:span text:style-name="T8"> checks against spell resistance.</text:span></text:p>
        </text:list-item>
        <text:list-item>
          <text:p text:style-name="P33"><text:span text:style-name="T6">Wayfarer(5 CP)</text:span><text:span text:style-name="T8">: Humans maintain the largest trade networks and the farthest-reaching civilizations, putting them in contact with a huge number of cultures. Humans with this racial trait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survival" text:style-name="Internet_20_link" text:visited-style-name="Visited_20_Internet_20_Link"><text:span text:style-name="T11">Survival</text:span></text:a><text:span text:style-name="T8"> checks to avoid becoming lost, </text:span><text:a xlink:type="simple" xlink:href="https://www.d20pfsrd.com/skills/knowledge" text:style-name="Internet_20_link" text:visited-style-name="Visited_20_Internet_20_Link"><text:span text:style-name="T11">Knowledge</text:span></text:a><text:span text:style-name="T8"> (geography) checks, and </text:span><text:a xlink:type="simple" xlink:href="https://www.d20pfsrd.com/skills/knowledge" text:style-name="Internet_20_link" text:visited-style-name="Visited_20_Internet_20_Link"><text:span text:style-name="T11">Knowledge</text:span></text:a><text:span text:style-name="T8"> (local) checks. Whenever these humans gain a rank in </text:span><text:a xlink:type="simple" xlink:href="https://www.d20pfsrd.com/skills/linguistics" text:style-name="Internet_20_link" text:visited-style-name="Visited_20_Internet_20_Link"><text:span text:style-name="T11">Linguistics</text:span></text:a><text:span text:style-name="T8">, they learn two languages rather than one.</text:span></text:p>
        </text:list-item>
      </text:list>
      <text:p text:style-name="P3"/>
      <text:p text:style-name="P3"/>
      <text:p text:style-name="P18">Orcs</text:p>
      <text:p text:style-name="P17">No other race exists in extremes like orcs. <text:s/>Long ago, the evil naga civilizations performed terrible experiments on all of the other humanoid races, trying make more useful servants. Unfortunately for their orcish prisoners, they learned that their natural makeup resulted in the best results with magical breading and created a plethora of creatures all known today as orc. <text:s/></text:p>
      <text:p text:style-name="P17">While there are still fiercely strong tribes of orcs roaming the lands of their ancestors, orcs can count amongst their number the brightest, wisest, quickest, or most charismatic people on the continent. <text:s/>Their appearance, can vary as often as their talents. <text:s/></text:p>
      <text:p text:style-name="P16"/>
      <text:p text:style-name="P10">FREE CHARACTER TRAITS</text:p>
      <text:list xml:id="list3060805768417068251" text:style-name="L18">
        <text:list-item>
          <text:p text:style-name="P34"><text:span text:style-name="T6">Ability Score Modifiers</text:span><text:span text:style-name="T8">: Orcs are brutal and extreme. They gain +6 </text:span><text:a xlink:type="simple" xlink:href="https://www.d20pfsrd.com/classes/core-classes/cleric/domains/paizo-domains/strength-domain" text:style-name="Internet_20_link" text:visited-style-name="Visited_20_Internet_20_Link"><text:span text:style-name="T11">Strength</text:span></text:a><text:span text:style-name="T8">, –2 </text:span><text:a xlink:type="simple" xlink:href="https://www.d20pfsrd.com/basics-ability-scores/ability-scores#TOC-Intelligence-Int-" text:style-name="Internet_20_link" text:visited-style-name="Visited_20_Internet_20_Link"><text:span text:style-name="T11">Intelligence</text:span></text:a><text:span text:style-name="T8">, –2 </text:span><text:a xlink:type="simple" xlink:href="https://www.d20pfsrd.com/basics-ability-scores/ability-scores#TOC-Wisdom-Wis-" text:style-name="Internet_20_link" text:visited-style-name="Visited_20_Internet_20_Link"><text:span text:style-name="T11">Wisdom</text:span></text:a><text:span text:style-name="T8">, and –2 </text:span><text:a xlink:type="simple" xlink:href="https://www.d20pfsrd.com/basics-ability-scores/ability-scores#TOC-Charisma-Cha-" text:style-name="Internet_20_link" text:visited-style-name="Visited_20_Internet_20_Link"><text:span text:style-name="T11">Charisma</text:span></text:a><text:span text:style-name="T8">.</text:span></text:p>
        </text:list-item>
        <text:list-item>
          <text:p text:style-name="P34"><text:span text:style-name="T6">Type</text:span><text:span text:style-name="T8">: Orcs are </text:span><text:a xlink:type="simple" xlink:href="https://www.d20pfsrd.com/bestiary/rules-for-monsters/creature-types#TOC-Humanoid" text:style-name="Internet_20_link" text:visited-style-name="Visited_20_Internet_20_Link"><text:span text:style-name="T11">humanoids</text:span></text:a><text:span text:style-name="T8"> with the </text:span><text:a xlink:type="simple" xlink:href="https://www.d20pfsrd.com/bestiary/rules-for-monsters/creature-types#subtype-orc" text:style-name="Internet_20_link" text:visited-style-name="Visited_20_Internet_20_Link"><text:span text:style-name="T11">orc</text:span></text:a><text:span text:style-name="T8"> subtype.</text:span></text:p>
        </text:list-item>
        <text:list-item>
          <text:p text:style-name="P49"><text:span text:style-name="T1">Size</text:span>: Orcs are Medium creatures and thus have no bonuses or penalties due to their size.</text:p>
        </text:list-item>
        <text:list-item>
          <text:p text:style-name="P49"><text:span text:style-name="T1">Base Speed</text:span>: Orcs have a base speed of 30 feet.</text:p>
        </text:list-item>
        <text:list-item>
          <text:p text:style-name="P34"><text:span text:style-name="T6">Languages</text:span><text:span text:style-name="T8">: Orcs begin play speaking Common and Orc. Orcs with high </text:span><text:a xlink:type="simple" xlink:href="https://www.d20pfsrd.com/basics-ability-scores/ability-scores#TOC-Intelligence-Int-" text:style-name="Internet_20_link" text:visited-style-name="Visited_20_Internet_20_Link"><text:span text:style-name="T11">Intelligence</text:span></text:a><text:span text:style-name="T8"> scores can chose from the following: Dwarven, Giant, Gnoll, Goblin, Undercommon.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list-item>
      </text:list>
      <text:p text:style-name="P16"/>
      <text:p text:style-name="P10">OPTIONAL CHARACTER TRAITS</text:p>
      <text:list xml:id="list842476750251070096" text:style-name="L19">
        <text:list-item>
          <text:p text:style-name="P35"><text:span text:style-name="T6">Ferocity</text:span><text:span text:style-name="T8">: Orcs possess the </text:span><text:a xlink:type="simple" xlink:href="https://www.d20pfsrd.com/bestiary/rules-for-monsters/universal-monster-rules#TOC-Ferocity-Ex-" text:style-name="Internet_20_link" text:visited-style-name="Visited_20_Internet_20_Link"><text:span text:style-name="T11">ferocity</text:span></text:a><text:span text:style-name="T8"> ability which allows them to remain conscious and continue fighting even if their hit point totals fall below 0. Orcs are still </text:span><text:a xlink:type="simple" xlink:href="https://www.d20pfsrd.com/gamemastering/conditions#TOC-Staggered" text:style-name="Internet_20_link" text:visited-style-name="Visited_20_Internet_20_Link"><text:span text:style-name="T11">staggered</text:span></text:a><text:span text:style-name="T8"> at 0 </text:span><text:a xlink:type="simple" xlink:href="https://www.d20pfsrd.com/gamemastering/combat#TOC-Hit-Points" text:style-name="Internet_20_link" text:visited-style-name="Visited_20_Internet_20_Link"><text:span text:style-name="T11">hit points</text:span></text:a><text:span text:style-name="T8"> or lower and lose 1 hit point each round as normal.</text:span></text:p>
        </text:list-item>
        <text:list-item>
          <text:p text:style-name="P50"><text:span text:style-name="T1">Weapon Familiarity</text:span>: Orcs are always proficient with greataxes and falchions, and treat any weapon with the word “orc” in its name as a martial weapon.</text:p>
        </text:list-item>
        <text:list-item>
          <text:p text:style-name="P50"><text:span text:style-name="T1">Darkvision (2 CP)</text:span>: Orcs can see perfectly in the dark up to 60 feet.</text:p>
        </text:list-item>
        <text:list-item>
          <text:p text:style-name="P52">Low Light Vision (1 CP):<text:span text:style-name="T5"> You gain low light vision.</text:span></text:p>
        </text:list-item>
      </text:list>
      <text:list xml:id="list1980833038633549536" text:style-name="L20">
        <text:list-item>
          <text:p text:style-name="P36"><text:span text:style-name="T7">Tusks:</text:span><text:span text:style-name="T8"> You have a large pair of teeth, enough to give you a 1d4+str damage bite attack.</text:span></text:p>
        </text:list-item>
        <text:list-item>
          <text:p text:style-name="P36"><text:span text:style-name="T6">Scent</text:span><text:span text:style-name="T8">: <text:s/>You gain the scent ability.</text:span></text:p>
        </text:list-item>
        <text:list-item>
          <text:p text:style-name="P36"><text:span text:style-name="T6">Test Subject</text:span><text:span text:style-name="T8">: While the civilized world long stopped experimenting on any humanoids, not all of the world is civilized. <text:s/>Spells that effect you have their duration increased by 1 round, if applicable. </text:span></text:p>
        </text:list-item>
        <text:list-item>
          <text:p text:style-name="P36"><text:span text:style-name="T7">“Well Rounded” (8 CP):</text:span><text:span text:style-name="T8"> You are well rounded, for an orc at least. <text:s/>Select and remove one of your negative ability score modifiers </text:span></text:p>
        </text:list-item>
        <text:list-item>
          <text:p text:style-name="P36"><text:span text:style-name="T6">Thick Skin</text:span><text:span text:style-name="T8">: You have unusually thick skin and gain a +1 bonus to natural armor</text:span></text:p>
        </text:list-item>
        <text:list-item>
          <text:p text:style-name="P36"><text:span text:style-name="T6">Stubborn</text:span><text:span text:style-name="T8">: You gain a +2 racial bonus to saving throws vs mind effecting spells and effects. </text:span></text:p>
        </text:list-item>
        <text:list-item>
          <text:p text:style-name="P55"><text:span text:style-name="T10">Descendant of Ushuk: (Good Alignments Only) <text:s text:c="2"/></text:span><text:span text:style-name="T9">You are a favored child of the Goddess Ushuk. This does not mean you are a descendant of hers, only that she selected you to carry her blessings. <text:s/>Any time you are risking your life to defend the innocent or defeat evil, gain +1 to AC and saves. </text:span></text:p>
        </text:list-item>
      </text:list>
      <text:p text:style-name="P3"/>
      <text:p text:style-name="P18">Clockwork Folk</text:p>
      <text:p text:style-name="P17">For centuries of existence, before the afterlives existed, souls had no where to go after death without magical intervention. <text:s/>Most lacked the means to afford a second life of their choice and, as a result, the world was flooded with wandering souls. <text:s/></text:p>
      <text:p text:style-name="P17">That was until an enterprising wizard by the name of Philip Huygens who studied the druid's ability to magically reincarnate souls and wrote a series of texts on the nature of magic, souls, and the physical world. <text:s/>These texts ultimately became the basis for a method to provide a willing soul with a constructed body and a new life.</text:p>
      <text:p text:style-name="P17">Philip, a good person by nature, refused to test this on anyone but himself and thankfully his theories proved correct. <text:s/>Unfortunately, like all clockwork beings and truly reincarnated souls, all his memories were lost in the process. <text:s/>Philip, the clockwork man of Farfell Arcane University, is the oldest known living creature on the continent.</text:p>
      <text:p text:style-name="P17">Today, few clockwork folk are created as they are expensive and most prefer to pass on to the afterlives. The average age of a clockwork folk is 1400 years old. </text:p>
      <text:p text:style-name="P17"/>
      <text:p text:style-name="P10">FREE CHARACTER TRAITS</text:p>
      <text:list xml:id="list302725062955021065" text:style-name="L21">
        <text:list-item>
          <text:p text:style-name="P37"><text:span text:style-name="T6">Ability Score Modifiers</text:span><text:span text:style-name="T8">: Clockwork Folk have swift reflexes and are very intelligent, but have difficulty relating to others. As a result, Clockwork Folk gain a +2 bonus to </text:span><text:a xlink:type="simple" xlink:href="https://www.d20pfsrd.com/basics-ability-scores/ability-scores#TOC-Dexterity-Dex-" text:style-name="Internet_20_link" text:visited-style-name="Visited_20_Internet_20_Link"><text:span text:style-name="T11">Dexterity</text:span></text:a><text:span text:style-name="T8"> and </text:span><text:a xlink:type="simple" xlink:href="https://www.d20pfsrd.com/basics-ability-scores/ability-scores#TOC-Intelligence-Int-" text:style-name="Internet_20_link" text:visited-style-name="Visited_20_Internet_20_Link"><text:span text:style-name="T11">Intelligence</text:span></text:a><text:span text:style-name="T8">, but suffer a –2 penalty to </text:span><text:a xlink:type="simple" xlink:href="https://www.d20pfsrd.com/basics-ability-scores/ability-scores#TOC-Charisma-Cha-" text:style-name="Internet_20_link" text:visited-style-name="Visited_20_Internet_20_Link"><text:span text:style-name="T11">Charisma</text:span></text:a><text:span text:style-name="T8">.</text:span></text:p>
        </text:list-item>
        <text:list-item>
          <text:p text:style-name="P51"><text:span text:style-name="T1">Size</text:span>: Clockwork Folk can be either medium or small creatures. <text:s/>Medium creatures have no bonuses or penalties due to their size. <text:s/>Small clockwork folk gain a +1 <text:a xlink:type="simple" xlink:href="https://www.d20pfsrd.com/basics-ability-scores/glossary#TOC-Size-Bonus" text:style-name="Internet_20_link" text:visited-style-name="Visited_20_Internet_20_Link"><text:span text:style-name="T30">size bonus</text:span></text:a> to their AC, a +1 <text:a xlink:type="simple" xlink:href="https://www.d20pfsrd.com/basics-ability-scores/glossary#TOC-Size-Bonus" text:style-name="Internet_20_link" text:visited-style-name="Visited_20_Internet_20_Link"><text:span text:style-name="T30">size bonus</text:span></text:a> on <text:a xlink:type="simple" xlink:href="https://www.d20pfsrd.com/gamemastering/combat#TOC-Attack-Roll" text:style-name="Internet_20_link" text:visited-style-name="Visited_20_Internet_20_Link"><text:span text:style-name="T30">attack rolls</text:span></text:a>, a –1 penalty to their <text:a xlink:type="simple" xlink:href="https://www.d20pfsrd.com/gamemastering/combat#TOC-Combat-Maneuver-Bonus" text:style-name="Internet_20_link" text:visited-style-name="Visited_20_Internet_20_Link"><text:span text:style-name="T30">Combat Maneuver Bonus</text:span></text:a> and <text:a xlink:type="simple" xlink:href="https://www.d20pfsrd.com/gamemastering/combat#TOC-Combat-Maneuver-Defense" text:style-name="Internet_20_link" text:visited-style-name="Visited_20_Internet_20_Link"><text:span text:style-name="T30">Combat Maneuver Defense</text:span></text:a>, and a +4 size bonus on <text:a xlink:type="simple" xlink:href="https://www.d20pfsrd.com/skills/stealth" text:style-name="Internet_20_link" text:visited-style-name="Visited_20_Internet_20_Link"><text:span text:style-name="T30">Stealth</text:span></text:a> checks.</text:p>
        </text:list-item>
        <text:list-item>
          <text:p text:style-name="P51"><text:span text:style-name="T1">Base Speed</text:span>: Clockwork Folk have a base speed that varies by size. <text:s/>If they are medium it is 30 feet. <text:s/>Small clockwork folk have a 20 foot movement speed.</text:p>
        </text:list-item>
        <text:list-item>
          <text:p text:style-name="P37"><text:span text:style-name="T6">Languages</text:span><text:span text:style-name="T8">: Clockwork Folk begin play speaking Common. Clockwork Folk with high </text:span><text:a xlink:type="simple" xlink:href="https://www.d20pfsrd.com/basics-ability-scores/ability-scores#TOC-Intelligence-Int-" text:style-name="Internet_20_link" text:visited-style-name="Visited_20_Internet_20_Link"><text:span text:style-name="T11">Intelligence</text:span></text:a><text:span text:style-name="T8"> can choose any languages they want (except secret languages, such as Druidic). See the </text:span><text:a xlink:type="simple" xlink:href="https://www.d20pfsrd.com/skills/linguistics" text:style-name="Internet_20_link" text:visited-style-name="Visited_20_Internet_20_Link"><text:span text:style-name="T11">Linguistics skill page</text:span></text:a><text:span text:style-name="T8"> for more information about these languages.</text:span></text:p>
        </text:list-item>
      </text:list>
      <text:p text:style-name="P12">OPTIONAL CHARACTER TRAITS</text:p>
      <text:list xml:id="list3642465550728967059" text:style-name="L22">
        <text:list-item>
          <text:p text:style-name="P38"><text:span text:style-name="T6">Always Alert</text:span><text:span text:style-name="T8">: Clockwork Folk do not sleep and gain a +2 </text:span><text:a xlink:type="simple" xlink:href="https://www.d20pfsrd.com/basics-ability-scores/glossary#TOC-Racial-Bonus" text:style-name="Internet_20_link" text:visited-style-name="Visited_20_Internet_20_Link"><text:span text:style-name="T11">racial bonus</text:span></text:a><text:span text:style-name="T8"> on </text:span><text:a xlink:type="simple" xlink:href="https://www.d20pfsrd.com/skills/perception" text:style-name="Internet_20_link" text:visited-style-name="Visited_20_Internet_20_Link"><text:span text:style-name="T11">Perception</text:span></text:a><text:span text:style-name="T8"> checks.</text:span></text:p>
        </text:list-item>
        <text:list-item>
          <text:p text:style-name="P54"><text:span text:style-name="T28">Logical</text:span><text:span text:style-name="T4">: Clockwork Folk have problems processing emotions properly, and thus take a –4 penalty on </text:span><text:a xlink:type="simple" xlink:href="https://www.d20pfsrd.com/skills/sense-motive" text:style-name="Internet_20_link" text:visited-style-name="Visited_20_Internet_20_Link"><text:span text:style-name="T29">Sense Motive</text:span></text:a><text:span text:style-name="T4"> checks </text:span></text:p>
        </text:list-item>
        <text:list-item>
          <text:p text:style-name="P56"><text:span text:style-name="T10">Light Construction(4CP): </text:span><text:span text:style-name="T9">You are built of lighter materials. <text:s/>You gain +1 bonus to reflex saves and your base speed increases by 5 feet. <text:s text:c="2"/>In addition, you suffer a -1 penalty to AC and fortitude saves. This may be taken more than once.</text:span></text:p>
        </text:list-item>
        <text:list-item>
          <text:p text:style-name="P56"><text:span text:style-name="T10">Fortified Construction(5CP):</text:span><text:span text:style-name="T9">You are built of much tougher materials. <text:s/>You gain +1 bonus to AC and fortitude saves. <text:s text:c="2"/>In addition, you suffer a -1 penalty to reflex saves and your base speed decreases by 10 feet. This may be taken more than once.</text:span></text:p>
        </text:list-item>
        <text:list-item>
          <text:p text:style-name="P56"><text:span text:style-name="T10">Magically Conductive Construction(5CP): </text:span><text:span text:style-name="T9">You have been built with magically conductive materials. Magical power flows through you with extreme ease. <text:s/>Any arcane spell you cast is treated as though it was cast at +1 caster level for all purposes. <text:s/>Any arcane spell that effects you is also treated as though it was cast at +1 caster level, only for the purposes of how it effects you. <text:s/>(For example, if you are included in a fireball cast at level 10, you will take 11d6 damage and the save DC will be +1 higher. ) <text:s/>In addition, you suffer a -1 penalty to saves vs arcane spells. <text:s/>This can be taken more than once. </text:span></text:p>
        </text:list-item>
        <text:list-item>
          <text:p text:style-name="P56"><text:span text:style-name="T10">Natural Construction(4CP):</text:span><text:span text:style-name="T9"> A few, particularly strange few wizards created a method to bind a soul to living plants. <text:s/>You gain the plant subtype, and any spell that effects plants also functions on you. </text:span></text:p>
          <text:p text:style-name="P53"><text:soft-pag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 svg:font-family="'Trebuchet MS', Verdana, sans-serif"/>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24T08:36:09.98</meta:creation-date>
    <dc:date>2021-08-15T09:31:02.47</dc:date>
    <meta:editing-duration>P15DT16H23M44S</meta:editing-duration>
    <meta:editing-cycles>26</meta:editing-cycles>
    <meta:generator>OpenOffice/4.1.5$Win32 OpenOffice.org_project/415m1$Build-9789</meta:generator>
    <meta:document-statistic meta:table-count="0" meta:image-count="0" meta:object-count="0" meta:page-count="19" meta:paragraph-count="261" meta:word-count="9518" meta:character-count="56028"/>
  </office:meta>
</office:document-meta>
</file>